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2mm"/>
    </style:style>
    <style:style style:name="co2" style:family="table-column">
      <style:table-column-properties fo:break-before="auto" style:column-width="64.54mm"/>
    </style:style>
    <style:style style:name="co3" style:family="table-column">
      <style:table-column-properties fo:break-before="auto" style:column-width="27.9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7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08"/>
    <style:style style:name="ce4" style:family="table-cell" style:parent-style-name="Default" style:data-style-name="N108">
      <style:table-cell-properties fo:background-color="#ffff00"/>
    </style:style>
    <style:style style:name="ce11" style:family="table-cell" style:parent-style-name="Default" style:data-style-name="N108">
      <style:table-cell-properties fo:background-color="transparent"/>
    </style:style>
    <style:style style:name="ce8" style:family="table-cell" style:parent-style-name="Default">
      <style:table-cell-properties fo:padding-bottom="0.35mm" fo:padding-left="1.99mm" fo:padding-right="0.35mm" fo:padding-top="0.35mm"/>
    </style:style>
    <style:style style:name="ce5" style:family="table-cell" style:parent-style-name="Default" style:data-style-name="N109"/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41">
      <style:table-cell-properties fo:background-color="#ffff00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2" style:family="table-cell" style:parent-style-name="Default" style:data-style-name="N109">
      <style:table-cell-properties fo:background-color="#ffff00"/>
    </style:style>
    <style:style style:name="ce10" style:family="table-cell" style:parent-style-name="Default" style:data-style-name="N112"/>
    <style:style style:name="ce2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3" table:number-columns-repeated="2" table:default-cell-style-name="ce5"/>
        <table:table-column table:style-name="co1" table:default-cell-style-name="ce6"/>
        <table:table-column table:style-name="co3" table:number-columns-repeated="2" table:default-cell-style-name="ce5"/>
        <table:table-column table:style-name="co1" table:default-cell-style-name="ce5"/>
        <table:table-column table:style-name="co4" table:default-cell-style-name="ce10"/>
        <table:table-column table:style-name="co5" table:default-cell-style-name="ce2"/>
        <table:table-column table:style-name="co6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Run Descrip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ource start</text:p>
          </table:table-cell>
          <table:table-cell office:value-type="string" calcext:value-type="string">
            <text:p>Source end</text:p>
          </table:table-cell>
          <table:table-cell/>
          <table:table-cell office:value-type="string" calcext:value-type="string">
            <text:p>Diff</text:p>
          </table:table-cell>
          <table:table-cell office:value-type="string" calcext:value-type="string">
            <text:p>Run Length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table:style-name="ce4"/>
          <table:table-cell office:value-type="string" calcext:value-type="string">
            <text:p>-&gt; background color indicates extra editing, either in text or durations</text:p>
          </table:table-cell>
          <table:table-cell table:number-columns-repeated="2"/>
          <table:table-cell table:style-name="ce17"/>
          <table:table-cell office:value-type="string" calcext:value-type="string">
            <text:p>-&gt; subtitles from theatrical or other source, everything else is from the extended edition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vie 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Old Bilbo starts writing</text:p>
          </table:table-cell>
          <table:table-cell office:value-type="time" office:time-value="PT00H01M04.729S" calcext:value-type="time">
            <text:p>00:01:04,729</text:p>
          </table:table-cell>
          <table:table-cell office:value-type="time" office:time-value="PT00H01M55.384S" calcext:value-type="time">
            <text:p>00:01:55,384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01M04.729S" calcext:value-type="time">
            <text:p>00:01:04,729</text:p>
          </table:table-cell>
          <table:table-cell table:formula="of:=[.F5]+[.J5]" office:value-type="time" office:time-value="PT00H01M55.384S" calcext:value-type="time">
            <text:p>00:01:55,384</text:p>
          </table:table-cell>
          <table:table-cell/>
          <table:table-cell table:formula="of:=[.C5]-[.F5]" office:value-type="time" office:time-value="PT00H00M00S" calcext:value-type="time">
            <text:p>00:00:00,000</text:p>
          </table:table-cell>
          <table:table-cell table:formula="of:=[.D5]-[.C5]" office:value-type="time" office:time-value="PT00H00M50.655S" calcext:value-type="time">
            <text:p>00:00:50</text:p>
          </table:table-cell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002</text:p>
          </table:table-cell>
          <table:table-cell office:value-type="string" calcext:value-type="string">
            <text:p>Writes story in Hobbitton</text:p>
          </table:table-cell>
          <table:table-cell office:value-type="time" office:time-value="PT00H01M55.742S" calcext:value-type="time">
            <text:p>00:01:55,742</text:p>
          </table:table-cell>
          <table:table-cell office:value-type="time" office:time-value="PT00H02M23.641S" calcext:value-type="time">
            <text:p>00:02:23,641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10M19.742S" calcext:value-type="time">
            <text:p>00:10:19,742</text:p>
          </table:table-cell>
          <table:table-cell table:formula="of:=[.F6]+[.J6]" office:value-type="time" office:time-value="PT00H10M47.641S" calcext:value-type="time">
            <text:p>00:10:47,641</text:p>
          </table:table-cell>
          <table:table-cell/>
          <table:table-cell table:formula="of:=[.C6]-[.F6]" office:value-type="time" office:time-value="-PT00H08M24S" calcext:value-type="time">
            <text:p>-00:08:24,000</text:p>
          </table:table-cell>
          <table:table-cell table:formula="of:=[.D6]-[.C6]" office:value-type="time" office:time-value="PT00H00M27.899S" calcext:value-type="time">
            <text:p>00:00:27</text:p>
          </table:table-cell>
          <table:table-cell/>
          <table:table-cell office:value-type="string" calcext:value-type="string">
            <text:p>Last line needs to be short enough, e.g. 2.5s</text:p>
          </table:table-cell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Old Bilbo smoking on a bench before titles</text:p>
          </table:table-cell>
          <table:table-cell office:value-type="time" office:time-value="PT00H02M23.641S" calcext:value-type="time">
            <text:p>00:02:23,641</text:p>
          </table:table-cell>
          <table:table-cell office:value-type="time" office:time-value="PT00H03M00.775S" calcext:value-type="time">
            <text:p>00:03:00,775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13M43.904S" calcext:value-type="time">
            <text:p>00:13:43,904</text:p>
          </table:table-cell>
          <table:table-cell table:formula="of:=[.F7]+[.J7]" office:value-type="time" office:time-value="PT00H14M21.038S" calcext:value-type="time">
            <text:p>00:14:21,038</text:p>
          </table:table-cell>
          <table:table-cell/>
          <table:table-cell table:formula="of:=[.C7]-[.F7]" office:value-type="time" office:time-value="-PT00H11M20.263S" calcext:value-type="time">
            <text:p>-00:11:20,263</text:p>
          </table:table-cell>
          <table:table-cell table:formula="of:=[.D7]-[.C7]" office:value-type="time" office:time-value="PT00H00M37.134S" calcext:value-type="time">
            <text:p>00:00:3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“60 years earlier”</text:p>
          </table:table-cell>
          <table:table-cell office:value-type="time" office:time-value="PT00H02M55.803S" calcext:value-type="time">
            <text:p>00:02:55,803</text:p>
          </table:table-cell>
          <table:table-cell office:value-type="time" office:time-value="PT00H02M59.403S" calcext:value-type="time">
            <text:p>00:02:59,403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14M16.52S" calcext:value-type="time">
            <text:p>00:14:16,520</text:p>
          </table:table-cell>
          <table:table-cell table:formula="of:=[.F8]+[.J8]" office:value-type="time" office:time-value="PT00H14M20.12S" calcext:value-type="time">
            <text:p>00:14:20,120</text:p>
          </table:table-cell>
          <table:table-cell/>
          <table:table-cell table:formula="of:=[.C8]-[.F8]" office:value-type="time" office:time-value="-PT00H11M20.717S" calcext:value-type="time">
            <text:p>-00:11:20,717</text:p>
          </table:table-cell>
          <table:table-cell table:formula="of:=[.D8]-[.C8]" office:value-type="time" office:time-value="PT00H00M03.6S" calcext:value-type="time">
            <text:p>00:00:03</text:p>
          </table:table-cell>
          <table:table-cell/>
          <table:table-cell office:value-type="string" calcext:value-type="string">
            <text:p>The “60 years earlier” caption, Needed for translations in other languages</text:p>
          </table:table-cell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Bilbo “good mornings” Gandalf</text:p>
          </table:table-cell>
          <table:table-cell office:value-type="time" office:time-value="PT00H03M00.775S" calcext:value-type="time">
            <text:p>00:03:00,775</text:p>
          </table:table-cell>
          <table:table-cell office:value-type="time" office:time-value="PT00H05M29.794S" calcext:value-type="time">
            <text:p>00:05:29,794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14M21.775S" calcext:value-type="time">
            <text:p>00:14:21,775</text:p>
          </table:table-cell>
          <table:table-cell table:formula="of:=[.F9]+[.J9]" office:value-type="time" office:time-value="PT00H16M50.794S" calcext:value-type="time">
            <text:p>00:16:50,794</text:p>
          </table:table-cell>
          <table:table-cell/>
          <table:table-cell table:formula="of:=[.C9]-[.F9]" office:value-type="time" office:time-value="-PT00H11M21S" calcext:value-type="time">
            <text:p>-00:11:21,000</text:p>
          </table:table-cell>
          <table:table-cell table:formula="of:=[.D9]-[.C9]" office:value-type="time" office:time-value="PT00H02M29.019S" calcext:value-type="time">
            <text:p>00:02:29</text:p>
          </table:table-cell>
          <table:table-cell table:number-columns-repeated="2"/>
        </table:table-row>
        <table:table-row table:style-name="ro1">
          <table:table-cell table:style-name="ce4" office:value-type="float" office:value="6" calcext:value-type="float">
            <text:p>006</text:p>
          </table:table-cell>
          <table:table-cell office:value-type="string" calcext:value-type="string">
            <text:p>Dwarves arrive</text:p>
          </table:table-cell>
          <table:table-cell office:value-type="time" office:time-value="PT00H06M49.413S" calcext:value-type="time">
            <text:p>00:06:49,413</text:p>
          </table:table-cell>
          <table:table-cell office:value-type="time" office:time-value="PT00H10M39.7S" calcext:value-type="time">
            <text:p>00:10:39,700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19M26.413S" calcext:value-type="time">
            <text:p>00:19:26,413</text:p>
          </table:table-cell>
          <table:table-cell table:formula="of:=[.F10]+[.J10]" office:value-type="time" office:time-value="PT00H23M16.7S" calcext:value-type="time">
            <text:p>00:23:16,700</text:p>
          </table:table-cell>
          <table:table-cell/>
          <table:table-cell table:formula="of:=[.C10]-[.F10]" office:value-type="time" office:time-value="-PT00H12M37S" calcext:value-type="time">
            <text:p>-00:12:37,000</text:p>
          </table:table-cell>
          <table:table-cell table:formula="of:=[.D10]-[.C10]" office:value-type="time" office:time-value="PT00H03M50.287S" calcext:value-type="time">
            <text:p>00:03:50</text:p>
          </table:table-cell>
          <table:table-cell/>
          <table:table-cell office:value-type="string" calcext:value-type="string">
            <text:p>Last line needs to be just 1,4 seconds long so it doesn’t clash with next run</text:p>
          </table:table-cell>
        </table:table-row>
        <table:table-row table:style-name="ro1">
          <table:table-cell table:style-name="ce4" office:value-type="float" office:value="7" calcext:value-type="float">
            <text:p>007</text:p>
          </table:table-cell>
          <table:table-cell office:value-type="string" calcext:value-type="string">
            <text:p>Supper background dialogue</text:p>
          </table:table-cell>
          <table:table-cell office:value-type="time" office:time-value="PT00H10M39.813S" calcext:value-type="time">
            <text:p>00:10:39,813</text:p>
          </table:table-cell>
          <table:table-cell office:value-type="time" office:time-value="PT00H10M42S" calcext:value-type="time">
            <text:p>00:10:42,000</text:p>
          </table:table-cell>
          <table:table-cell table:style-name="ce15" office:value-type="string" calcext:value-type="string">
            <text:p>THE</text:p>
          </table:table-cell>
          <table:table-cell office:value-type="time" office:time-value="PT00H20M50.832S" calcext:value-type="time">
            <text:p>00:20:50,832</text:p>
          </table:table-cell>
          <table:table-cell office:value-type="time" office:time-value="PT00H23M43.21S" calcext:value-type="time">
            <text:p>00:23:43,210</text:p>
          </table:table-cell>
          <table:table-cell/>
          <table:table-cell table:formula="of:=[.C11]-[.F11]" office:value-type="time" office:time-value="-PT00H10M11.019S" calcext:value-type="time">
            <text:p>-00:10:11,019</text:p>
          </table:table-cell>
          <table:table-cell table:formula="of:=[.D11]-[.C11]" office:value-type="time" office:time-value="PT00H00M02.187S" calcext:value-type="time">
            <text:p>00:00:02</text:p>
          </table:table-cell>
          <table:table-cell/>
          <table:table-cell office:value-type="string" calcext:value-type="string">
            <text:p>Short length is important (e.g. 2.1s), must stop at “not my wine!”</text:p>
          </table:table-cell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Supper scenes &amp; the plan</text:p>
          </table:table-cell>
          <table:table-cell office:value-type="time" office:time-value="PT00H10M42S" calcext:value-type="time">
            <text:p>00:10:42,000</text:p>
          </table:table-cell>
          <table:table-cell office:value-type="time" office:time-value="PT00H28M15.256S" calcext:value-type="time">
            <text:p>00:28:15,256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23M43.211S" calcext:value-type="time">
            <text:p>00:23:43,211</text:p>
          </table:table-cell>
          <table:table-cell table:formula="of:=[.F12]+[.J12]" office:value-type="time" office:time-value="PT00H41M16.467S" calcext:value-type="time">
            <text:p>00:41:16,467</text:p>
          </table:table-cell>
          <table:table-cell/>
          <table:table-cell table:formula="of:=[.C12]-[.F12]" office:value-type="time" office:time-value="-PT00H13M01.211S" calcext:value-type="time">
            <text:p>-00:13:01,211</text:p>
          </table:table-cell>
          <table:table-cell table:formula="of:=[.D12]-[.C12]" office:value-type="time" office:time-value="PT00H17M33.256S" calcext:value-type="time">
            <text:p>00:17:3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Waking up</text:p>
          </table:table-cell>
          <table:table-cell office:value-type="time" office:time-value="PT00H28M54.594S" calcext:value-type="time">
            <text:p>00:28:54,594</text:p>
          </table:table-cell>
          <table:table-cell office:value-type="time" office:time-value="PT00H33M20.273S" calcext:value-type="time">
            <text:p>00:33:20,273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41M55.594S" calcext:value-type="time">
            <text:p>00:41:55,594</text:p>
          </table:table-cell>
          <table:table-cell table:formula="of:=[.F13]+[.J13]" office:value-type="time" office:time-value="PT00H46M21.273S" calcext:value-type="time">
            <text:p>00:46:21,273</text:p>
          </table:table-cell>
          <table:table-cell/>
          <table:table-cell table:formula="of:=[.C13]-[.F13]" office:value-type="time" office:time-value="-PT00H13M01S" calcext:value-type="time">
            <text:p>-00:13:01,000</text:p>
          </table:table-cell>
          <table:table-cell table:formula="of:=[.D13]-[.C13]" office:value-type="time" office:time-value="PT00H04M25.679S" calcext:value-type="time">
            <text:p>00:04: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Orcs flashback</text:p>
          </table:table-cell>
          <table:table-cell office:value-type="time" office:time-value="PT00H33M59.19S" calcext:value-type="time">
            <text:p>00:33:59,190</text:p>
          </table:table-cell>
          <table:table-cell office:value-type="time" office:time-value="PT00H39M32.476S" calcext:value-type="time">
            <text:p>00:39:32,476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47M00.19S" calcext:value-type="time">
            <text:p>00:47:00,190</text:p>
          </table:table-cell>
          <table:table-cell table:formula="of:=[.F14]+[.J14]" office:value-type="time" office:time-value="PT00H52M33.476S" calcext:value-type="time">
            <text:p>00:52:33,476</text:p>
          </table:table-cell>
          <table:table-cell/>
          <table:table-cell table:formula="of:=[.C14]-[.F14]" office:value-type="time" office:time-value="-PT00H13M01S" calcext:value-type="time">
            <text:p>-00:13:01,000</text:p>
          </table:table-cell>
          <table:table-cell table:formula="of:=[.D14]-[.C14]" office:value-type="time" office:time-value="PT00H05M33.286S" calcext:value-type="time">
            <text:p>00:05:3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Rainy day</text:p>
          </table:table-cell>
          <table:table-cell office:value-type="time" office:time-value="PT00H39M57.151S" calcext:value-type="time">
            <text:p>00:39:57,151</text:p>
          </table:table-cell>
          <table:table-cell office:value-type="time" office:time-value="PT00H40M14.084S" calcext:value-type="time">
            <text:p>00:40:14,084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53M18.151S" calcext:value-type="time">
            <text:p>00:53:18,151</text:p>
          </table:table-cell>
          <table:table-cell table:formula="of:=[.F15]+[.J15]" office:value-type="time" office:time-value="PT00H53M35.084S" calcext:value-type="time">
            <text:p>00:53:35,084</text:p>
          </table:table-cell>
          <table:table-cell/>
          <table:table-cell table:formula="of:=[.C15]-[.F15]" office:value-type="time" office:time-value="-PT00H13M21S" calcext:value-type="time">
            <text:p>-00:13:21,000</text:p>
          </table:table-cell>
          <table:table-cell table:formula="of:=[.D15]-[.C15]" office:value-type="time" office:time-value="PT00H00M16.933S" calcext:value-type="time">
            <text:p>00:00: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Camping near the trolls</text:p>
          </table:table-cell>
          <table:table-cell office:value-type="time" office:time-value="PT00H40M26.411S" calcext:value-type="time">
            <text:p>00:40:26,411</text:p>
          </table:table-cell>
          <table:table-cell office:value-type="time" office:time-value="PT00H47M55.025S" calcext:value-type="time">
            <text:p>00:47:55,025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58M20.411S" calcext:value-type="time">
            <text:p>00:58:20,411</text:p>
          </table:table-cell>
          <table:table-cell table:formula="of:=[.F16]+[.J16]" office:value-type="time" office:time-value="PT01H05M49.025S" calcext:value-type="time">
            <text:p>01:05:49,025</text:p>
          </table:table-cell>
          <table:table-cell/>
          <table:table-cell table:formula="of:=[.C16]-[.F16]" office:value-type="time" office:time-value="-PT00H17M54S" calcext:value-type="time">
            <text:p>-00:17:54,000</text:p>
          </table:table-cell>
          <table:table-cell table:formula="of:=[.D16]-[.C16]" office:value-type="time" office:time-value="PT00H07M28.614S" calcext:value-type="time">
            <text:p>00:07:28</text:p>
          </table:table-cell>
          <table:table-cell table:number-columns-repeated="2"/>
        </table:table-row>
        <table:table-row table:style-name="ro1">
          <table:table-cell table:style-name="ce4" office:value-type="float" office:value="13" calcext:value-type="float">
            <text:p>013</text:p>
          </table:table-cell>
          <table:table-cell office:value-type="string" calcext:value-type="string">
            <text:p>Someone yelling to stand up</text:p>
          </table:table-cell>
          <table:table-cell office:value-type="time" office:time-value="PT00H48M24.727S" calcext:value-type="time">
            <text:p>00:48:24,727</text:p>
          </table:table-cell>
          <table:table-cell office:value-type="time" office:time-value="PT00H48M27.142S" calcext:value-type="time">
            <text:p>00:48:27,142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07M04.727S" calcext:value-type="time">
            <text:p>01:07:04,727</text:p>
          </table:table-cell>
          <table:table-cell table:formula="of:=[.F17]+[.J17]" office:value-type="time" office:time-value="PT01H07M07.142S" calcext:value-type="time">
            <text:p>01:07:07,142</text:p>
          </table:table-cell>
          <table:table-cell/>
          <table:table-cell table:formula="of:=[.C17]-[.F17]" office:value-type="time" office:time-value="-PT00H18M40S" calcext:value-type="time">
            <text:p>-00:18:40,000</text:p>
          </table:table-cell>
          <table:table-cell table:formula="of:=[.D17]-[.C17]" office:value-type="time" office:time-value="PT00H00M02.415S" calcext:value-type="time">
            <text:p>00:00:02</text:p>
          </table:table-cell>
          <table:table-cell/>
          <table:table-cell office:value-type="string" calcext:value-type="string">
            <text:p>Must be merged into 1 line, mind length</text:p>
          </table:table-cell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Troll Fight, capture &amp; aftermath</text:p>
          </table:table-cell>
          <table:table-cell office:value-type="time" office:time-value="PT00H48M27.144S" calcext:value-type="time">
            <text:p>00:48:27,144</text:p>
          </table:table-cell>
          <table:table-cell office:value-type="time" office:time-value="PT00H52M33.438S" calcext:value-type="time">
            <text:p>00:52:33,438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07M07.271S" calcext:value-type="time">
            <text:p>01:07:07,271</text:p>
          </table:table-cell>
          <table:table-cell table:formula="of:=[.F18]+[.J18]" office:value-type="time" office:time-value="PT01H11M13.565S" calcext:value-type="time">
            <text:p>01:11:13,565</text:p>
          </table:table-cell>
          <table:table-cell/>
          <table:table-cell table:formula="of:=[.C18]-[.F18]" office:value-type="time" office:time-value="-PT00H18M40.127S" calcext:value-type="time">
            <text:p>-00:18:40,127</text:p>
          </table:table-cell>
          <table:table-cell table:formula="of:=[.D18]-[.C18]" office:value-type="time" office:time-value="PT00H04M06.294S" calcext:value-type="time">
            <text:p>00:04:0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The troll cave</text:p>
          </table:table-cell>
          <table:table-cell office:value-type="time" office:time-value="PT00H52M35.263S" calcext:value-type="time">
            <text:p>00:52:35,263</text:p>
          </table:table-cell>
          <table:table-cell office:value-type="time" office:time-value="PT00H55M44.155S" calcext:value-type="time">
            <text:p>00:55:44,155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11M32.119S" calcext:value-type="time">
            <text:p>01:11:32,119</text:p>
          </table:table-cell>
          <table:table-cell table:formula="of:=[.F19]+[.J19]" office:value-type="time" office:time-value="PT01H14M41.011S" calcext:value-type="time">
            <text:p>01:14:41,011</text:p>
          </table:table-cell>
          <table:table-cell/>
          <table:table-cell table:formula="of:=[.C19]-[.F19]" office:value-type="time" office:time-value="-PT00H18M56.856S" calcext:value-type="time">
            <text:p>-00:18:56,856</text:p>
          </table:table-cell>
          <table:table-cell table:formula="of:=[.D19]-[.C19]" office:value-type="time" office:time-value="PT00H03M08.892S" calcext:value-type="time">
            <text:p>00:03:08</text:p>
          </table:table-cell>
          <table:table-cell/>
          <table:table-cell office:value-type="string" calcext:value-type="string">
            <text:p>Starts with a bit of the discussion between Thorin and Gandalf from last run</text:p>
          </table:table-cell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Journey to Imladris</text:p>
          </table:table-cell>
          <table:table-cell office:value-type="time" office:time-value="PT00H56M33.09S" calcext:value-type="time">
            <text:p>00:56:33,090</text:p>
          </table:table-cell>
          <table:table-cell office:value-type="time" office:time-value="PT00H59M30.098S" calcext:value-type="time">
            <text:p>00:59:30,098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26M16.836S" calcext:value-type="time">
            <text:p>01:26:16,836</text:p>
          </table:table-cell>
          <table:table-cell table:formula="of:=[.F20]+[.J20]" office:value-type="time" office:time-value="PT01H29M13.844S" calcext:value-type="time">
            <text:p>01:29:13,844</text:p>
          </table:table-cell>
          <table:table-cell/>
          <table:table-cell table:formula="of:=[.C20]-[.F20]" office:value-type="time" office:time-value="-PT00H29M43.746S" calcext:value-type="time">
            <text:p>-00:29:43,746</text:p>
          </table:table-cell>
          <table:table-cell table:formula="of:=[.D20]-[.C20]" office:value-type="time" office:time-value="PT00H02M57.008S" calcext:value-type="time">
            <text:p>00:02:5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Gandalf greets Elrond, speaks Sindarin</text:p>
          </table:table-cell>
          <table:table-cell office:value-type="time" office:time-value="PT00H59M30.898S" calcext:value-type="time">
            <text:p>00:59:30,898</text:p>
          </table:table-cell>
          <table:table-cell office:value-type="time" office:time-value="PT00H59M39.418S" calcext:value-type="time">
            <text:p>00:59:39,418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29M15.56S" calcext:value-type="time">
            <text:p>01:29:15,560</text:p>
          </table:table-cell>
          <table:table-cell table:formula="of:=[.F21]+[.J21]" office:value-type="time" office:time-value="PT01H29M24.08S" calcext:value-type="time">
            <text:p>01:29:24,080</text:p>
          </table:table-cell>
          <table:table-cell/>
          <table:table-cell table:formula="of:=[.C21]-[.F21]" office:value-type="time" office:time-value="-PT00H29M44.662S" calcext:value-type="time">
            <text:p>-00:29:44,662</text:p>
          </table:table-cell>
          <table:table-cell table:formula="of:=[.D21]-[.C21]" office:value-type="time" office:time-value="PT00H00M08.52S" calcext:value-type="time">
            <text:p>00:00:08</text:p>
          </table:table-cell>
          <table:table-cell/>
          <table:table-cell office:value-type="string" calcext:value-type="string">
            <text:p>Baked in subtitles in English in movie, subtitles in other languages needed</text:p>
          </table:table-cell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Greeting by Lord Elrond</text:p>
          </table:table-cell>
          <table:table-cell office:value-type="time" office:time-value="PT00H59M47.322S" calcext:value-type="time">
            <text:p>00:59:47,322</text:p>
          </table:table-cell>
          <table:table-cell office:value-type="time" office:time-value="PT01H00M52.076S" calcext:value-type="time">
            <text:p>01:00:52,076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29M46.42S" calcext:value-type="time">
            <text:p>01:29:46,420</text:p>
          </table:table-cell>
          <table:table-cell table:formula="of:=[.F22]+[.J22]" office:value-type="time" office:time-value="PT01H30M51.174S" calcext:value-type="time">
            <text:p>01:30:51,174</text:p>
          </table:table-cell>
          <table:table-cell/>
          <table:table-cell table:formula="of:=[.C22]-[.F22]" office:value-type="time" office:time-value="-PT00H29M59.098S" calcext:value-type="time">
            <text:p>-00:29:59,098</text:p>
          </table:table-cell>
          <table:table-cell table:formula="of:=[.D22]-[.C22]" office:value-type="time" office:time-value="PT00H01M04.754S" calcext:value-type="time">
            <text:p>00:01:04</text:p>
          </table:table-cell>
          <table:table-cell table:number-columns-repeated="2"/>
        </table:table-row>
        <table:table-row table:style-name="ro1">
          <table:table-cell table:style-name="ce4" office:value-type="float" office:value="19" calcext:value-type="float">
            <text:p>019</text:p>
          </table:table-cell>
          <table:table-cell office:value-type="string" calcext:value-type="string">
            <text:p>Elrond values Gondolin swords</text:p>
          </table:table-cell>
          <table:table-cell office:value-type="time" office:time-value="PT01H01M12.379S" calcext:value-type="time">
            <text:p>01:01:12,379</text:p>
          </table:table-cell>
          <table:table-cell office:value-type="time" office:time-value="PT01H01M56.672S" calcext:value-type="time">
            <text:p>01:01:56,672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31M51.379S" calcext:value-type="time">
            <text:p>01:31:51,379</text:p>
          </table:table-cell>
          <table:table-cell table:formula="of:=[.F23]+[.J23]" office:value-type="time" office:time-value="PT01H32M35.672S" calcext:value-type="time">
            <text:p>01:32:35,672</text:p>
          </table:table-cell>
          <table:table-cell/>
          <table:table-cell table:formula="of:=[.C23]-[.F23]" office:value-type="time" office:time-value="-PT00H30M39S" calcext:value-type="time">
            <text:p>-00:30:39,000</text:p>
          </table:table-cell>
          <table:table-cell table:formula="of:=[.D23]-[.C23]" office:value-type="time" office:time-value="PT00H00M44.293S" calcext:value-type="time">
            <text:p>00:00:44</text:p>
          </table:table-cell>
          <table:table-cell/>
          <table:table-cell office:value-type="string" calcext:value-type="string">
            <text:p>The orc ambush in the last line of dialog needs to be edited out</text:p>
          </table:table-cell>
        </table:table-row>
        <table:table-row table:style-name="ro1">
          <table:table-cell table:style-name="ce4" office:value-type="float" office:value="20" calcext:value-type="float">
            <text:p>020</text:p>
          </table:table-cell>
          <table:table-cell office:value-type="string" calcext:value-type="string">
            <text:p>End of dinner scene</text:p>
          </table:table-cell>
          <table:table-cell office:value-type="time" office:time-value="PT01H01M57.299S" calcext:value-type="time">
            <text:p>01:01:57,299</text:p>
          </table:table-cell>
          <table:table-cell office:value-type="time" office:time-value="PT01H02M02.299S" calcext:value-type="time">
            <text:p>01:02:02,299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32M40S" calcext:value-type="time">
            <text:p>01:32:40,000</text:p>
          </table:table-cell>
          <table:table-cell table:formula="of:=[.F24]+[.J24]" office:value-type="time" office:time-value="PT01H32M45S" calcext:value-type="time">
            <text:p>01:32:45,000</text:p>
          </table:table-cell>
          <table:table-cell/>
          <table:table-cell table:formula="of:=[.C24]-[.F24]" office:value-type="time" office:time-value="-PT00H30M42.701S" calcext:value-type="time">
            <text:p>-00:30:42,701</text:p>
          </table:table-cell>
          <table:table-cell table:formula="of:=[.D24]-[.C24]" office:value-type="time" office:time-value="PT00H00M05S" calcext:value-type="time">
            <text:p>00:00:05</text:p>
          </table:table-cell>
          <table:table-cell/>
          <table:table-cell office:value-type="string" calcext:value-type="string">
            <text:p>Needs editing so no orcs are mentioned and so <text:s/>Elrond’s question remains hanging in the air</text:p>
          </table:table-cell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Seeing Sauron mural</text:p>
          </table:table-cell>
          <table:table-cell table:number-columns-repeated="2"/>
          <table:table-cell office:value-type="string" calcext:value-type="string">
            <text:p>DEL</text:p>
          </table:table-cell>
          <table:table-cell/>
          <table:table-cell table:formula="of:=[.F25]+[.J25]" office:value-type="time" office:time-value="PT00H00M00S" calcext:value-type="time">
            <text:p>00:00:00,000</text:p>
          </table:table-cell>
          <table:table-cell/>
          <table:table-cell table:formula="of:=[.F25]-[.C25]" office:value-type="time" office:time-value="PT00H00M00S" calcext:value-type="time">
            <text:p>00:00:00,000</text:p>
          </table:table-cell>
          <table:table-cell table:formula="of:=[.D25]-[.C25]" office:value-type="time" office:time-value="PT00H00M00S" calcext:value-type="time">
            <text:p>00:00:00</text:p>
          </table:table-cell>
          <table:table-cell/>
          <table:table-cell office:value-type="string" calcext:value-type="string">
            <text:p>Has no spoken dialogue, deleted scene</text:p>
          </table:table-cell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Deciphering moon-runes</text:p>
          </table:table-cell>
          <table:table-cell office:value-type="time" office:time-value="PT01H02M52.96S" calcext:value-type="time">
            <text:p>01:02:52,960</text:p>
          </table:table-cell>
          <table:table-cell office:value-type="time" office:time-value="PT01H06M02.06S" calcext:value-type="time">
            <text:p>01:06:02,060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34M11.227S" calcext:value-type="time">
            <text:p>01:34:11,227</text:p>
          </table:table-cell>
          <table:table-cell table:formula="of:=[.F26]+[.J26]" office:value-type="time" office:time-value="PT01H37M20.327S" calcext:value-type="time">
            <text:p>01:37:20,327</text:p>
          </table:table-cell>
          <table:table-cell/>
          <table:table-cell table:formula="of:=[.C26]-[.F26]" office:value-type="time" office:time-value="-PT00H31M18.267S" calcext:value-type="time">
            <text:p>-00:31:18,267</text:p>
          </table:table-cell>
          <table:table-cell table:formula="of:=[.D26]-[.C26]" office:value-type="time" office:time-value="PT00H03M09.1S" calcext:value-type="time">
            <text:p>00:03:0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Dwarves burning up furniture</text:p>
          </table:table-cell>
          <table:table-cell office:value-type="time" office:time-value="PT01H06M08.366S" calcext:value-type="time">
            <text:p>01:06:08,366</text:p>
          </table:table-cell>
          <table:table-cell office:value-type="time" office:time-value="PT01H06M24.878S" calcext:value-type="time">
            <text:p>01:06:24,878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41M47.766S" calcext:value-type="time">
            <text:p>01:41:47,766</text:p>
          </table:table-cell>
          <table:table-cell table:formula="of:=[.F27]+[.J27]" office:value-type="time" office:time-value="PT01H42M04.278S" calcext:value-type="time">
            <text:p>01:42:04,278</text:p>
          </table:table-cell>
          <table:table-cell/>
          <table:table-cell table:formula="of:=[.C27]-[.F27]" office:value-type="time" office:time-value="-PT00H35M39.4S" calcext:value-type="time">
            <text:p>-00:35:39,400</text:p>
          </table:table-cell>
          <table:table-cell table:formula="of:=[.D27]-[.C27]" office:value-type="time" office:time-value="PT00H00M16.512S" calcext:value-type="time">
            <text:p>00:00:1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Bilbo admiring Imladris</text:p>
          </table:table-cell>
          <table:table-cell office:value-type="time" office:time-value="PT01H06M49.26S" calcext:value-type="time">
            <text:p>01:06:49,260</text:p>
          </table:table-cell>
          <table:table-cell office:value-type="time" office:time-value="PT01H07M51S" calcext:value-type="time">
            <text:p>01:07:51,000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40M18.76S" calcext:value-type="time">
            <text:p>01:40:18,760</text:p>
          </table:table-cell>
          <table:table-cell table:formula="of:=[.F28]+[.J28]" office:value-type="time" office:time-value="PT01H41M20.5S" calcext:value-type="time">
            <text:p>01:41:20,500</text:p>
          </table:table-cell>
          <table:table-cell/>
          <table:table-cell table:formula="of:=[.C28]-[.F28]" office:value-type="time" office:time-value="-PT00H33M29.5S" calcext:value-type="time">
            <text:p>-00:33:29,500</text:p>
          </table:table-cell>
          <table:table-cell table:formula="of:=[.D28]-[.C28]" office:value-type="time" office:time-value="PT00H01M01.74S" calcext:value-type="time">
            <text:p>00:01:0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Leaving Imladris</text:p>
          </table:table-cell>
          <table:table-cell office:value-type="time" office:time-value="PT01H07M54.619S" calcext:value-type="time">
            <text:p>01:07:54,619</text:p>
          </table:table-cell>
          <table:table-cell office:value-type="time" office:time-value="PT01H08M16.302S" calcext:value-type="time">
            <text:p>01:08:16,302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50M27.619S" calcext:value-type="time">
            <text:p>01:50:27,619</text:p>
          </table:table-cell>
          <table:table-cell table:formula="of:=[.F29]+[.J29]" office:value-type="time" office:time-value="PT01H50M49.302S" calcext:value-type="time">
            <text:p>01:50:49,302</text:p>
          </table:table-cell>
          <table:table-cell/>
          <table:table-cell table:formula="of:=[.C29]-[.F29]" office:value-type="time" office:time-value="-PT00H42M33S" calcext:value-type="time">
            <text:p>-00:42:33,000</text:p>
          </table:table-cell>
          <table:table-cell table:formula="of:=[.D29]-[.C29]" office:value-type="time" office:time-value="PT00H00M21.683S" calcext:value-type="time">
            <text:p>00:00:2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Storm in the pass</text:p>
          </table:table-cell>
          <table:table-cell office:value-type="time" office:time-value="PT01H09M44.445S" calcext:value-type="time">
            <text:p>01:09:44,445</text:p>
          </table:table-cell>
          <table:table-cell office:value-type="time" office:time-value="PT01H10M45.523S" calcext:value-type="time">
            <text:p>01:10:45,523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54M17.348S" calcext:value-type="time">
            <text:p>01:54:17,348</text:p>
          </table:table-cell>
          <table:table-cell table:formula="of:=[.F30]+[.J30]" office:value-type="time" office:time-value="PT01H55M18.426S" calcext:value-type="time">
            <text:p>01:55:18,426</text:p>
          </table:table-cell>
          <table:table-cell/>
          <table:table-cell table:formula="of:=[.C30]-[.F30]" office:value-type="time" office:time-value="-PT00H44M32.903S" calcext:value-type="time">
            <text:p>-00:44:32,903</text:p>
          </table:table-cell>
          <table:table-cell table:formula="of:=[.D30]-[.C30]" office:value-type="time" office:time-value="PT00H01M01.078S" calcext:value-type="time">
            <text:p>00:01:0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Giants 2</text:p>
          </table:table-cell>
          <table:table-cell office:value-type="time" office:time-value="PT01H10M54.937S" calcext:value-type="time">
            <text:p>01:10:54,937</text:p>
          </table:table-cell>
          <table:table-cell office:value-type="time" office:time-value="PT01H10M57.937S" calcext:value-type="time">
            <text:p>01:10:57,937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55M55.113S" calcext:value-type="time">
            <text:p>01:55:55,113</text:p>
          </table:table-cell>
          <table:table-cell table:formula="of:=[.F31]+[.J31]" office:value-type="time" office:time-value="PT01H55M58.113S" calcext:value-type="time">
            <text:p>01:55:58,113</text:p>
          </table:table-cell>
          <table:table-cell/>
          <table:table-cell table:formula="of:=[.C31]-[.F31]" office:value-type="time" office:time-value="-PT00H45M00.176S" calcext:value-type="time">
            <text:p>-00:45:00,176</text:p>
          </table:table-cell>
          <table:table-cell table:formula="of:=[.D31]-[.C31]" office:value-type="time" office:time-value="PT00H00M03S" calcext:value-type="time">
            <text:p>00:00:03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Giants 3</text:p>
          </table:table-cell>
          <table:table-cell office:value-type="time" office:time-value="PT01H11M02.596S" calcext:value-type="time">
            <text:p>01:11:02,596</text:p>
          </table:table-cell>
          <table:table-cell office:value-type="time" office:time-value="PT01H11M05.596S" calcext:value-type="time">
            <text:p>01:11:05,596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56M10.002S" calcext:value-type="time">
            <text:p>01:56:10,002</text:p>
          </table:table-cell>
          <table:table-cell table:formula="of:=[.F32]+[.J32]" office:value-type="time" office:time-value="PT01H56M13.002S" calcext:value-type="time">
            <text:p>01:56:13,002</text:p>
          </table:table-cell>
          <table:table-cell/>
          <table:table-cell table:formula="of:=[.C32]-[.F32]" office:value-type="time" office:time-value="-PT00H45M07.406S" calcext:value-type="time">
            <text:p>-00:45:07,406</text:p>
          </table:table-cell>
          <table:table-cell table:formula="of:=[.D32]-[.C32]" office:value-type="time" office:time-value="PT00H00M03S" calcext:value-type="time">
            <text:p>00:00:03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Giants 4 &amp; The cave</text:p>
          </table:table-cell>
          <table:table-cell office:value-type="time" office:time-value="PT01H11M26.336S" calcext:value-type="time">
            <text:p>01:11:26,336</text:p>
          </table:table-cell>
          <table:table-cell office:value-type="time" office:time-value="PT01H12M58.927S" calcext:value-type="time">
            <text:p>01:12:58,927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57M13.316S" calcext:value-type="time">
            <text:p>01:57:13,316</text:p>
          </table:table-cell>
          <table:table-cell table:formula="of:=[.F33]+[.J33]" office:value-type="time" office:time-value="PT01H58M45.907S" calcext:value-type="time">
            <text:p>01:58:45,907</text:p>
          </table:table-cell>
          <table:table-cell/>
          <table:table-cell table:formula="of:=[.C33]-[.F33]" office:value-type="time" office:time-value="-PT00H45M46.98S" calcext:value-type="time">
            <text:p>-00:45:46,980</text:p>
          </table:table-cell>
          <table:table-cell table:formula="of:=[.D33]-[.C33]" office:value-type="time" office:time-value="PT00H01M32.591S" calcext:value-type="time">
            <text:p>00:01:3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Goblins’ Front Porch Opens</text:p>
          </table:table-cell>
          <table:table-cell office:value-type="time" office:time-value="PT01H13M51.389S" calcext:value-type="time">
            <text:p>01:13:51,389</text:p>
          </table:table-cell>
          <table:table-cell office:value-type="time" office:time-value="PT01H16M44.109S" calcext:value-type="time">
            <text:p>01:16:44,109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1H59M59.19S" calcext:value-type="time">
            <text:p>01:59:59,190</text:p>
          </table:table-cell>
          <table:table-cell table:formula="of:=[.F34]+[.J34]" office:value-type="time" office:time-value="PT02H02M51.91S" calcext:value-type="time">
            <text:p>02:02:51,910</text:p>
          </table:table-cell>
          <table:table-cell/>
          <table:table-cell table:formula="of:=[.C34]-[.F34]" office:value-type="time" office:time-value="-PT00H46M07.801S" calcext:value-type="time">
            <text:p>-00:46:07,801</text:p>
          </table:table-cell>
          <table:table-cell table:formula="of:=[.D34]-[.C34]" office:value-type="time" office:time-value="PT00H02M52.72S" calcext:value-type="time">
            <text:p>00:02:5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In The Hall Of The Goblin King</text:p>
          </table:table-cell>
          <table:table-cell office:value-type="time" office:time-value="PT01H18M28.653S" calcext:value-type="time">
            <text:p>01:18:28,653</text:p>
          </table:table-cell>
          <table:table-cell office:value-type="time" office:time-value="PT01H18M54.625S" calcext:value-type="time">
            <text:p>01:18:54,625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06M28.954S" calcext:value-type="time">
            <text:p>02:06:28,954</text:p>
          </table:table-cell>
          <table:table-cell table:formula="of:=[.F35]+[.J35]" office:value-type="time" office:time-value="PT02H06M54.926S" calcext:value-type="time">
            <text:p>02:06:54,926</text:p>
          </table:table-cell>
          <table:table-cell/>
          <table:table-cell table:formula="of:=[.C35]-[.F35]" office:value-type="time" office:time-value="-PT00H48M00.301S" calcext:value-type="time">
            <text:p>-00:48:00,301</text:p>
          </table:table-cell>
          <table:table-cell table:formula="of:=[.D35]-[.C35]" office:value-type="time" office:time-value="PT00H00M25.972S" calcext:value-type="time">
            <text:p>00:00:2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Goblin King 2</text:p>
          </table:table-cell>
          <table:table-cell office:value-type="time" office:time-value="PT01H18M56.287S" calcext:value-type="time">
            <text:p>01:18:56,287</text:p>
          </table:table-cell>
          <table:table-cell office:value-type="time" office:time-value="PT01H18M59S" calcext:value-type="time">
            <text:p>01:18:59,000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07M16.043S" calcext:value-type="time">
            <text:p>02:07:16,043</text:p>
          </table:table-cell>
          <table:table-cell table:formula="of:=[.F36]+[.J36]" office:value-type="time" office:time-value="PT02H07M18.756S" calcext:value-type="time">
            <text:p>02:07:18,756</text:p>
          </table:table-cell>
          <table:table-cell/>
          <table:table-cell table:formula="of:=[.C36]-[.F36]" office:value-type="time" office:time-value="-PT00H48M19.756S" calcext:value-type="time">
            <text:p>-00:48:19,756</text:p>
          </table:table-cell>
          <table:table-cell table:formula="of:=[.D36]-[.C36]" office:value-type="time" office:time-value="PT00H00M02.713S" calcext:value-type="time">
            <text:p>00:00:02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33" calcext:value-type="float">
            <text:p>033</text:p>
          </table:table-cell>
          <table:table-cell office:value-type="string" calcext:value-type="string">
            <text:p>Goblin King 3</text:p>
          </table:table-cell>
          <table:table-cell office:value-type="time" office:time-value="PT01H18M59S" calcext:value-type="time">
            <text:p>01:18:59,000</text:p>
          </table:table-cell>
          <table:table-cell office:value-type="time" office:time-value="PT01H19M03S" calcext:value-type="time">
            <text:p>01:19:03,000</text:p>
          </table:table-cell>
          <table:table-cell table:style-name="ce15" office:value-type="string" calcext:value-type="string">
            <text:p>THE</text:p>
          </table:table-cell>
          <table:table-cell office:value-type="time" office:time-value="PT01H55M14.49S" calcext:value-type="time">
            <text:p>01:55:14,490</text:p>
          </table:table-cell>
          <table:table-cell table:formula="of:=[.F37]+[.J37]" office:value-type="time" office:time-value="PT01H55M18.49S" calcext:value-type="time">
            <text:p>01:55:18,490</text:p>
          </table:table-cell>
          <table:table-cell/>
          <table:table-cell table:formula="of:=[.C37]-[.F37]" office:value-type="time" office:time-value="-PT00H36M15.49S" calcext:value-type="time">
            <text:p>-00:36:15,490</text:p>
          </table:table-cell>
          <table:table-cell table:formula="of:=[.D37]-[.C37]" office:value-type="time" office:time-value="PT00H00M04S" calcext:value-type="time">
            <text:p>00:00:04</text:p>
          </table:table-cell>
          <table:table-cell/>
          <table:table-cell office:value-type="string" calcext:value-type="string">
            <text:p>Just line where king yells Speak!</text:p>
          </table:table-cell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Goblin King 4</text:p>
          </table:table-cell>
          <table:table-cell office:value-type="time" office:time-value="PT01H19M03.739S" calcext:value-type="time">
            <text:p>01:19:03,739</text:p>
          </table:table-cell>
          <table:table-cell office:value-type="time" office:time-value="PT01H19M14S" calcext:value-type="time">
            <text:p>01:19:14,000</text:p>
          </table:table-cell>
          <table:table-cell table:style-name="ce15" office:value-type="string" calcext:value-type="string">
            <text:p>THE</text:p>
          </table:table-cell>
          <table:table-cell office:value-type="time" office:time-value="PT01H55M18.411S" calcext:value-type="time">
            <text:p>01:55:18,411</text:p>
          </table:table-cell>
          <table:table-cell table:formula="of:=[.F38]+[.J38]" office:value-type="time" office:time-value="PT01H55M28.672S" calcext:value-type="time">
            <text:p>01:55:28,672</text:p>
          </table:table-cell>
          <table:table-cell/>
          <table:table-cell table:formula="of:=[.C38]-[.F38]" office:value-type="time" office:time-value="-PT00H36M14.672S" calcext:value-type="time">
            <text:p>-00:36:14,672</text:p>
          </table:table-cell>
          <table:table-cell table:formula="of:=[.D38]-[.C38]" office:value-type="time" office:time-value="PT00H00M10.261S" calcext:value-type="time">
            <text:p>00:00:10</text:p>
          </table:table-cell>
          <table:table-cell table:number-columns-repeated="2"/>
        </table:table-row>
        <table:table-row table:style-name="ro1">
          <table:table-cell table:style-name="ce4" office:value-type="float" office:value="35" calcext:value-type="float">
            <text:p>035</text:p>
          </table:table-cell>
          <table:table-cell office:value-type="string" calcext:value-type="string">
            <text:p>Goblin King 5</text:p>
          </table:table-cell>
          <table:table-cell office:value-type="time" office:time-value="PT01H19M14.563S" calcext:value-type="time">
            <text:p>01:19:14,563</text:p>
          </table:table-cell>
          <table:table-cell office:value-type="time" office:time-value="PT01H19M48.888S" calcext:value-type="time">
            <text:p>01:19:48,888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23M22.55S" calcext:value-type="time">
            <text:p>02:23:22,550</text:p>
          </table:table-cell>
          <table:table-cell table:formula="of:=[.F39]+[.J39]" office:value-type="time" office:time-value="PT02H23M56.875S" calcext:value-type="time">
            <text:p>02:23:56,875</text:p>
          </table:table-cell>
          <table:table-cell/>
          <table:table-cell table:formula="of:=[.C39]-[.F39]" office:value-type="time" office:time-value="-PT01H04M07.987S" calcext:value-type="time">
            <text:p>-01:04:07,987</text:p>
          </table:table-cell>
          <table:table-cell table:formula="of:=[.D39]-[.C39]" office:value-type="time" office:time-value="PT00H00M34.325S" calcext:value-type="time">
            <text:p>00:00:34</text:p>
          </table:table-cell>
          <table:table-cell/>
          <table:table-cell office:value-type="string" calcext:value-type="string">
            <text:p>And now… the Torture Song!</text:p>
          </table:table-cell>
        </table:table-row>
        <table:table-row table:style-name="ro1">
          <table:table-cell office:value-type="float" office:value="36" calcext:value-type="float">
            <text:p>036</text:p>
          </table:table-cell>
          <table:table-cell office:value-type="string" calcext:value-type="string">
            <text:p>Gandalf to the rescue</text:p>
          </table:table-cell>
          <table:table-cell office:value-type="time" office:time-value="PT01H20M18.441S" calcext:value-type="time">
            <text:p>01:20:18,441</text:p>
          </table:table-cell>
          <table:table-cell office:value-type="time" office:time-value="PT01H20M49.845S" calcext:value-type="time">
            <text:p>01:20:49,845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24M28.574S" calcext:value-type="time">
            <text:p>02:24:28,574</text:p>
          </table:table-cell>
          <table:table-cell table:formula="of:=[.F40]+[.J40]" office:value-type="time" office:time-value="PT02H24M59.978S" calcext:value-type="time">
            <text:p>02:24:59,978</text:p>
          </table:table-cell>
          <table:table-cell/>
          <table:table-cell table:formula="of:=[.C40]-[.F40]" office:value-type="time" office:time-value="-PT01H04M10.133S" calcext:value-type="time">
            <text:p>-01:04:10,133</text:p>
          </table:table-cell>
          <table:table-cell table:formula="of:=[.D40]-[.C40]" office:value-type="time" office:time-value="PT00H00M31.404S" calcext:value-type="time">
            <text:p>00:00:3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Running from kings court</text:p>
          </table:table-cell>
          <table:table-cell office:value-type="time" office:time-value="PT01H20M56.546S" calcext:value-type="time">
            <text:p>01:20:56,546</text:p>
          </table:table-cell>
          <table:table-cell office:value-type="time" office:time-value="PT01H21M09S" calcext:value-type="time">
            <text:p>01:21:09,000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25M11.701S" calcext:value-type="time">
            <text:p>02:25:11,701</text:p>
          </table:table-cell>
          <table:table-cell table:formula="of:=[.F41]+[.J41]" office:value-type="time" office:time-value="PT02H25M24.155S" calcext:value-type="time">
            <text:p>02:25:24,155</text:p>
          </table:table-cell>
          <table:table-cell/>
          <table:table-cell table:formula="of:=[.C41]-[.F41]" office:value-type="time" office:time-value="-PT01H04M15.155S" calcext:value-type="time">
            <text:p>-01:04:15,155</text:p>
          </table:table-cell>
          <table:table-cell table:formula="of:=[.D41]-[.C41]" office:value-type="time" office:time-value="PT00H00M12.454S" calcext:value-type="time">
            <text:p>00:00:1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Bilbo recovers from fall, finds ring</text:p>
          </table:table-cell>
          <table:table-cell table:number-columns-repeated="2" office:value-type="time" office:time-value="PT01H21M33.085S" calcext:value-type="time">
            <text:p>01:21:33,085</text:p>
          </table:table-cell>
          <table:table-cell table:style-name="ce7"/>
          <table:table-cell/>
          <table:table-cell table:formula="of:=[.F42]+[.J42]" office:value-type="time" office:time-value="PT00H00M00S" calcext:value-type="time">
            <text:p>00:00:00,000</text:p>
          </table:table-cell>
          <table:table-cell/>
          <table:table-cell office:value-type="time" office:time-value="PT00H00M00S" calcext:value-type="time">
            <text:p>00:00:00,000</text:p>
          </table:table-cell>
          <table:table-cell table:formula="of:=[.D42]-[.C42]" office:value-type="time" office:time-value="PT00H00M00S" calcext:value-type="time">
            <text:p>00:00:00</text:p>
          </table:table-cell>
          <table:table-cell/>
          <table:table-cell office:value-type="string" calcext:value-type="string">
            <text:p>Actually no dialog until Gollum is heard – only noted as a scene as a marker point</text:p>
          </table:table-cell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Gollum 1</text:p>
          </table:table-cell>
          <table:table-cell office:value-type="time" office:time-value="PT01H21M33.085S" calcext:value-type="time">
            <text:p>01:21:33,085</text:p>
          </table:table-cell>
          <table:table-cell office:value-type="time" office:time-value="PT01H21M34.826S" calcext:value-type="time">
            <text:p>01:21:34,826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10M57.848S" calcext:value-type="time">
            <text:p>02:10:57,848</text:p>
          </table:table-cell>
          <table:table-cell table:formula="of:=[.F43]+[.J43]" office:value-type="time" office:time-value="PT02H10M59.589S" calcext:value-type="time">
            <text:p>02:10:59,589</text:p>
          </table:table-cell>
          <table:table-cell/>
          <table:table-cell table:formula="of:=[.C43]-[.F43]" office:value-type="time" office:time-value="-PT00H49M24.763S" calcext:value-type="time">
            <text:p>-00:49:24,763</text:p>
          </table:table-cell>
          <table:table-cell table:formula="of:=[.D43]-[.C43]" office:value-type="time" office:time-value="PT00H00M01.741S" calcext:value-type="time">
            <text:p>00:00:01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Gollum 2</text:p>
          </table:table-cell>
          <table:table-cell office:value-type="time" office:time-value="PT01H21M34.826S" calcext:value-type="time">
            <text:p>01:21:34,826</text:p>
          </table:table-cell>
          <table:table-cell office:value-type="time" office:time-value="PT01H33M15.98S" calcext:value-type="time">
            <text:p>01:33:15,980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11M39.097S" calcext:value-type="time">
            <text:p>02:11:39,097</text:p>
          </table:table-cell>
          <table:table-cell table:formula="of:=[.F44]+[.J44]" office:value-type="time" office:time-value="PT02H23M20.251S" calcext:value-type="time">
            <text:p>02:23:20,251</text:p>
          </table:table-cell>
          <table:table-cell/>
          <table:table-cell table:formula="of:=[.C44]-[.F44]" office:value-type="time" office:time-value="-PT00H50M04.271S" calcext:value-type="time">
            <text:p>-00:50:04,271</text:p>
          </table:table-cell>
          <table:table-cell table:formula="of:=[.D44]-[.C44]" office:value-type="time" office:time-value="PT00H11M41.154S" calcext:value-type="time">
            <text:p>00:11:41</text:p>
          </table:table-cell>
          <table:table-cell/>
          <table:table-cell office:value-type="string" calcext:value-type="string">
            <text:p>The entire “Riddles” scene</text:p>
          </table:table-cell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Fight to the exit 1</text:p>
          </table:table-cell>
          <table:table-cell office:value-type="time" office:time-value="PT01H33M24.356S" calcext:value-type="time">
            <text:p>01:33:24,356</text:p>
          </table:table-cell>
          <table:table-cell office:value-type="time" office:time-value="PT01H34M52.939S" calcext:value-type="time">
            <text:p>01:34:52,939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25M27.008S" calcext:value-type="time">
            <text:p>02:25:27,008</text:p>
          </table:table-cell>
          <table:table-cell table:formula="of:=[.F45]+[.J45]" office:value-type="time" office:time-value="PT02H26M55.591S" calcext:value-type="time">
            <text:p>02:26:55,591</text:p>
          </table:table-cell>
          <table:table-cell/>
          <table:table-cell table:formula="of:=[.C45]-[.F45]" office:value-type="time" office:time-value="-PT00H52M02.652S" calcext:value-type="time">
            <text:p>-00:52:02,652</text:p>
          </table:table-cell>
          <table:table-cell table:formula="of:=[.D45]-[.C45]" office:value-type="time" office:time-value="PT00H01M28.583S" calcext:value-type="time">
            <text:p>00:01:28</text:p>
          </table:table-cell>
          <table:table-cell/>
          <table:table-cell office:value-type="string" calcext:value-type="string">
            <text:p>Starts with a short bit of Gollum chasing Bilbo, then back to the company</text:p>
          </table:table-cell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Fight to the exit 2</text:p>
          </table:table-cell>
          <table:table-cell office:value-type="time" office:time-value="PT01H35M21.812S" calcext:value-type="time">
            <text:p>01:35:21,812</text:p>
          </table:table-cell>
          <table:table-cell office:value-type="time" office:time-value="PT01H35M39.533S" calcext:value-type="time">
            <text:p>01:35:39,533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28M12.923S" calcext:value-type="time">
            <text:p>02:28:12,923</text:p>
          </table:table-cell>
          <table:table-cell table:formula="of:=[.F46]+[.J46]" office:value-type="time" office:time-value="PT02H28M30.644S" calcext:value-type="time">
            <text:p>02:28:30,644</text:p>
          </table:table-cell>
          <table:table-cell/>
          <table:table-cell table:formula="of:=[.C46]-[.F46]" office:value-type="time" office:time-value="-PT00H52M51.111S" calcext:value-type="time">
            <text:p>-00:52:51,111</text:p>
          </table:table-cell>
          <table:table-cell table:formula="of:=[.D46]-[.C46]" office:value-type="time" office:time-value="PT00H00M17.721S" calcext:value-type="time">
            <text:p>00:00:17</text:p>
          </table:table-cell>
          <table:table-cell table:number-columns-repeated="2"/>
        </table:table-row>
        <table:table-row table:style-name="ro1">
          <table:table-cell table:style-name="ce4" office:value-type="float" office:value="43" calcext:value-type="float">
            <text:p>043</text:p>
          </table:table-cell>
          <table:table-cell office:value-type="string" calcext:value-type="string">
            <text:p>Fight to the exit 3</text:p>
          </table:table-cell>
          <table:table-cell office:value-type="time" office:time-value="PT01H35M44.953S" calcext:value-type="time">
            <text:p>01:35:44,953</text:p>
          </table:table-cell>
          <table:table-cell office:value-type="time" office:time-value="PT01H36M13.852S" calcext:value-type="time">
            <text:p>01:36:13,852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28M47.458S" calcext:value-type="time">
            <text:p>02:28:47,458</text:p>
          </table:table-cell>
          <table:table-cell table:formula="of:=[.F47]+[.J47]" office:value-type="time" office:time-value="PT02H29M16.357S" calcext:value-type="time">
            <text:p>02:29:16,357</text:p>
          </table:table-cell>
          <table:table-cell/>
          <table:table-cell table:formula="of:=[.C47]-[.F47]" office:value-type="time" office:time-value="-PT00H53M02.505S" calcext:value-type="time">
            <text:p>-00:53:02,505</text:p>
          </table:table-cell>
          <table:table-cell table:formula="of:=[.D47]-[.C47]" office:value-type="time" office:time-value="PT00H00M28.899S" calcext:value-type="time">
            <text:p>00:00:28</text:p>
          </table:table-cell>
          <table:table-cell/>
          <table:table-cell office:value-type="string" calcext:value-type="string">
            <text:p>There’s a muted “Come on!” when they cross the rickety bridge – should be ignored in subtitles</text:p>
          </table:table-cell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Gollum at the exit</text:p>
          </table:table-cell>
          <table:table-cell office:value-type="time" office:time-value="PT01H36M19.161S" calcext:value-type="time">
            <text:p>01:36:19,161</text:p>
          </table:table-cell>
          <table:table-cell office:value-type="time" office:time-value="PT01H40M59.644S" calcext:value-type="time">
            <text:p>01:40:59,644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30M54.585S" calcext:value-type="time">
            <text:p>02:30:54,585</text:p>
          </table:table-cell>
          <table:table-cell table:formula="of:=[.F48]+[.J48]" office:value-type="time" office:time-value="PT02H35M35.068S" calcext:value-type="time">
            <text:p>02:35:35,068</text:p>
          </table:table-cell>
          <table:table-cell/>
          <table:table-cell table:formula="of:=[.C48]-[.F48]" office:value-type="time" office:time-value="-PT00H54M35.424S" calcext:value-type="time">
            <text:p>-00:54:35,424</text:p>
          </table:table-cell>
          <table:table-cell table:formula="of:=[.D48]-[.C48]" office:value-type="time" office:time-value="PT00H04M40.483S" calcext:value-type="time">
            <text:p>00:04:4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045</text:p>
          </table:table-cell>
          <table:table-cell office:value-type="string" calcext:value-type="string">
            <text:p>Wargs close in</text:p>
          </table:table-cell>
          <table:table-cell office:value-type="time" office:time-value="PT01H41M15.42S" calcext:value-type="time">
            <text:p>01:41:15,420</text:p>
          </table:table-cell>
          <table:table-cell office:value-type="time" office:time-value="PT01H41M41.859S" calcext:value-type="time">
            <text:p>01:41:41,859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36M06.104S" calcext:value-type="time">
            <text:p>02:36:06,104</text:p>
          </table:table-cell>
          <table:table-cell table:formula="of:=[.F49]+[.J49]" office:value-type="time" office:time-value="PT02H36M32.543S" calcext:value-type="time">
            <text:p>02:36:32,543</text:p>
          </table:table-cell>
          <table:table-cell/>
          <table:table-cell table:formula="of:=[.C49]-[.F49]" office:value-type="time" office:time-value="-PT00H54M50.684S" calcext:value-type="time">
            <text:p>-00:54:50,684</text:p>
          </table:table-cell>
          <table:table-cell table:formula="of:=[.D49]-[.C49]" office:value-type="time" office:time-value="PT00H00M26.439S" calcext:value-type="time">
            <text:p>00:00:2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046</text:p>
          </table:table-cell>
          <table:table-cell office:value-type="string" calcext:value-type="string">
            <text:p>Into the trees 1</text:p>
          </table:table-cell>
          <table:table-cell office:value-type="time" office:time-value="PT01H41M48.76S" calcext:value-type="time">
            <text:p>01:41:48,760</text:p>
          </table:table-cell>
          <table:table-cell office:value-type="time" office:time-value="PT01H41M57.847S" calcext:value-type="time">
            <text:p>01:41:57,847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36M56.113S" calcext:value-type="time">
            <text:p>02:36:56,113</text:p>
          </table:table-cell>
          <table:table-cell table:formula="of:=[.F50]+[.J50]" office:value-type="time" office:time-value="PT02H37M05.2S" calcext:value-type="time">
            <text:p>02:37:05,200</text:p>
          </table:table-cell>
          <table:table-cell/>
          <table:table-cell table:formula="of:=[.C50]-[.F50]" office:value-type="time" office:time-value="-PT00H55M07.353S" calcext:value-type="time">
            <text:p>-00:55:07,353</text:p>
          </table:table-cell>
          <table:table-cell table:formula="of:=[.D50]-[.C50]" office:value-type="time" office:time-value="PT00H00M09.087S" calcext:value-type="time">
            <text:p>00:00:0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047</text:p>
          </table:table-cell>
          <table:table-cell office:value-type="string" calcext:value-type="string">
            <text:p>Into the trees 2</text:p>
          </table:table-cell>
          <table:table-cell office:value-type="time" office:time-value="PT01H41M58.414S" calcext:value-type="time">
            <text:p>01:41:58,414</text:p>
          </table:table-cell>
          <table:table-cell office:value-type="time" office:time-value="PT01H42M03.414S" calcext:value-type="time">
            <text:p>01:42:03,414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37M11.587S" calcext:value-type="time">
            <text:p>02:37:11,587</text:p>
          </table:table-cell>
          <table:table-cell table:formula="of:=[.F51]+[.J51]" office:value-type="time" office:time-value="PT02H37M16.587S" calcext:value-type="time">
            <text:p>02:37:16,587</text:p>
          </table:table-cell>
          <table:table-cell/>
          <table:table-cell table:formula="of:=[.C51]-[.F51]" office:value-type="time" office:time-value="-PT00H55M13.173S" calcext:value-type="time">
            <text:p>-00:55:13,173</text:p>
          </table:table-cell>
          <table:table-cell table:formula="of:=[.D51]-[.C51]" office:value-type="time" office:time-value="PT00H00M05S" calcext:value-type="time">
            <text:p>00:00:05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8" calcext:value-type="float">
            <text:p>048</text:p>
          </table:table-cell>
          <table:table-cell office:value-type="string" calcext:value-type="string">
            <text:p>Into the trees 3</text:p>
          </table:table-cell>
          <table:table-cell office:value-type="time" office:time-value="PT01H42M32.881S" calcext:value-type="time">
            <text:p>01:42:32,881</text:p>
          </table:table-cell>
          <table:table-cell office:value-type="time" office:time-value="PT01H42M35.132S" calcext:value-type="time">
            <text:p>01:42:35,132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37M51.168S" calcext:value-type="time">
            <text:p>02:37:51,168</text:p>
          </table:table-cell>
          <table:table-cell table:formula="of:=[.F52]+[.J52]" office:value-type="time" office:time-value="PT02H37M53.419S" calcext:value-type="time">
            <text:p>02:37:53,419</text:p>
          </table:table-cell>
          <table:table-cell/>
          <table:table-cell table:formula="of:=[.C52]-[.F52]" office:value-type="time" office:time-value="-PT00H55M18.287S" calcext:value-type="time">
            <text:p>-00:55:18,287</text:p>
          </table:table-cell>
          <table:table-cell table:formula="of:=[.D52]-[.C52]" office:value-type="time" office:time-value="PT00H00M02.251S" calcext:value-type="time">
            <text:p>00:00:02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9" calcext:value-type="float">
            <text:p>049</text:p>
          </table:table-cell>
          <table:table-cell office:value-type="string" calcext:value-type="string">
            <text:p>Into the trees 4</text:p>
          </table:table-cell>
          <table:table-cell office:value-type="time" office:time-value="PT01H43M18.524S" calcext:value-type="time">
            <text:p>01:43:18,524</text:p>
          </table:table-cell>
          <table:table-cell office:value-type="time" office:time-value="PT01H43M20.192S" calcext:value-type="time">
            <text:p>01:43:20,192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39M37.774S" calcext:value-type="time">
            <text:p>02:39:37,774</text:p>
          </table:table-cell>
          <table:table-cell table:formula="of:=[.F53]+[.J53]" office:value-type="time" office:time-value="PT02H39M39.442S" calcext:value-type="time">
            <text:p>02:39:39,442</text:p>
          </table:table-cell>
          <table:table-cell/>
          <table:table-cell table:formula="of:=[.C53]-[.F53]" office:value-type="time" office:time-value="-PT00H56M19.25S" calcext:value-type="time">
            <text:p>-00:56:19,250</text:p>
          </table:table-cell>
          <table:table-cell table:formula="of:=[.D53]-[.C53]" office:value-type="time" office:time-value="PT00H00M01.668S" calcext:value-type="time">
            <text:p>00:00:01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50" calcext:value-type="float">
            <text:p>050</text:p>
          </table:table-cell>
          <table:table-cell office:value-type="string" calcext:value-type="string">
            <text:p>Lighting a fire 1</text:p>
          </table:table-cell>
          <table:table-cell office:value-type="time" office:time-value="PT01H44M04.252S" calcext:value-type="time">
            <text:p>01:44:04,252</text:p>
          </table:table-cell>
          <table:table-cell office:value-type="time" office:time-value="PT01H44M09.252S" calcext:value-type="time">
            <text:p>01:44:09,252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40M28.784S" calcext:value-type="time">
            <text:p>02:40:28,784</text:p>
          </table:table-cell>
          <table:table-cell table:formula="of:=[.F54]+[.J54]" office:value-type="time" office:time-value="PT02H40M33.784S" calcext:value-type="time">
            <text:p>02:40:33,784</text:p>
          </table:table-cell>
          <table:table-cell/>
          <table:table-cell table:formula="of:=[.C54]-[.F54]" office:value-type="time" office:time-value="-PT00H56M24.532S" calcext:value-type="time">
            <text:p>-00:56:24,532</text:p>
          </table:table-cell>
          <table:table-cell table:formula="of:=[.D54]-[.C54]" office:value-type="time" office:time-value="PT00H00M05S" calcext:value-type="time">
            <text:p>00:00:05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51" calcext:value-type="float">
            <text:p>051</text:p>
          </table:table-cell>
          <table:table-cell office:value-type="string" calcext:value-type="string">
            <text:p>Lighting a fire 2</text:p>
          </table:table-cell>
          <table:table-cell office:value-type="time" office:time-value="PT01H44M23.081S" calcext:value-type="time">
            <text:p>01:44:23,081</text:p>
          </table:table-cell>
          <table:table-cell office:value-type="time" office:time-value="PT01H44M57.698S" calcext:value-type="time">
            <text:p>01:44:57,698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40M54.643S" calcext:value-type="time">
            <text:p>02:40:54,643</text:p>
          </table:table-cell>
          <table:table-cell table:formula="of:=[.F55]+[.J55]" office:value-type="time" office:time-value="PT02H41M29.26S" calcext:value-type="time">
            <text:p>02:41:29,260</text:p>
          </table:table-cell>
          <table:table-cell/>
          <table:table-cell table:formula="of:=[.C55]-[.F55]" office:value-type="time" office:time-value="-PT00H56M31.562S" calcext:value-type="time">
            <text:p>-00:56:31,562</text:p>
          </table:table-cell>
          <table:table-cell table:formula="of:=[.D55]-[.C55]" office:value-type="time" office:time-value="PT00H00M34.617S" calcext:value-type="time">
            <text:p>00:00:34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052</text:p>
          </table:table-cell>
          <table:table-cell office:value-type="string" calcext:value-type="string">
            <text:p>Eagle rescue 1</text:p>
          </table:table-cell>
          <table:table-cell office:value-type="time" office:time-value="PT01H44M59.226S" calcext:value-type="time">
            <text:p>01:44:59,226</text:p>
          </table:table-cell>
          <table:table-cell office:value-type="time" office:time-value="PT01H45M04.226S" calcext:value-type="time">
            <text:p>01:45:04,226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42M38.455S" calcext:value-type="time">
            <text:p>02:42:38,455</text:p>
          </table:table-cell>
          <table:table-cell table:formula="of:=[.F56]+[.J56]" office:value-type="time" office:time-value="PT02H42M43.455S" calcext:value-type="time">
            <text:p>02:42:43,455</text:p>
          </table:table-cell>
          <table:table-cell/>
          <table:table-cell table:formula="of:=[.C56]-[.F56]" office:value-type="time" office:time-value="-PT00H57M39.229S" calcext:value-type="time">
            <text:p>-00:57:39,229</text:p>
          </table:table-cell>
          <table:table-cell table:formula="of:=[.D56]-[.C56]" office:value-type="time" office:time-value="PT00H00M05S" calcext:value-type="time">
            <text:p>00:00:05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53" calcext:value-type="float">
            <text:p>053</text:p>
          </table:table-cell>
          <table:table-cell office:value-type="string" calcext:value-type="string">
            <text:p>Eagle rescue 2</text:p>
          </table:table-cell>
          <table:table-cell office:value-type="time" office:time-value="PT01H47M20.513S" calcext:value-type="time">
            <text:p>01:47:20,513</text:p>
          </table:table-cell>
          <table:table-cell office:value-type="time" office:time-value="PT01H47M47.663S" calcext:value-type="time">
            <text:p>01:47:47,663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2H50M13.242S" calcext:value-type="time">
            <text:p>02:50:13,242</text:p>
          </table:table-cell>
          <table:table-cell table:formula="of:=[.F57]+[.J57]" office:value-type="time" office:time-value="PT02H50M40.392S" calcext:value-type="time">
            <text:p>02:50:40,392</text:p>
          </table:table-cell>
          <table:table-cell/>
          <table:table-cell table:formula="of:=[.C57]-[.F57]" office:value-type="time" office:time-value="-PT01H02M52.729S" calcext:value-type="time">
            <text:p>-01:02:52,729</text:p>
          </table:table-cell>
          <table:table-cell table:formula="of:=[.D57]-[.C57]" office:value-type="time" office:time-value="PT00H00M27.15S" calcext:value-type="time">
            <text:p>00:00:2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ovie 2</text:p>
          </table:table-cell>
          <table:table-cell table:number-columns-repeated="2"/>
          <table:table-cell table:style-name="ce7"/>
          <table:table-cell table:number-columns-repeated="7"/>
        </table:table-row>
        <table:table-row table:style-name="ro1">
          <table:table-cell table:style-name="ce4" office:value-type="float" office:value="54" calcext:value-type="float">
            <text:p>054</text:p>
          </table:table-cell>
          <table:table-cell office:value-type="string" calcext:value-type="string">
            <text:p>Discussing Beorn 1</text:p>
          </table:table-cell>
          <table:table-cell office:value-type="time" office:time-value="PT01H47M48.194S" calcext:value-type="time">
            <text:p>01:47:48,194</text:p>
          </table:table-cell>
          <table:table-cell office:value-type="time" office:time-value="PT01H47M55.565S" calcext:value-type="time">
            <text:p>01:47:55,565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09M13.92S" calcext:value-type="time">
            <text:p>00:09:13,920</text:p>
          </table:table-cell>
          <table:table-cell table:formula="of:=[.F61]+[.J61]" office:value-type="time" office:time-value="PT00H09M21.291S" calcext:value-type="time">
            <text:p>00:09:21,291</text:p>
          </table:table-cell>
          <table:table-cell/>
          <table:table-cell table:formula="of:=[.C61]-[.F61]" office:value-type="time" office:time-value="PT01H38M34.274S" calcext:value-type="time">
            <text:p>01:38:34,274</text:p>
          </table:table-cell>
          <table:table-cell table:formula="of:=[.D61]-[.C61]" office:value-type="time" office:time-value="PT00H00M07.371S" calcext:value-type="time">
            <text:p>00:00:07</text:p>
          </table:table-cell>
          <table:table-cell/>
          <table:table-cell office:value-type="string" calcext:value-type="string">
            <text:p>Gandalf acts as narrator, needs italics</text:p>
          </table:table-cell>
        </table:table-row>
        <table:table-row table:style-name="ro1">
          <table:table-cell table:style-name="ce4" office:value-type="float" office:value="55" calcext:value-type="float">
            <text:p>055</text:p>
          </table:table-cell>
          <table:table-cell office:value-type="string" calcext:value-type="string">
            <text:p>Discussing Beorn 2</text:p>
          </table:table-cell>
          <table:table-cell office:value-type="time" office:time-value="PT01H47M58.044S" calcext:value-type="time">
            <text:p>01:47:58,044</text:p>
          </table:table-cell>
          <table:table-cell office:value-type="time" office:time-value="PT01H48M00.206S" calcext:value-type="time">
            <text:p>01:48:00,206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11M09.04S" calcext:value-type="time">
            <text:p>00:11:09,040</text:p>
          </table:table-cell>
          <table:table-cell table:formula="of:=[.F62]+[.J62]" office:value-type="time" office:time-value="PT00H11M11.202S" calcext:value-type="time">
            <text:p>00:11:11,202</text:p>
          </table:table-cell>
          <table:table-cell/>
          <table:table-cell table:formula="of:=[.C62]-[.F62]" office:value-type="time" office:time-value="PT01H36M49.004S" calcext:value-type="time">
            <text:p>01:36:49,004</text:p>
          </table:table-cell>
          <table:table-cell table:formula="of:=[.D62]-[.C62]" office:value-type="time" office:time-value="PT00H00M02.162S" calcext:value-type="time">
            <text:p>00:00:02</text:p>
          </table:table-cell>
          <table:table-cell/>
          <table:table-cell office:value-type="string" calcext:value-type="string">
            <text:p>See above</text:p>
          </table:table-cell>
        </table:table-row>
        <table:table-row table:style-name="ro1">
          <table:table-cell table:style-name="ce4" office:value-type="float" office:value="56" calcext:value-type="float">
            <text:p>056</text:p>
          </table:table-cell>
          <table:table-cell office:value-type="string" calcext:value-type="string">
            <text:p>Guests at Beorn 1</text:p>
          </table:table-cell>
          <table:table-cell office:value-type="time" office:time-value="PT01H49M18.841S" calcext:value-type="time">
            <text:p>01:49:18,841</text:p>
          </table:table-cell>
          <table:table-cell office:value-type="time" office:time-value="PT01H49M21.692S" calcext:value-type="time">
            <text:p>01:49:21,692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16M17.28S" calcext:value-type="time">
            <text:p>00:16:17,280</text:p>
          </table:table-cell>
          <table:table-cell table:formula="of:=[.F63]+[.J63]" office:value-type="time" office:time-value="PT00H16M20.131S" calcext:value-type="time">
            <text:p>00:16:20,131</text:p>
          </table:table-cell>
          <table:table-cell/>
          <table:table-cell table:formula="of:=[.C63]-[.F63]" office:value-type="time" office:time-value="PT01H33M01.561S" calcext:value-type="time">
            <text:p>01:33:01,561</text:p>
          </table:table-cell>
          <table:table-cell table:formula="of:=[.D63]-[.C63]" office:value-type="time" office:time-value="PT00H00M02.851S" calcext:value-type="time">
            <text:p>00:00:02</text:p>
          </table:table-cell>
          <table:table-cell/>
          <table:table-cell office:value-type="string" calcext:value-type="string">
            <text:p>Discussion going on in background. Might need italics</text:p>
          </table:table-cell>
        </table:table-row>
        <table:table-row table:style-name="ro1">
          <table:table-cell office:value-type="float" office:value="57" calcext:value-type="float">
            <text:p>057</text:p>
          </table:table-cell>
          <table:table-cell office:value-type="string" calcext:value-type="string">
            <text:p>Guests at Beorn 2</text:p>
          </table:table-cell>
          <table:table-cell office:value-type="time" office:time-value="PT01H49M31.252S" calcext:value-type="time">
            <text:p>01:49:31,252</text:p>
          </table:table-cell>
          <table:table-cell office:value-type="time" office:time-value="PT01H53M51.898S" calcext:value-type="time">
            <text:p>01:53:51,898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16M43.12S" calcext:value-type="time">
            <text:p>00:16:43,120</text:p>
          </table:table-cell>
          <table:table-cell table:formula="of:=[.F64]+[.J64]" office:value-type="time" office:time-value="PT00H21M03.766S" calcext:value-type="time">
            <text:p>00:21:03,766</text:p>
          </table:table-cell>
          <table:table-cell/>
          <table:table-cell table:formula="of:=[.C64]-[.F64]" office:value-type="time" office:time-value="PT01H32M48.132S" calcext:value-type="time">
            <text:p>01:32:48,132</text:p>
          </table:table-cell>
          <table:table-cell table:formula="of:=[.D64]-[.C64]" office:value-type="time" office:time-value="PT00H04M20.646S" calcext:value-type="time">
            <text:p>00:04:2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058</text:p>
          </table:table-cell>
          <table:table-cell office:value-type="string" calcext:value-type="string">
            <text:p>Guests at Beorn 3</text:p>
          </table:table-cell>
          <table:table-cell office:value-type="time" office:time-value="PT01H53M53.246S" calcext:value-type="time">
            <text:p>01:53:53,246</text:p>
          </table:table-cell>
          <table:table-cell office:value-type="time" office:time-value="PT01H53M57.851S" calcext:value-type="time">
            <text:p>01:53:57,851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21M39.6S" calcext:value-type="time">
            <text:p>00:21:39,600</text:p>
          </table:table-cell>
          <table:table-cell table:formula="of:=[.F65]+[.J65]" office:value-type="time" office:time-value="PT00H21M44.205S" calcext:value-type="time">
            <text:p>00:21:44,205</text:p>
          </table:table-cell>
          <table:table-cell/>
          <table:table-cell table:formula="of:=[.C65]-[.F65]" office:value-type="time" office:time-value="PT01H32M13.646S" calcext:value-type="time">
            <text:p>01:32:13,646</text:p>
          </table:table-cell>
          <table:table-cell table:formula="of:=[.D65]-[.C65]" office:value-type="time" office:time-value="PT00H00M04.605S" calcext:value-type="time">
            <text:p>00:00:0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059</text:p>
          </table:table-cell>
          <table:table-cell office:value-type="string" calcext:value-type="string">
            <text:p>Guests at Beorn 4</text:p>
          </table:table-cell>
          <table:table-cell office:value-type="time" office:time-value="PT01H53M59.747S" calcext:value-type="time">
            <text:p>01:53:59,747</text:p>
          </table:table-cell>
          <table:table-cell office:value-type="time" office:time-value="PT01H54M22.676S" calcext:value-type="time">
            <text:p>01:54:22,676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21M47.72S" calcext:value-type="time">
            <text:p>00:21:47,720</text:p>
          </table:table-cell>
          <table:table-cell table:formula="of:=[.F66]+[.J66]" office:value-type="time" office:time-value="PT00H22M10.649S" calcext:value-type="time">
            <text:p>00:22:10,649</text:p>
          </table:table-cell>
          <table:table-cell/>
          <table:table-cell table:formula="of:=[.C66]-[.F66]" office:value-type="time" office:time-value="PT01H32M12.027S" calcext:value-type="time">
            <text:p>01:32:12,027</text:p>
          </table:table-cell>
          <table:table-cell table:formula="of:=[.D66]-[.C66]" office:value-type="time" office:time-value="PT00H00M22.929S" calcext:value-type="time">
            <text:p>00:00:2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060</text:p>
          </table:table-cell>
          <table:table-cell office:value-type="string" calcext:value-type="string">
            <text:p>Guests at Beorn 5</text:p>
          </table:table-cell>
          <table:table-cell office:value-type="time" office:time-value="PT01H54M23.829S" calcext:value-type="time">
            <text:p>01:54:23,829</text:p>
          </table:table-cell>
          <table:table-cell office:value-type="time" office:time-value="PT01H54M28.791S" calcext:value-type="time">
            <text:p>01:54:28,791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23M41.52S" calcext:value-type="time">
            <text:p>00:23:41,520</text:p>
          </table:table-cell>
          <table:table-cell table:formula="of:=[.F67]+[.J67]" office:value-type="time" office:time-value="PT00H23M46.482S" calcext:value-type="time">
            <text:p>00:23:46,482</text:p>
          </table:table-cell>
          <table:table-cell/>
          <table:table-cell table:formula="of:=[.C67]-[.F67]" office:value-type="time" office:time-value="PT01H30M42.309S" calcext:value-type="time">
            <text:p>01:30:42,309</text:p>
          </table:table-cell>
          <table:table-cell table:formula="of:=[.D67]-[.C67]" office:value-type="time" office:time-value="PT00H00M04.962S" calcext:value-type="time">
            <text:p>00:00:04</text:p>
          </table:table-cell>
          <table:table-cell/>
          <table:table-cell office:value-type="string" calcext:value-type="string">
            <text:p>Note that these lines were originally spoken later in the film</text:p>
          </table:table-cell>
        </table:table-row>
        <table:table-row table:style-name="ro1">
          <table:table-cell office:value-type="float" office:value="61" calcext:value-type="float">
            <text:p>061</text:p>
          </table:table-cell>
          <table:table-cell office:value-type="string" calcext:value-type="string">
            <text:p>Guests at Beorn 6</text:p>
          </table:table-cell>
          <table:table-cell office:value-type="time" office:time-value="PT01H54M29.751S" calcext:value-type="time">
            <text:p>01:54:29,751</text:p>
          </table:table-cell>
          <table:table-cell office:value-type="time" office:time-value="PT01H55M33.841S" calcext:value-type="time">
            <text:p>01:55:33,841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22M11.16S" calcext:value-type="time">
            <text:p>00:22:11,160</text:p>
          </table:table-cell>
          <table:table-cell table:formula="of:=[.F68]+[.J68]" office:value-type="time" office:time-value="PT00H23M15.25S" calcext:value-type="time">
            <text:p>00:23:15,250</text:p>
          </table:table-cell>
          <table:table-cell/>
          <table:table-cell table:formula="of:=[.C68]-[.F68]" office:value-type="time" office:time-value="PT01H32M18.591S" calcext:value-type="time">
            <text:p>01:32:18,591</text:p>
          </table:table-cell>
          <table:table-cell table:formula="of:=[.D68]-[.C68]" office:value-type="time" office:time-value="PT00H01M04.09S" calcext:value-type="time">
            <text:p>00:01:04</text:p>
          </table:table-cell>
          <table:table-cell table:number-columns-repeated="2"/>
        </table:table-row>
        <table:table-row table:style-name="ro1">
          <table:table-cell table:style-name="ce4" office:value-type="float" office:value="62" calcext:value-type="float">
            <text:p>062</text:p>
          </table:table-cell>
          <table:table-cell office:value-type="string" calcext:value-type="string">
            <text:p>Setting off</text:p>
          </table:table-cell>
          <table:table-cell office:value-type="time" office:time-value="PT01H55M38.752S" calcext:value-type="time">
            <text:p>01:55:38,752</text:p>
          </table:table-cell>
          <table:table-cell office:value-type="time" office:time-value="PT01H55M43.12S" calcext:value-type="time">
            <text:p>01:55:43,120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25M33.52S" calcext:value-type="time">
            <text:p>00:25:33,520</text:p>
          </table:table-cell>
          <table:table-cell table:formula="of:=[.F69]+[.J69]" office:value-type="time" office:time-value="PT00H25M37.888S" calcext:value-type="time">
            <text:p>00:25:37,888</text:p>
          </table:table-cell>
          <table:table-cell/>
          <table:table-cell table:formula="of:=[.C69]-[.F69]" office:value-type="time" office:time-value="PT01H30M05.232S" calcext:value-type="time">
            <text:p>01:30:05,232</text:p>
          </table:table-cell>
          <table:table-cell table:formula="of:=[.D69]-[.C69]" office:value-type="time" office:time-value="PT00H00M04.368S" calcext:value-type="time">
            <text:p>00:00:04</text:p>
          </table:table-cell>
          <table:table-cell/>
          <table:table-cell office:value-type="string" calcext:value-type="string">
            <text:p>This is now a single line of dialog</text:p>
          </table:table-cell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Elven gate</text:p>
          </table:table-cell>
          <table:table-cell office:value-type="time" office:time-value="PT01H56M05.482S" calcext:value-type="time">
            <text:p>01:56:05,482</text:p>
          </table:table-cell>
          <table:table-cell office:value-type="time" office:time-value="PT01H56M48.208S" calcext:value-type="time">
            <text:p>01:56:48,208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26M13.72S" calcext:value-type="time">
            <text:p>00:26:13,720</text:p>
          </table:table-cell>
          <table:table-cell table:formula="of:=[.F70]+[.J70]" office:value-type="time" office:time-value="PT00H26M56.446S" calcext:value-type="time">
            <text:p>00:26:56,446</text:p>
          </table:table-cell>
          <table:table-cell/>
          <table:table-cell table:formula="of:=[.C70]-[.F70]" office:value-type="time" office:time-value="PT01H29M51.762S" calcext:value-type="time">
            <text:p>01:29:51,762</text:p>
          </table:table-cell>
          <table:table-cell table:formula="of:=[.D70]-[.C70]" office:value-type="time" office:time-value="PT00H00M42.726S" calcext:value-type="time">
            <text:p>00:00:4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Gandalf’s advice</text:p>
          </table:table-cell>
          <table:table-cell office:value-type="time" office:time-value="PT01H57M32.948S" calcext:value-type="time">
            <text:p>01:57:32,948</text:p>
          </table:table-cell>
          <table:table-cell office:value-type="time" office:time-value="PT01H58M50.311S" calcext:value-type="time">
            <text:p>01:58:50,311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28M04.52S" calcext:value-type="time">
            <text:p>00:28:04,520</text:p>
          </table:table-cell>
          <table:table-cell table:formula="of:=[.F71]+[.J71]" office:value-type="time" office:time-value="PT00H29M21.883S" calcext:value-type="time">
            <text:p>00:29:21,883</text:p>
          </table:table-cell>
          <table:table-cell/>
          <table:table-cell table:formula="of:=[.C71]-[.F71]" office:value-type="time" office:time-value="PT01H29M28.428S" calcext:value-type="time">
            <text:p>01:29:28,428</text:p>
          </table:table-cell>
          <table:table-cell table:formula="of:=[.D71]-[.C71]" office:value-type="time" office:time-value="PT00H01M17.363S" calcext:value-type="time">
            <text:p>00:01:17</text:p>
          </table:table-cell>
          <table:table-cell/>
          <table:table-cell office:value-type="string" calcext:value-type="string">
            <text:p>Enchanted river must not be mentioned</text:p>
          </table:table-cell>
        </table:table-row>
        <table:table-row table:style-name="ro1">
          <table:table-cell table:style-name="ce4" office:value-type="float" office:value="65" calcext:value-type="float">
            <text:p>065</text:p>
          </table:table-cell>
          <table:table-cell office:value-type="string" calcext:value-type="string">
            <text:p>Entering Mirkwood</text:p>
          </table:table-cell>
          <table:table-cell office:value-type="time" office:time-value="PT01H58M50.456S" calcext:value-type="time">
            <text:p>01:58:50,456</text:p>
          </table:table-cell>
          <table:table-cell office:value-type="time" office:time-value="PT02H00M12.704S" calcext:value-type="time">
            <text:p>02:00:12,704</text:p>
          </table:table-cell>
          <table:table-cell table:style-name="ce7" office:value-type="string" calcext:value-type="string">
            <text:p>EXT</text:p>
          </table:table-cell>
          <table:table-cell office:value-type="time" office:time-value="PT00H29M30.48S" calcext:value-type="time">
            <text:p>00:29:30,480</text:p>
          </table:table-cell>
          <table:table-cell table:formula="of:=[.F72]+[.J72]" office:value-type="time" office:time-value="PT00H30M52.728S" calcext:value-type="time">
            <text:p>00:30:52,728</text:p>
          </table:table-cell>
          <table:table-cell/>
          <table:table-cell table:formula="of:=[.C72]-[.F72]" office:value-type="time" office:time-value="PT01H29M19.976S" calcext:value-type="time">
            <text:p>01:29:19,976</text:p>
          </table:table-cell>
          <table:table-cell table:formula="of:=[.D72]-[.C72]" office:value-type="time" office:time-value="PT00H01M22.248S" calcext:value-type="time">
            <text:p>00:01:22</text:p>
          </table:table-cell>
          <table:table-cell/>
          <table:table-cell office:value-type="string" calcext:value-type="string">
            <text:p>Subtitle at end might need some overhang into next scene</text:p>
          </table:table-cell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The path disappeared</text:p>
          </table:table-cell>
          <table:table-cell office:value-type="time" office:time-value="PT02H00M13.76S" calcext:value-type="time">
            <text:p>02:00:13,760</text:p>
          </table:table-cell>
          <table:table-cell office:value-type="time" office:time-value="PT02H07M28.894S" calcext:value-type="time">
            <text:p>02:07:28,894</text:p>
          </table:table-cell>
          <table:table-cell table:style-name="ce15" office:value-type="string" calcext:value-type="string">
            <text:p>THE</text:p>
          </table:table-cell>
          <table:table-cell office:value-type="time" office:time-value="PT00H22M19.089S" calcext:value-type="time">
            <text:p>00:22:19,089</text:p>
          </table:table-cell>
          <table:table-cell table:formula="of:=[.F73]+[.J73]" office:value-type="time" office:time-value="PT00H29M34.223S" calcext:value-type="time">
            <text:p>00:29:34,223</text:p>
          </table:table-cell>
          <table:table-cell/>
          <table:table-cell table:formula="of:=[.C73]-[.F73]" office:value-type="time" office:time-value="PT01H37M54.671S" calcext:value-type="time">
            <text:p>01:37:54,671</text:p>
          </table:table-cell>
          <table:table-cell table:formula="of:=[.D73]-[.C73]" office:value-type="time" office:time-value="PT00H07M15.134S" calcext:value-type="time">
            <text:p>00:07:1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Fighting baby critter</text:p>
          </table:table-cell>
          <table:table-cell office:value-type="time" office:time-value="PT02H07M56.697S" calcext:value-type="time">
            <text:p>02:07:56,697</text:p>
          </table:table-cell>
          <table:table-cell office:value-type="time" office:time-value="PT02H08M25.703S" calcext:value-type="time">
            <text:p>02:08:25,703</text:p>
          </table:table-cell>
          <table:table-cell office:value-type="string" calcext:value-type="string">
            <text:p>EXT</text:p>
          </table:table-cell>
          <table:table-cell office:value-type="time" office:time-value="PT00H43M55.8S" calcext:value-type="time">
            <text:p>00:43:55,800</text:p>
          </table:table-cell>
          <table:table-cell table:formula="of:=[.F74]+[.J74]" office:value-type="time" office:time-value="PT00H44M24.806S" calcext:value-type="time">
            <text:p>00:44:24,806</text:p>
          </table:table-cell>
          <table:table-cell/>
          <table:table-cell table:formula="of:=[.C74]-[.F74]" office:value-type="time" office:time-value="PT01H24M00.897S" calcext:value-type="time">
            <text:p>01:24:00,897</text:p>
          </table:table-cell>
          <table:table-cell table:formula="of:=[.D74]-[.C74]" office:value-type="time" office:time-value="PT00H00M29.006S" calcext:value-type="time">
            <text:p>00:00:2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Fighting more spiders</text:p>
          </table:table-cell>
          <table:table-cell office:value-type="time" office:time-value="PT02H08M47.593S" calcext:value-type="time">
            <text:p>02:08:47,593</text:p>
          </table:table-cell>
          <table:table-cell office:value-type="time" office:time-value="PT02H09M51.594S" calcext:value-type="time">
            <text:p>02:09:51,594</text:p>
          </table:table-cell>
          <table:table-cell office:value-type="string" calcext:value-type="string">
            <text:p>EXT</text:p>
          </table:table-cell>
          <table:table-cell office:value-type="time" office:time-value="PT00H45M00.56S" calcext:value-type="time">
            <text:p>00:45:00,560</text:p>
          </table:table-cell>
          <table:table-cell table:formula="of:=[.F75]+[.J75]" office:value-type="time" office:time-value="PT00H46M04.561S" calcext:value-type="time">
            <text:p>00:46:04,561</text:p>
          </table:table-cell>
          <table:table-cell/>
          <table:table-cell table:formula="of:=[.C75]-[.F75]" office:value-type="time" office:time-value="PT01H23M47.033S" calcext:value-type="time">
            <text:p>01:23:47,033</text:p>
          </table:table-cell>
          <table:table-cell table:formula="of:=[.D75]-[.C75]" office:value-type="time" office:time-value="PT00H01M04.001S" calcext:value-type="time">
            <text:p>00:01:0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Elves take prisoners</text:p>
          </table:table-cell>
          <table:table-cell office:value-type="time" office:time-value="PT02H09M52.326S" calcext:value-type="time">
            <text:p>02:09:52,326</text:p>
          </table:table-cell>
          <table:table-cell office:value-type="time" office:time-value="PT02H12M10.971S" calcext:value-type="time">
            <text:p>02:12:10,971</text:p>
          </table:table-cell>
          <table:table-cell office:value-type="string" calcext:value-type="string">
            <text:p>EXT</text:p>
          </table:table-cell>
          <table:table-cell office:value-type="time" office:time-value="PT00H46M44S" calcext:value-type="time">
            <text:p>00:46:44,000</text:p>
          </table:table-cell>
          <table:table-cell table:formula="of:=[.F76]+[.J76]" office:value-type="time" office:time-value="PT00H49M02.645S" calcext:value-type="time">
            <text:p>00:49:02,645</text:p>
          </table:table-cell>
          <table:table-cell/>
          <table:table-cell table:formula="of:=[.C76]-[.F76]" office:value-type="time" office:time-value="PT01H23M08.326S" calcext:value-type="time">
            <text:p>01:23:08,326</text:p>
          </table:table-cell>
          <table:table-cell table:formula="of:=[.D76]-[.C76]" office:value-type="time" office:time-value="PT00H02M18.645S" calcext:value-type="time">
            <text:p>00:02:1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In the king’s hold</text:p>
          </table:table-cell>
          <table:table-cell office:value-type="time" office:time-value="PT02H12M24S" calcext:value-type="time">
            <text:p>02:12:24,000</text:p>
          </table:table-cell>
          <table:table-cell office:value-type="time" office:time-value="PT02H15M44.92S" calcext:value-type="time">
            <text:p>02:15:44,920</text:p>
          </table:table-cell>
          <table:table-cell office:value-type="string" calcext:value-type="string">
            <text:p>EXT</text:p>
          </table:table-cell>
          <table:table-cell office:value-type="time" office:time-value="PT00H49M52.88S" calcext:value-type="time">
            <text:p>00:49:52,880</text:p>
          </table:table-cell>
          <table:table-cell table:formula="of:=[.F77]+[.J77]" office:value-type="time" office:time-value="PT00H53M13.8S" calcext:value-type="time">
            <text:p>00:53:13,800</text:p>
          </table:table-cell>
          <table:table-cell/>
          <table:table-cell table:formula="of:=[.C77]-[.F77]" office:value-type="time" office:time-value="PT01H22M31.12S" calcext:value-type="time">
            <text:p>01:22:31,120</text:p>
          </table:table-cell>
          <table:table-cell table:formula="of:=[.D77]-[.C77]" office:value-type="time" office:time-value="PT00H03M20.92S" calcext:value-type="time">
            <text:p>00:03:2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Bilbo frees dwarves</text:p>
          </table:table-cell>
          <table:table-cell office:value-type="time" office:time-value="PT02H15M48.924S" calcext:value-type="time">
            <text:p>02:15:48,924</text:p>
          </table:table-cell>
          <table:table-cell office:value-type="time" office:time-value="PT02H17M22.565S" calcext:value-type="time">
            <text:p>02:17:22,565</text:p>
          </table:table-cell>
          <table:table-cell office:value-type="string" calcext:value-type="string">
            <text:p>EXT</text:p>
          </table:table-cell>
          <table:table-cell office:value-type="time" office:time-value="PT00H58M08.88S" calcext:value-type="time">
            <text:p>00:58:08,880</text:p>
          </table:table-cell>
          <table:table-cell table:formula="of:=[.F78]+[.J78]" office:value-type="time" office:time-value="PT00H59M42.521S" calcext:value-type="time">
            <text:p>00:59:42,521</text:p>
          </table:table-cell>
          <table:table-cell/>
          <table:table-cell table:formula="of:=[.C78]-[.F78]" office:value-type="time" office:time-value="PT01H17M40.044S" calcext:value-type="time">
            <text:p>01:17:40,044</text:p>
          </table:table-cell>
          <table:table-cell table:formula="of:=[.D78]-[.C78]" office:value-type="time" office:time-value="PT00H01M33.641S" calcext:value-type="time">
            <text:p>00:01:3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The big escape</text:p>
          </table:table-cell>
          <table:table-cell office:value-type="time" office:time-value="PT02H17M27.332S" calcext:value-type="time">
            <text:p>02:17:27,332</text:p>
          </table:table-cell>
          <table:table-cell office:value-type="time" office:time-value="PT02H19M41.299S" calcext:value-type="time">
            <text:p>02:19:41,299</text:p>
          </table:table-cell>
          <table:table-cell office:value-type="string" calcext:value-type="string">
            <text:p>EXT</text:p>
          </table:table-cell>
          <table:table-cell office:value-type="time" office:time-value="PT00H59M59.44S" calcext:value-type="time">
            <text:p>00:59:59,440</text:p>
          </table:table-cell>
          <table:table-cell table:formula="of:=[.F79]+[.J79]" office:value-type="time" office:time-value="PT01H02M13.407S" calcext:value-type="time">
            <text:p>01:02:13,407</text:p>
          </table:table-cell>
          <table:table-cell/>
          <table:table-cell table:formula="of:=[.C79]-[.F79]" office:value-type="time" office:time-value="PT01H17M27.892S" calcext:value-type="time">
            <text:p>01:17:27,892</text:p>
          </table:table-cell>
          <table:table-cell table:formula="of:=[.D79]-[.C79]" office:value-type="time" office:time-value="PT00H02M13.967S" calcext:value-type="time">
            <text:p>00:02:1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Getting ashore</text:p>
          </table:table-cell>
          <table:table-cell office:value-type="time" office:time-value="PT02H20M05.818S" calcext:value-type="time">
            <text:p>02:20:05,818</text:p>
          </table:table-cell>
          <table:table-cell office:value-type="time" office:time-value="PT02H20M19.264S" calcext:value-type="time">
            <text:p>02:20:19,264</text:p>
          </table:table-cell>
          <table:table-cell office:value-type="string" calcext:value-type="string">
            <text:p>EXT</text:p>
          </table:table-cell>
          <table:table-cell office:value-type="time" office:time-value="PT01H12M37.24S" calcext:value-type="time">
            <text:p>01:12:37,240</text:p>
          </table:table-cell>
          <table:table-cell table:formula="of:=[.F80]+[.J80]" office:value-type="time" office:time-value="PT01H12M50.686S" calcext:value-type="time">
            <text:p>01:12:50,686</text:p>
          </table:table-cell>
          <table:table-cell/>
          <table:table-cell table:formula="of:=[.C80]-[.F80]" office:value-type="time" office:time-value="PT01H07M28.578S" calcext:value-type="time">
            <text:p>01:07:28,578</text:p>
          </table:table-cell>
          <table:table-cell table:formula="of:=[.D80]-[.C80]" office:value-type="time" office:time-value="PT00H00M13.446S" calcext:value-type="time">
            <text:p>00:00:1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Meet Bard</text:p>
          </table:table-cell>
          <table:table-cell office:value-type="time" office:time-value="PT02H20M40.332S" calcext:value-type="time">
            <text:p>02:20:40,332</text:p>
          </table:table-cell>
          <table:table-cell office:value-type="time" office:time-value="PT02H22M34.415S" calcext:value-type="time">
            <text:p>02:22:34,415</text:p>
          </table:table-cell>
          <table:table-cell office:value-type="string" calcext:value-type="string">
            <text:p>EXT</text:p>
          </table:table-cell>
          <table:table-cell office:value-type="time" office:time-value="PT01H13M47.8S" calcext:value-type="time">
            <text:p>01:13:47,800</text:p>
          </table:table-cell>
          <table:table-cell table:formula="of:=[.F81]+[.J81]" office:value-type="time" office:time-value="PT01H15M41.883S" calcext:value-type="time">
            <text:p>01:15:41,883</text:p>
          </table:table-cell>
          <table:table-cell/>
          <table:table-cell table:formula="of:=[.C81]-[.F81]" office:value-type="time" office:time-value="PT01H06M52.532S" calcext:value-type="time">
            <text:p>01:06:52,532</text:p>
          </table:table-cell>
          <table:table-cell table:formula="of:=[.D81]-[.C81]" office:value-type="time" office:time-value="PT00H01M54.083S" calcext:value-type="time">
            <text:p>00:01:5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Smuggled into Lake Town</text:p>
          </table:table-cell>
          <table:table-cell office:value-type="time" office:time-value="PT02H22M53.414S" calcext:value-type="time">
            <text:p>02:22:53,414</text:p>
          </table:table-cell>
          <table:table-cell office:value-type="time" office:time-value="PT02H26M05.176S" calcext:value-type="time">
            <text:p>02:26:05,176</text:p>
          </table:table-cell>
          <table:table-cell office:value-type="string" calcext:value-type="string">
            <text:p>EXT</text:p>
          </table:table-cell>
          <table:table-cell office:value-type="time" office:time-value="PT01H20M08.44S" calcext:value-type="time">
            <text:p>01:20:08,440</text:p>
          </table:table-cell>
          <table:table-cell table:formula="of:=[.F82]+[.J82]" office:value-type="time" office:time-value="PT01H23M20.202S" calcext:value-type="time">
            <text:p>01:23:20,202</text:p>
          </table:table-cell>
          <table:table-cell/>
          <table:table-cell table:formula="of:=[.C82]-[.F82]" office:value-type="time" office:time-value="PT01H02M44.974S" calcext:value-type="time">
            <text:p>01:02:44,974</text:p>
          </table:table-cell>
          <table:table-cell table:formula="of:=[.D82]-[.C82]" office:value-type="time" office:time-value="PT00H03M11.762S" calcext:value-type="time">
            <text:p>00:03:1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Raise the gate</text:p>
          </table:table-cell>
          <table:table-cell office:value-type="time" office:time-value="PT02H26M05.616S" calcext:value-type="time">
            <text:p>02:26:05,616</text:p>
          </table:table-cell>
          <table:table-cell office:value-type="time" office:time-value="PT02H26M06.742S" calcext:value-type="time">
            <text:p>02:26:06,742</text:p>
          </table:table-cell>
          <table:table-cell office:value-type="string" calcext:value-type="string">
            <text:p>EXT</text:p>
          </table:table-cell>
          <table:table-cell office:value-type="time" office:time-value="PT01H24M42.36S" calcext:value-type="time">
            <text:p>01:24:42,360</text:p>
          </table:table-cell>
          <table:table-cell table:formula="of:=[.F83]+[.J83]" office:value-type="time" office:time-value="PT01H24M43.486S" calcext:value-type="time">
            <text:p>01:24:43,486</text:p>
          </table:table-cell>
          <table:table-cell/>
          <table:table-cell table:formula="of:=[.C83]-[.F83]" office:value-type="time" office:time-value="PT01H01M23.256S" calcext:value-type="time">
            <text:p>01:01:23,256</text:p>
          </table:table-cell>
          <table:table-cell table:formula="of:=[.D83]-[.C83]" office:value-type="time" office:time-value="PT00H00M01.126S" calcext:value-type="time">
            <text:p>00:00:01</text:p>
          </table:table-cell>
          <table:table-cell/>
          <table:table-cell office:value-type="string" calcext:value-type="string">
            <text:p>Single line of dialog to cut out Alfrid’s wimpering</text:p>
          </table:table-cell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Barrel surprise</text:p>
          </table:table-cell>
          <table:table-cell office:value-type="time" office:time-value="PT02H26M16.275S" calcext:value-type="time">
            <text:p>02:26:16,275</text:p>
          </table:table-cell>
          <table:table-cell office:value-type="time" office:time-value="PT02H26M29.999S" calcext:value-type="time">
            <text:p>02:26:29,999</text:p>
          </table:table-cell>
          <table:table-cell office:value-type="string" calcext:value-type="string">
            <text:p>EXT</text:p>
          </table:table-cell>
          <table:table-cell office:value-type="time" office:time-value="PT01H28M16.68S" calcext:value-type="time">
            <text:p>01:28:16,680</text:p>
          </table:table-cell>
          <table:table-cell table:formula="of:=[.F84]+[.J84]" office:value-type="time" office:time-value="PT01H28M30.404S" calcext:value-type="time">
            <text:p>01:28:30,404</text:p>
          </table:table-cell>
          <table:table-cell/>
          <table:table-cell table:formula="of:=[.C84]-[.F84]" office:value-type="time" office:time-value="PT00H57M59.595S" calcext:value-type="time">
            <text:p>00:57:59,595</text:p>
          </table:table-cell>
          <table:table-cell table:formula="of:=[.D84]-[.C84]" office:value-type="time" office:time-value="PT00H00M13.724S" calcext:value-type="time">
            <text:p>00:00:1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Follow Bard</text:p>
          </table:table-cell>
          <table:table-cell office:value-type="time" office:time-value="PT02H26M33.256S" calcext:value-type="time">
            <text:p>02:26:33,256</text:p>
          </table:table-cell>
          <table:table-cell office:value-type="time" office:time-value="PT02H26M34.542S" calcext:value-type="time">
            <text:p>02:26:34,542</text:p>
          </table:table-cell>
          <table:table-cell office:value-type="string" calcext:value-type="string">
            <text:p>EXT</text:p>
          </table:table-cell>
          <table:table-cell office:value-type="time" office:time-value="PT01H28M38.32S" calcext:value-type="time">
            <text:p>01:28:38,320</text:p>
          </table:table-cell>
          <table:table-cell table:formula="of:=[.F85]+[.J85]" office:value-type="time" office:time-value="PT01H28M39.606S" calcext:value-type="time">
            <text:p>01:28:39,606</text:p>
          </table:table-cell>
          <table:table-cell/>
          <table:table-cell table:formula="of:=[.C85]-[.F85]" office:value-type="time" office:time-value="PT00H57M54.936S" calcext:value-type="time">
            <text:p>00:57:54,936</text:p>
          </table:table-cell>
          <table:table-cell table:formula="of:=[.D85]-[.C85]" office:value-type="time" office:time-value="PT00H00M01.286S" calcext:value-type="time">
            <text:p>00:00:01</text:p>
          </table:table-cell>
          <table:table-cell/>
          <table:table-cell office:value-type="string" calcext:value-type="string">
            <text:p>Single line of dialog is actually from a later camera shot</text:p>
          </table:table-cell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Smuggled into Bard’s house</text:p>
          </table:table-cell>
          <table:table-cell office:value-type="time" office:time-value="PT02H26M35.791S" calcext:value-type="time">
            <text:p>02:26:35,791</text:p>
          </table:table-cell>
          <table:table-cell office:value-type="time" office:time-value="PT02H29M08.517S" calcext:value-type="time">
            <text:p>02:29:08,517</text:p>
          </table:table-cell>
          <table:table-cell office:value-type="string" calcext:value-type="string">
            <text:p>EXT</text:p>
          </table:table-cell>
          <table:table-cell office:value-type="time" office:time-value="PT01H31M15.72S" calcext:value-type="time">
            <text:p>01:31:15,720</text:p>
          </table:table-cell>
          <table:table-cell table:formula="of:=[.F86]+[.J86]" office:value-type="time" office:time-value="PT01H33M48.446S" calcext:value-type="time">
            <text:p>01:33:48,446</text:p>
          </table:table-cell>
          <table:table-cell/>
          <table:table-cell table:formula="of:=[.C86]-[.F86]" office:value-type="time" office:time-value="PT00H55M20.071S" calcext:value-type="time">
            <text:p>00:55:20,071</text:p>
          </table:table-cell>
          <table:table-cell table:formula="of:=[.D86]-[.C86]" office:value-type="time" office:time-value="PT00H02M32.726S" calcext:value-type="time">
            <text:p>00:02:3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Raiding the armoury</text:p>
          </table:table-cell>
          <table:table-cell office:value-type="time" office:time-value="PT02H29M14.817S" calcext:value-type="time">
            <text:p>02:29:14,817</text:p>
          </table:table-cell>
          <table:table-cell office:value-type="time" office:time-value="PT02H29M26.818S" calcext:value-type="time">
            <text:p>02:29:26,818</text:p>
          </table:table-cell>
          <table:table-cell office:value-type="string" calcext:value-type="string">
            <text:p>EXT</text:p>
          </table:table-cell>
          <table:table-cell office:value-type="time" office:time-value="PT01H39M04.6S" calcext:value-type="time">
            <text:p>01:39:04,600</text:p>
          </table:table-cell>
          <table:table-cell table:formula="of:=[.F87]+[.J87]" office:value-type="time" office:time-value="PT01H39M16.601S" calcext:value-type="time">
            <text:p>01:39:16,601</text:p>
          </table:table-cell>
          <table:table-cell/>
          <table:table-cell table:formula="of:=[.C87]-[.F87]" office:value-type="time" office:time-value="PT00H50M10.217S" calcext:value-type="time">
            <text:p>00:50:10,217</text:p>
          </table:table-cell>
          <table:table-cell table:formula="of:=[.D87]-[.C87]" office:value-type="time" office:time-value="PT00H00M12.001S" calcext:value-type="time">
            <text:p>00:00:1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The Master learns about it</text:p>
          </table:table-cell>
          <table:table-cell office:value-type="time" office:time-value="PT02H29M40.137S" calcext:value-type="time">
            <text:p>02:29:40,137</text:p>
          </table:table-cell>
          <table:table-cell office:value-type="time" office:time-value="PT02H32M12.623S" calcext:value-type="time">
            <text:p>02:32:12,623</text:p>
          </table:table-cell>
          <table:table-cell office:value-type="string" calcext:value-type="string">
            <text:p>EXT</text:p>
          </table:table-cell>
          <table:table-cell office:value-type="time" office:time-value="PT01H40M01.72S" calcext:value-type="time">
            <text:p>01:40:01,720</text:p>
          </table:table-cell>
          <table:table-cell table:formula="of:=[.F88]+[.J88]" office:value-type="time" office:time-value="PT01H42M34.206S" calcext:value-type="time">
            <text:p>01:42:34,206</text:p>
          </table:table-cell>
          <table:table-cell/>
          <table:table-cell table:formula="of:=[.C88]-[.F88]" office:value-type="time" office:time-value="PT00H49M38.417S" calcext:value-type="time">
            <text:p>00:49:38,417</text:p>
          </table:table-cell>
          <table:table-cell table:formula="of:=[.D88]-[.C88]" office:value-type="time" office:time-value="PT00H02M32.486S" calcext:value-type="time">
            <text:p>00:02:3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Bard’s warning</text:p>
          </table:table-cell>
          <table:table-cell office:value-type="time" office:time-value="PT02H32M14.756S" calcext:value-type="time">
            <text:p>02:32:14,756</text:p>
          </table:table-cell>
          <table:table-cell office:value-type="time" office:time-value="PT02H34M01.846S" calcext:value-type="time">
            <text:p>02:34:01,846</text:p>
          </table:table-cell>
          <table:table-cell office:value-type="string" calcext:value-type="string">
            <text:p>EXT</text:p>
          </table:table-cell>
          <table:table-cell office:value-type="time" office:time-value="PT01H43M20.28S" calcext:value-type="time">
            <text:p>01:43:20,280</text:p>
          </table:table-cell>
          <table:table-cell table:formula="of:=[.F89]+[.J89]" office:value-type="time" office:time-value="PT01H45M07.37S" calcext:value-type="time">
            <text:p>01:45:07,370</text:p>
          </table:table-cell>
          <table:table-cell/>
          <table:table-cell table:formula="of:=[.C89]-[.F89]" office:value-type="time" office:time-value="PT00H48M54.476S" calcext:value-type="time">
            <text:p>00:48:54,476</text:p>
          </table:table-cell>
          <table:table-cell table:formula="of:=[.D89]-[.C89]" office:value-type="time" office:time-value="PT00H01M47.09S" calcext:value-type="time">
            <text:p>00:01:47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Looking upon Dale</text:p>
          </table:table-cell>
          <table:table-cell office:value-type="time" office:time-value="PT02H34M56.221S" calcext:value-type="time">
            <text:p>02:34:56,221</text:p>
          </table:table-cell>
          <table:table-cell office:value-type="time" office:time-value="PT02H35M22.625S" calcext:value-type="time">
            <text:p>02:35:22,625</text:p>
          </table:table-cell>
          <table:table-cell office:value-type="string" calcext:value-type="string">
            <text:p>EXT</text:p>
          </table:table-cell>
          <table:table-cell office:value-type="time" office:time-value="PT01H49M59.64S" calcext:value-type="time">
            <text:p>01:49:59,640</text:p>
          </table:table-cell>
          <table:table-cell table:formula="of:=[.F90]+[.J90]" office:value-type="time" office:time-value="PT01H50M26.044S" calcext:value-type="time">
            <text:p>01:50:26,044</text:p>
          </table:table-cell>
          <table:table-cell/>
          <table:table-cell table:formula="of:=[.C90]-[.F90]" office:value-type="time" office:time-value="PT00H44M56.581S" calcext:value-type="time">
            <text:p>00:44:56,581</text:p>
          </table:table-cell>
          <table:table-cell table:formula="of:=[.D90]-[.C90]" office:value-type="time" office:time-value="PT00H00M26.404S" calcext:value-type="time">
            <text:p>00:00:2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Finding the hidden stairs</text:p>
          </table:table-cell>
          <table:table-cell office:value-type="time" office:time-value="PT02H35M32.019S" calcext:value-type="time">
            <text:p>02:35:32,019</text:p>
          </table:table-cell>
          <table:table-cell office:value-type="time" office:time-value="PT02H36M00.31S" calcext:value-type="time">
            <text:p>02:36:00,310</text:p>
          </table:table-cell>
          <table:table-cell office:value-type="string" calcext:value-type="string">
            <text:p>EXT</text:p>
          </table:table-cell>
          <table:table-cell office:value-type="time" office:time-value="PT01H52M40S" calcext:value-type="time">
            <text:p>01:52:40,000</text:p>
          </table:table-cell>
          <table:table-cell table:formula="of:=[.F91]+[.J91]" office:value-type="time" office:time-value="PT01H53M08.291S" calcext:value-type="time">
            <text:p>01:53:08,291</text:p>
          </table:table-cell>
          <table:table-cell/>
          <table:table-cell table:formula="of:=[.C91]-[.F91]" office:value-type="time" office:time-value="PT00H42M52.019S" calcext:value-type="time">
            <text:p>00:42:52,019</text:p>
          </table:table-cell>
          <table:table-cell table:formula="of:=[.D91]-[.C91]" office:value-type="time" office:time-value="PT00H00M28.291S" calcext:value-type="time">
            <text:p>00:00:2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Finding the hidden door</text:p>
          </table:table-cell>
          <table:table-cell office:value-type="time" office:time-value="PT02H36M31.318S" calcext:value-type="time">
            <text:p>02:36:31,318</text:p>
          </table:table-cell>
          <table:table-cell office:value-type="time" office:time-value="PT02H43M43.046S" calcext:value-type="time">
            <text:p>02:43:43,046</text:p>
          </table:table-cell>
          <table:table-cell office:value-type="string" calcext:value-type="string">
            <text:p>EXT</text:p>
          </table:table-cell>
          <table:table-cell office:value-type="time" office:time-value="PT01H59M47.72S" calcext:value-type="time">
            <text:p>01:59:47,720</text:p>
          </table:table-cell>
          <table:table-cell table:formula="of:=[.F92]+[.J92]" office:value-type="time" office:time-value="PT02H06M59.448S" calcext:value-type="time">
            <text:p>02:06:59,448</text:p>
          </table:table-cell>
          <table:table-cell/>
          <table:table-cell table:formula="of:=[.C92]-[.F92]" office:value-type="time" office:time-value="PT00H36M43.598S" calcext:value-type="time">
            <text:p>00:36:43,598</text:p>
          </table:table-cell>
          <table:table-cell table:formula="of:=[.D92]-[.C92]" office:value-type="time" office:time-value="PT00H07M11.728S" calcext:value-type="time">
            <text:p>00:07:1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Balin’s advice</text:p>
          </table:table-cell>
          <table:table-cell office:value-type="time" office:time-value="PT02H43M45.011S" calcext:value-type="time">
            <text:p>02:43:45,011</text:p>
          </table:table-cell>
          <table:table-cell office:value-type="time" office:time-value="PT02H45M07.622S" calcext:value-type="time">
            <text:p>02:45:07,622</text:p>
          </table:table-cell>
          <table:table-cell office:value-type="string" calcext:value-type="string">
            <text:p>EXT</text:p>
          </table:table-cell>
          <table:table-cell office:value-type="time" office:time-value="PT02H07M40.2S" calcext:value-type="time">
            <text:p>02:07:40,200</text:p>
          </table:table-cell>
          <table:table-cell table:formula="of:=[.F93]+[.J93]" office:value-type="time" office:time-value="PT02H09M02.811S" calcext:value-type="time">
            <text:p>02:09:02,811</text:p>
          </table:table-cell>
          <table:table-cell/>
          <table:table-cell table:formula="of:=[.C93]-[.F93]" office:value-type="time" office:time-value="PT00H36M04.811S" calcext:value-type="time">
            <text:p>00:36:04,811</text:p>
          </table:table-cell>
          <table:table-cell table:formula="of:=[.D93]-[.C93]" office:value-type="time" office:time-value="PT00H01M22.611S" calcext:value-type="time">
            <text:p>00:01:2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Flattering Smaug</text:p>
          </table:table-cell>
          <table:table-cell office:value-type="time" office:time-value="PT02H45M40.429S" calcext:value-type="time">
            <text:p>02:45:40,429</text:p>
          </table:table-cell>
          <table:table-cell office:value-type="time" office:time-value="PT02H54M23.385S" calcext:value-type="time">
            <text:p>02:54:23,385</text:p>
          </table:table-cell>
          <table:table-cell office:value-type="string" calcext:value-type="string">
            <text:p>EXT</text:p>
          </table:table-cell>
          <table:table-cell office:value-type="time" office:time-value="PT02H13M03.56S" calcext:value-type="time">
            <text:p>02:13:03,560</text:p>
          </table:table-cell>
          <table:table-cell table:formula="of:=[.F94]+[.J94]" office:value-type="time" office:time-value="PT02H21M46.516S" calcext:value-type="time">
            <text:p>02:21:46,516</text:p>
          </table:table-cell>
          <table:table-cell/>
          <table:table-cell table:formula="of:=[.C94]-[.F94]" office:value-type="time" office:time-value="PT00H32M36.869S" calcext:value-type="time">
            <text:p>00:32:36,869</text:p>
          </table:table-cell>
          <table:table-cell table:formula="of:=[.D94]-[.C94]" office:value-type="time" office:time-value="PT00H08M42.956S" calcext:value-type="time">
            <text:p>00:08:4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Smaug threatens Bilbo</text:p>
          </table:table-cell>
          <table:table-cell office:value-type="time" office:time-value="PT02H54M23.573S" calcext:value-type="time">
            <text:p>02:54:23,573</text:p>
          </table:table-cell>
          <table:table-cell office:value-type="time" office:time-value="PT02H54M58.733S" calcext:value-type="time">
            <text:p>02:54:58,733</text:p>
          </table:table-cell>
          <table:table-cell office:value-type="string" calcext:value-type="string">
            <text:p>EXT</text:p>
          </table:table-cell>
          <table:table-cell office:value-type="time" office:time-value="PT02H22M43.92S" calcext:value-type="time">
            <text:p>02:22:43,920</text:p>
          </table:table-cell>
          <table:table-cell table:formula="of:=[.F95]+[.J95]" office:value-type="time" office:time-value="PT02H23M19.08S" calcext:value-type="time">
            <text:p>02:23:19,080</text:p>
          </table:table-cell>
          <table:table-cell/>
          <table:table-cell table:formula="of:=[.C95]-[.F95]" office:value-type="time" office:time-value="PT00H31M39.653S" calcext:value-type="time">
            <text:p>00:31:39,653</text:p>
          </table:table-cell>
          <table:table-cell table:formula="of:=[.D95]-[.C95]" office:value-type="time" office:time-value="PT00H00M35.16S" calcext:value-type="time">
            <text:p>00:00:3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Smaug boasting</text:p>
          </table:table-cell>
          <table:table-cell office:value-type="time" office:time-value="PT02H54M59.979S" calcext:value-type="time">
            <text:p>02:54:59,979</text:p>
          </table:table-cell>
          <table:table-cell office:value-type="time" office:time-value="PT02H55M54.579S" calcext:value-type="time">
            <text:p>02:55:54,579</text:p>
          </table:table-cell>
          <table:table-cell office:value-type="string" calcext:value-type="string">
            <text:p>EXT</text:p>
          </table:table-cell>
          <table:table-cell office:value-type="time" office:time-value="PT02H27M31.6S" calcext:value-type="time">
            <text:p>02:27:31,600</text:p>
          </table:table-cell>
          <table:table-cell table:style-name="ce22" table:formula="of:=[.F96]+[.J96]" office:value-type="time" office:time-value="PT02H28M26.2S" calcext:value-type="time">
            <text:p>02:28:26,200</text:p>
          </table:table-cell>
          <table:table-cell/>
          <table:table-cell table:formula="of:=[.C96]-[.F96]" office:value-type="time" office:time-value="PT00H27M28.379S" calcext:value-type="time">
            <text:p>00:27:28,379</text:p>
          </table:table-cell>
          <table:table-cell table:formula="of:=[.D96]-[.C96]" office:value-type="time" office:time-value="PT00H00M54.6S" calcext:value-type="time">
            <text:p>00:00:54</text:p>
          </table:table-cell>
          <table:table-cell/>
          <table:table-cell office:value-type="string" calcext:value-type="string">
            <text:p>This run should not include the line about “Oakenshield”</text:p>
          </table:table-cell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Smaug attacks for real</text:p>
          </table:table-cell>
          <table:table-cell office:value-type="time" office:time-value="PT02H55M55.844S" calcext:value-type="time">
            <text:p>02:55:55,844</text:p>
          </table:table-cell>
          <table:table-cell office:value-type="time" office:time-value="PT02H56M09.364S" calcext:value-type="time">
            <text:p>02:56:09,364</text:p>
          </table:table-cell>
          <table:table-cell office:value-type="string" calcext:value-type="string">
            <text:p>EXT</text:p>
          </table:table-cell>
          <table:table-cell office:value-type="time" office:time-value="PT02H28M41.92S" calcext:value-type="time">
            <text:p>02:28:41,920</text:p>
          </table:table-cell>
          <table:table-cell table:formula="of:=[.F97]+[.J97]" office:value-type="time" office:time-value="PT02H28M55.44S" calcext:value-type="time">
            <text:p>02:28:55,440</text:p>
          </table:table-cell>
          <table:table-cell/>
          <table:table-cell table:formula="of:=[.C97]-[.F97]" office:value-type="time" office:time-value="PT00H27M13.924S" calcext:value-type="time">
            <text:p>00:27:13,924</text:p>
          </table:table-cell>
          <table:table-cell table:formula="of:=[.D97]-[.C97]" office:value-type="time" office:time-value="PT00H00M13.52S" calcext:value-type="time">
            <text:p>00:00:1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Meanwhile outside</text:p>
          </table:table-cell>
          <table:table-cell office:value-type="time" office:time-value="PT02H56M35.755S" calcext:value-type="time">
            <text:p>02:56:35,755</text:p>
          </table:table-cell>
          <table:table-cell office:value-type="time" office:time-value="PT02H57M14.855S" calcext:value-type="time">
            <text:p>02:57:14,855</text:p>
          </table:table-cell>
          <table:table-cell office:value-type="string" calcext:value-type="string">
            <text:p>EXT</text:p>
          </table:table-cell>
          <table:table-cell office:value-type="time" office:time-value="PT02H25M00S" calcext:value-type="time">
            <text:p>02:25:00,000</text:p>
          </table:table-cell>
          <table:table-cell table:formula="of:=[.F98]+[.J98]" office:value-type="time" office:time-value="PT02H25M39.1S" calcext:value-type="time">
            <text:p>02:25:39,100</text:p>
          </table:table-cell>
          <table:table-cell/>
          <table:table-cell table:formula="of:=[.C98]-[.F98]" office:value-type="time" office:time-value="PT00H31M35.755S" calcext:value-type="time">
            <text:p>00:31:35,755</text:p>
          </table:table-cell>
          <table:table-cell table:formula="of:=[.D98]-[.C98]" office:value-type="time" office:time-value="PT00H00M39.1S" calcext:value-type="time">
            <text:p>00:00:39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Smaug suspects Lake Town</text:p>
          </table:table-cell>
          <table:table-cell office:value-type="time" office:time-value="PT02H57M39.464S" calcext:value-type="time">
            <text:p>02:57:39,464</text:p>
          </table:table-cell>
          <table:table-cell office:value-type="time" office:time-value="PT02H58M32.224S" calcext:value-type="time">
            <text:p>02:58:32,224</text:p>
          </table:table-cell>
          <table:table-cell office:value-type="string" calcext:value-type="string">
            <text:p>EXT</text:p>
          </table:table-cell>
          <table:table-cell office:value-type="time" office:time-value="PT02H51M35.2S" calcext:value-type="time">
            <text:p>02:51:35,200</text:p>
          </table:table-cell>
          <table:table-cell table:formula="of:=[.F99]+[.J99]" office:value-type="time" office:time-value="PT02H52M27.96S" calcext:value-type="time">
            <text:p>02:52:27,960</text:p>
          </table:table-cell>
          <table:table-cell/>
          <table:table-cell table:formula="of:=[.C99]-[.F99]" office:value-type="time" office:time-value="PT00H06M04.264S" calcext:value-type="time">
            <text:p>00:06:04,264</text:p>
          </table:table-cell>
          <table:table-cell table:formula="of:=[.D99]-[.C99]" office:value-type="time" office:time-value="PT00H00M52.76S" calcext:value-type="time">
            <text:p>00:00:52</text:p>
          </table:table-cell>
          <table:table-cell table:number-columns-repeated="2"/>
        </table:table-row>
        <table:table-row table:style-name="ro1">
          <table:table-cell table:style-name="ce11" office:value-type="float" office:value="93" calcext:value-type="float">
            <text:p>093</text:p>
          </table:table-cell>
          <table:table-cell office:value-type="string" calcext:value-type="string">
            <text:p>The dwarves feel Smaug exiting</text:p>
          </table:table-cell>
          <table:table-cell office:value-type="time" office:time-value="PT02H58M41.484S" calcext:value-type="time">
            <text:p>02:58:41,484</text:p>
          </table:table-cell>
          <table:table-cell office:value-type="time" office:time-value="PT02H58M51.223S" calcext:value-type="time">
            <text:p>02:58:51,223</text:p>
          </table:table-cell>
          <table:table-cell table:style-name="ce18" office:value-type="string" calcext:value-type="string">
            <text:p>EXT</text:p>
          </table:table-cell>
          <table:table-cell office:value-type="time" office:time-value="PT02H21M49.72S" calcext:value-type="time">
            <text:p>02:21:49,720</text:p>
          </table:table-cell>
          <table:table-cell table:formula="of:=[.F100]+[.J100]" office:value-type="time" office:time-value="PT02H21M59.459S" calcext:value-type="time">
            <text:p>02:21:59,459</text:p>
          </table:table-cell>
          <table:table-cell/>
          <table:table-cell table:formula="of:=[.C100]-[.F100]" office:value-type="time" office:time-value="PT00H36M51.764S" calcext:value-type="time">
            <text:p>00:36:51,764</text:p>
          </table:table-cell>
          <table:table-cell table:formula="of:=[.D100]-[.C100]" office:value-type="time" office:time-value="PT00H00M09.739S" calcext:value-type="time">
            <text:p>00:00:09</text:p>
          </table:table-cell>
          <table:table-cell table:number-columns-repeated="2"/>
        </table:table-row>
        <table:table-row table:style-name="ro1">
          <table:table-cell table:style-name="ce4" office:value-type="float" office:value="94" calcext:value-type="float">
            <text:p>094</text:p>
          </table:table-cell>
          <table:table-cell office:value-type="string" calcext:value-type="string">
            <text:p>Meanwhile at Bard’s place</text:p>
          </table:table-cell>
          <table:table-cell office:value-type="time" office:time-value="PT02H58M55.161S" calcext:value-type="time">
            <text:p>02:58:55,161</text:p>
          </table:table-cell>
          <table:table-cell office:value-type="time" office:time-value="PT02H58M58.241S" calcext:value-type="time">
            <text:p>02:58:58,241</text:p>
          </table:table-cell>
          <table:table-cell office:value-type="string" calcext:value-type="string">
            <text:p>EXT</text:p>
          </table:table-cell>
          <table:table-cell office:value-type="time" office:time-value="PT02H22M06.28S" calcext:value-type="time">
            <text:p>02:22:06,280</text:p>
          </table:table-cell>
          <table:table-cell table:formula="of:=[.F101]+[.J101]" office:value-type="time" office:time-value="PT02H22M09.36S" calcext:value-type="time">
            <text:p>02:22:09,360</text:p>
          </table:table-cell>
          <table:table-cell/>
          <table:table-cell table:formula="of:=[.C101]-[.F101]" office:value-type="time" office:time-value="PT00H36M48.881S" calcext:value-type="time">
            <text:p>00:36:48,881</text:p>
          </table:table-cell>
          <table:table-cell table:formula="of:=[.D101]-[.C101]" office:value-type="time" office:time-value="PT00H00M03.08S" calcext:value-type="time">
            <text:p>00:00:03</text:p>
          </table:table-cell>
          <table:table-cell/>
          <table:table-cell office:value-type="string" calcext:value-type="string">
            <text:p>Last line should only be 2s long so it doesn’t clash with next run</text:p>
          </table:table-cell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Bard vows to kill Smaug</text:p>
          </table:table-cell>
          <table:table-cell office:value-type="time" office:time-value="PT02H58M58.261S" calcext:value-type="time">
            <text:p>02:58:58,261</text:p>
          </table:table-cell>
          <table:table-cell office:value-type="time" office:time-value="PT02H59M18.721S" calcext:value-type="time">
            <text:p>02:59:18,721</text:p>
          </table:table-cell>
          <table:table-cell office:value-type="string" calcext:value-type="string">
            <text:p>EXT</text:p>
          </table:table-cell>
          <table:table-cell office:value-type="time" office:time-value="PT02H22M22.72S" calcext:value-type="time">
            <text:p>02:22:22,720</text:p>
          </table:table-cell>
          <table:table-cell table:formula="of:=[.F102]+[.J102]" office:value-type="time" office:time-value="PT02H22M43.18S" calcext:value-type="time">
            <text:p>02:22:43,180</text:p>
          </table:table-cell>
          <table:table-cell/>
          <table:table-cell table:formula="of:=[.C102]-[.F102]" office:value-type="time" office:time-value="PT00H36M35.541S" calcext:value-type="time">
            <text:p>00:36:35,541</text:p>
          </table:table-cell>
          <table:table-cell table:formula="of:=[.D102]-[.C102]" office:value-type="time" office:time-value="PT00H00M20.46S" calcext:value-type="time">
            <text:p>00:00:2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Smaug boasting again</text:p>
          </table:table-cell>
          <table:table-cell office:value-type="time" office:time-value="PT02H59M33.605S" calcext:value-type="time">
            <text:p>02:59:33,605</text:p>
          </table:table-cell>
          <table:table-cell office:value-type="time" office:time-value="PT02H59M55.785S" calcext:value-type="time">
            <text:p>02:59:55,785</text:p>
          </table:table-cell>
          <table:table-cell office:value-type="string" calcext:value-type="string">
            <text:p>EXT</text:p>
          </table:table-cell>
          <table:table-cell office:value-type="time" office:time-value="PT02H55M38.16S" calcext:value-type="time">
            <text:p>02:55:38,160</text:p>
          </table:table-cell>
          <table:table-cell table:formula="of:=[.F103]+[.J103]" office:value-type="time" office:time-value="PT02H56M00.34S" calcext:value-type="time">
            <text:p>02:56:00,340</text:p>
          </table:table-cell>
          <table:table-cell/>
          <table:table-cell table:formula="of:=[.C103]-[.F103]" office:value-type="time" office:time-value="PT00H03M55.445S" calcext:value-type="time">
            <text:p>00:03:55,445</text:p>
          </table:table-cell>
          <table:table-cell table:formula="of:=[.D103]-[.C103]" office:value-type="time" office:time-value="PT00H00M22.18S" calcext:value-type="time">
            <text:p>00:00:22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vie 3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Villagers panicking</text:p>
          </table:table-cell>
          <table:table-cell office:value-type="time" office:time-value="PT03H00M04.649S" calcext:value-type="time">
            <text:p>03:00:04,649</text:p>
          </table:table-cell>
          <table:table-cell office:value-type="time" office:time-value="PT03H00M09.825S" calcext:value-type="time">
            <text:p>03:00:09,825</text:p>
          </table:table-cell>
          <table:table-cell office:value-type="string" calcext:value-type="string">
            <text:p>EXT</text:p>
          </table:table-cell>
          <table:table-cell office:value-type="time" office:time-value="PT00H01M39.348S" calcext:value-type="time">
            <text:p>00:01:39,348</text:p>
          </table:table-cell>
          <table:table-cell table:formula="of:=[.F107]+[.J107]" office:value-type="time" office:time-value="PT00H01M44.524S" calcext:value-type="time">
            <text:p>00:01:44,524</text:p>
          </table:table-cell>
          <table:table-cell/>
          <table:table-cell table:formula="of:=[.C107]-[.F107]" office:value-type="time" office:time-value="PT02H58M25.301S" calcext:value-type="time">
            <text:p>02:58:25,301</text:p>
          </table:table-cell>
          <table:table-cell table:formula="of:=[.D107]-[.C107]" office:value-type="time" office:time-value="PT00H00M05.176S" calcext:value-type="time">
            <text:p>00:00:0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Master fleeing</text:p>
          </table:table-cell>
          <table:table-cell office:value-type="time" office:time-value="PT03H00M34.887S" calcext:value-type="time">
            <text:p>03:00:34,887</text:p>
          </table:table-cell>
          <table:table-cell office:value-type="time" office:time-value="PT03H00M38.889S" calcext:value-type="time">
            <text:p>03:00:38,889</text:p>
          </table:table-cell>
          <table:table-cell office:value-type="string" calcext:value-type="string">
            <text:p>EXT</text:p>
          </table:table-cell>
          <table:table-cell office:value-type="time" office:time-value="PT00H03M23.411S" calcext:value-type="time">
            <text:p>00:03:23,411</text:p>
          </table:table-cell>
          <table:table-cell table:formula="of:=[.F108]+[.J108]" office:value-type="time" office:time-value="PT00H03M27.413S" calcext:value-type="time">
            <text:p>00:03:27,413</text:p>
          </table:table-cell>
          <table:table-cell/>
          <table:table-cell table:formula="of:=[.C108]-[.F108]" office:value-type="time" office:time-value="PT02H57M11.476S" calcext:value-type="time">
            <text:p>02:57:11,476</text:p>
          </table:table-cell>
          <table:table-cell table:formula="of:=[.D108]-[.C108]" office:value-type="time" office:time-value="PT00H00M04.002S" calcext:value-type="time">
            <text:p>00:00:0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Dwarves sympathizing</text:p>
          </table:table-cell>
          <table:table-cell office:value-type="time" office:time-value="PT03H01M46.452S" calcext:value-type="time">
            <text:p>03:01:46,452</text:p>
          </table:table-cell>
          <table:table-cell office:value-type="time" office:time-value="PT03H01M48.452S" calcext:value-type="time">
            <text:p>03:01:48,452</text:p>
          </table:table-cell>
          <table:table-cell office:value-type="string" calcext:value-type="string">
            <text:p>EXT</text:p>
          </table:table-cell>
          <table:table-cell office:value-type="time" office:time-value="PT00H05M28.411S" calcext:value-type="time">
            <text:p>00:05:28,411</text:p>
          </table:table-cell>
          <table:table-cell table:formula="of:=[.F109]+[.J109]" office:value-type="time" office:time-value="PT00H05M30.411S" calcext:value-type="time">
            <text:p>00:05:30,411</text:p>
          </table:table-cell>
          <table:table-cell/>
          <table:table-cell table:formula="of:=[.C109]-[.F109]" office:value-type="time" office:time-value="PT02H56M18.041S" calcext:value-type="time">
            <text:p>02:56:18,041</text:p>
          </table:table-cell>
          <table:table-cell table:formula="of:=[.D109]-[.C109]" office:value-type="time" office:time-value="PT00H00M02S" calcext:value-type="time">
            <text:p>00:00:02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maug mocks Bard</text:p>
          </table:table-cell>
          <table:table-cell office:value-type="time" office:time-value="PT03H03M38.042S" calcext:value-type="time">
            <text:p>03:03:38,042</text:p>
          </table:table-cell>
          <table:table-cell office:value-type="time" office:time-value="PT03H04M03.401S" calcext:value-type="time">
            <text:p>03:04:03,401</text:p>
          </table:table-cell>
          <table:table-cell office:value-type="string" calcext:value-type="string">
            <text:p>EXT</text:p>
          </table:table-cell>
          <table:table-cell office:value-type="time" office:time-value="PT00H09M06.836S" calcext:value-type="time">
            <text:p>00:09:06,836</text:p>
          </table:table-cell>
          <table:table-cell table:formula="of:=[.F110]+[.J110]" office:value-type="time" office:time-value="PT00H09M32.195S" calcext:value-type="time">
            <text:p>00:09:32,195</text:p>
          </table:table-cell>
          <table:table-cell/>
          <table:table-cell table:formula="of:=[.C110]-[.F110]" office:value-type="time" office:time-value="PT02H54M31.206S" calcext:value-type="time">
            <text:p>02:54:31,206</text:p>
          </table:table-cell>
          <table:table-cell table:formula="of:=[.D110]-[.C110]" office:value-type="time" office:time-value="PT00H00M25.359S" calcext:value-type="time">
            <text:p>00:00:2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maug charges and gets killed</text:p>
          </table:table-cell>
          <table:table-cell office:value-type="time" office:time-value="PT03H04M21.472S" calcext:value-type="time">
            <text:p>03:04:21,472</text:p>
          </table:table-cell>
          <table:table-cell office:value-type="time" office:time-value="PT03H04M28.479S" calcext:value-type="time">
            <text:p>03:04:28,479</text:p>
          </table:table-cell>
          <table:table-cell office:value-type="string" calcext:value-type="string">
            <text:p>EXT</text:p>
          </table:table-cell>
          <table:table-cell office:value-type="time" office:time-value="PT00H10M29.419S" calcext:value-type="time">
            <text:p>00:10:29,419</text:p>
          </table:table-cell>
          <table:table-cell table:formula="of:=[.F111]+[.J111]" office:value-type="time" office:time-value="PT00H10M36.426S" calcext:value-type="time">
            <text:p>00:10:36,426</text:p>
          </table:table-cell>
          <table:table-cell/>
          <table:table-cell table:formula="of:=[.C111]-[.F111]" office:value-type="time" office:time-value="PT02H53M52.053S" calcext:value-type="time">
            <text:p>02:53:52,053</text:p>
          </table:table-cell>
          <table:table-cell table:formula="of:=[.D111]-[.C111]" office:value-type="time" office:time-value="PT00H00M07.007S" calcext:value-type="time">
            <text:p>00:00:0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warves rejoice</text:p>
          </table:table-cell>
          <table:table-cell office:value-type="time" office:time-value="PT03H05M26.561S" calcext:value-type="time">
            <text:p>03:05:26,561</text:p>
          </table:table-cell>
          <table:table-cell office:value-type="time" office:time-value="PT03H06M03.18S" calcext:value-type="time">
            <text:p>03:06:03,180</text:p>
          </table:table-cell>
          <table:table-cell office:value-type="string" calcext:value-type="string">
            <text:p>EXT</text:p>
          </table:table-cell>
          <table:table-cell office:value-type="time" office:time-value="PT00H11M53.044S" calcext:value-type="time">
            <text:p>00:11:53,044</text:p>
          </table:table-cell>
          <table:table-cell table:formula="of:=[.F112]+[.J112]" office:value-type="time" office:time-value="PT00H12M29.663S" calcext:value-type="time">
            <text:p>00:12:29,663</text:p>
          </table:table-cell>
          <table:table-cell/>
          <table:table-cell table:formula="of:=[.C112]-[.F112]" office:value-type="time" office:time-value="PT02H53M33.517S" calcext:value-type="time">
            <text:p>02:53:33,517</text:p>
          </table:table-cell>
          <table:table-cell table:formula="of:=[.D112]-[.C112]" office:value-type="time" office:time-value="PT00H00M36.619S" calcext:value-type="time">
            <text:p>00:00:3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urvivors wash ashore</text:p>
          </table:table-cell>
          <table:table-cell office:value-type="time" office:time-value="PT03H06M18.683S" calcext:value-type="time">
            <text:p>03:06:18,683</text:p>
          </table:table-cell>
          <table:table-cell office:value-type="time" office:time-value="PT03H06M24.831S" calcext:value-type="time">
            <text:p>03:06:24,831</text:p>
          </table:table-cell>
          <table:table-cell office:value-type="string" calcext:value-type="string">
            <text:p>EXT</text:p>
          </table:table-cell>
          <table:table-cell office:value-type="time" office:time-value="PT00H13M25.178S" calcext:value-type="time">
            <text:p>00:13:25,178</text:p>
          </table:table-cell>
          <table:table-cell table:formula="of:=[.F113]+[.J113]" office:value-type="time" office:time-value="PT00H13M31.326S" calcext:value-type="time">
            <text:p>00:13:31,326</text:p>
          </table:table-cell>
          <table:table-cell/>
          <table:table-cell table:formula="of:=[.C113]-[.F113]" office:value-type="time" office:time-value="PT02H52M53.505S" calcext:value-type="time">
            <text:p>02:52:53,505</text:p>
          </table:table-cell>
          <table:table-cell table:formula="of:=[.D113]-[.C113]" office:value-type="time" office:time-value="PT00H00M06.148S" calcext:value-type="time">
            <text:p>00:00:0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urvivors move goods</text:p>
          </table:table-cell>
          <table:table-cell office:value-type="time" office:time-value="PT03H06M24.908S" calcext:value-type="time">
            <text:p>03:06:24,908</text:p>
          </table:table-cell>
          <table:table-cell office:value-type="time" office:time-value="PT03H06M26.451S" calcext:value-type="time">
            <text:p>03:06:26,451</text:p>
          </table:table-cell>
          <table:table-cell office:value-type="string" calcext:value-type="string">
            <text:p>EXT</text:p>
          </table:table-cell>
          <table:table-cell office:value-type="time" office:time-value="PT00H13M37.982S" calcext:value-type="time">
            <text:p>00:13:37,982</text:p>
          </table:table-cell>
          <table:table-cell table:formula="of:=[.F114]+[.J114]" office:value-type="time" office:time-value="PT00H13M39.525S" calcext:value-type="time">
            <text:p>00:13:39,525</text:p>
          </table:table-cell>
          <table:table-cell/>
          <table:table-cell table:formula="of:=[.C114]-[.F114]" office:value-type="time" office:time-value="PT02H52M46.926S" calcext:value-type="time">
            <text:p>02:52:46,926</text:p>
          </table:table-cell>
          <table:table-cell table:formula="of:=[.D114]-[.C114]" office:value-type="time" office:time-value="PT00H00M01.543S" calcext:value-type="time">
            <text:p>00:00:01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ard’s children rejoice</text:p>
          </table:table-cell>
          <table:table-cell office:value-type="time" office:time-value="PT03H06M34.277S" calcext:value-type="time">
            <text:p>03:06:34,277</text:p>
          </table:table-cell>
          <table:table-cell office:value-type="time" office:time-value="PT03H07M01.012S" calcext:value-type="time">
            <text:p>03:07:01,012</text:p>
          </table:table-cell>
          <table:table-cell office:value-type="string" calcext:value-type="string">
            <text:p>EXT</text:p>
          </table:table-cell>
          <table:table-cell office:value-type="time" office:time-value="PT00H16M37.453S" calcext:value-type="time">
            <text:p>00:16:37,453</text:p>
          </table:table-cell>
          <table:table-cell table:formula="of:=[.F115]+[.J115]" office:value-type="time" office:time-value="PT00H17M04.188S" calcext:value-type="time">
            <text:p>00:17:04,188</text:p>
          </table:table-cell>
          <table:table-cell/>
          <table:table-cell table:formula="of:=[.C115]-[.F115]" office:value-type="time" office:time-value="PT02H49M56.824S" calcext:value-type="time">
            <text:p>02:49:56,824</text:p>
          </table:table-cell>
          <table:table-cell table:formula="of:=[.D115]-[.C115]" office:value-type="time" office:time-value="PT00H00M26.735S" calcext:value-type="time">
            <text:p>00:00:2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ard sets priorities</text:p>
          </table:table-cell>
          <table:table-cell office:value-type="time" office:time-value="PT03H07M02.369S" calcext:value-type="time">
            <text:p>03:07:02,369</text:p>
          </table:table-cell>
          <table:table-cell office:value-type="time" office:time-value="PT03H07M22.348S" calcext:value-type="time">
            <text:p>03:07:22,348</text:p>
          </table:table-cell>
          <table:table-cell office:value-type="string" calcext:value-type="string">
            <text:p>EXT</text:p>
          </table:table-cell>
          <table:table-cell office:value-type="time" office:time-value="PT00H18M32.568S" calcext:value-type="time">
            <text:p>00:18:32,568</text:p>
          </table:table-cell>
          <table:table-cell table:formula="of:=[.F116]+[.J116]" office:value-type="time" office:time-value="PT00H18M52.547S" calcext:value-type="time">
            <text:p>00:18:52,547</text:p>
          </table:table-cell>
          <table:table-cell/>
          <table:table-cell table:formula="of:=[.C116]-[.F116]" office:value-type="time" office:time-value="PT02H48M29.801S" calcext:value-type="time">
            <text:p>02:48:29,801</text:p>
          </table:table-cell>
          <table:table-cell table:formula="of:=[.D116]-[.C116]" office:value-type="time" office:time-value="PT00H00M19.979S" calcext:value-type="time">
            <text:p>00:00:19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ooking for the Arkenstone</text:p>
          </table:table-cell>
          <table:table-cell office:value-type="time" office:time-value="PT03H07M24.093S" calcext:value-type="time">
            <text:p>03:07:24,093</text:p>
          </table:table-cell>
          <table:table-cell office:value-type="time" office:time-value="PT03H07M40.275S" calcext:value-type="time">
            <text:p>03:07:40,275</text:p>
          </table:table-cell>
          <table:table-cell office:value-type="string" calcext:value-type="string">
            <text:p>EXT</text:p>
          </table:table-cell>
          <table:table-cell office:value-type="time" office:time-value="PT00H22M07.2S" calcext:value-type="time">
            <text:p>00:22:07,200</text:p>
          </table:table-cell>
          <table:table-cell table:formula="of:=[.F117]+[.J117]" office:value-type="time" office:time-value="PT00H22M23.382S" calcext:value-type="time">
            <text:p>00:22:23,382</text:p>
          </table:table-cell>
          <table:table-cell/>
          <table:table-cell table:formula="of:=[.C117]-[.F117]" office:value-type="time" office:time-value="PT02H45M16.893S" calcext:value-type="time">
            <text:p>02:45:16,893</text:p>
          </table:table-cell>
          <table:table-cell table:formula="of:=[.D117]-[.C117]" office:value-type="time" office:time-value="PT00H00M16.182S" calcext:value-type="time">
            <text:p>00:00:16</text:p>
          </table:table-cell>
          <table:table-cell table:number-columns-repeated="2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office:value-type="string" calcext:value-type="string">
            <text:p>Dragon sickness and Dale</text:p>
          </table:table-cell>
          <table:table-cell office:value-type="time" office:time-value="PT03H08M22.783S" calcext:value-type="time">
            <text:p>03:08:22,783</text:p>
          </table:table-cell>
          <table:table-cell office:value-type="time" office:time-value="PT03H12M50.591S" calcext:value-type="time">
            <text:p>03:12:50,591</text:p>
          </table:table-cell>
          <table:table-cell office:value-type="string" calcext:value-type="string">
            <text:p>EXT</text:p>
          </table:table-cell>
          <table:table-cell office:value-type="time" office:time-value="PT00H36M46.621S" calcext:value-type="time">
            <text:p>00:36:46,621</text:p>
          </table:table-cell>
          <table:table-cell table:formula="of:=[.F118]+[.J118]" office:value-type="time" office:time-value="PT00H41M14.429S" calcext:value-type="time">
            <text:p>00:41:14,429</text:p>
          </table:table-cell>
          <table:table-cell/>
          <table:table-cell table:formula="of:=[.C118]-[.F118]" office:value-type="time" office:time-value="PT02H31M36.162S" calcext:value-type="time">
            <text:p>02:31:36,162</text:p>
          </table:table-cell>
          <table:table-cell table:formula="of:=[.D118]-[.C118]" office:value-type="time" office:time-value="PT00H04M27.808S" calcext:value-type="time">
            <text:p>00:04:27</text:p>
          </table:table-cell>
          <table:table-cell/>
          <table:table-cell office:value-type="string" calcext:value-type="string">
            <text:p>Alfrid has no part in this run so last line needs editing to omit “Sire!”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ortifying Erebor</text:p>
          </table:table-cell>
          <table:table-cell office:value-type="time" office:time-value="PT03H12M54.34S" calcext:value-type="time">
            <text:p>03:12:54,340</text:p>
          </table:table-cell>
          <table:table-cell office:value-type="time" office:time-value="PT03H13M45.723S" calcext:value-type="time">
            <text:p>03:13:45,723</text:p>
          </table:table-cell>
          <table:table-cell office:value-type="string" calcext:value-type="string">
            <text:p>EXT</text:p>
          </table:table-cell>
          <table:table-cell office:value-type="time" office:time-value="PT00H42M05.731S" calcext:value-type="time">
            <text:p>00:42:05,731</text:p>
          </table:table-cell>
          <table:table-cell table:formula="of:=[.F119]+[.J119]" office:value-type="time" office:time-value="PT00H42M57.114S" calcext:value-type="time">
            <text:p>00:42:57,114</text:p>
          </table:table-cell>
          <table:table-cell/>
          <table:table-cell table:formula="of:=[.C119]-[.F119]" office:value-type="time" office:time-value="PT02H30M48.609S" calcext:value-type="time">
            <text:p>02:30:48,609</text:p>
          </table:table-cell>
          <table:table-cell table:formula="of:=[.D119]-[.C119]" office:value-type="time" office:time-value="PT00H00M51.383S" calcext:value-type="time">
            <text:p>00:00:5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zog calls reinforcements</text:p>
          </table:table-cell>
          <table:table-cell office:value-type="time" office:time-value="PT03H14M22S" calcext:value-type="time">
            <text:p>03:14:22,000</text:p>
          </table:table-cell>
          <table:table-cell office:value-type="time" office:time-value="PT03H14M44S" calcext:value-type="time">
            <text:p>03:14:44,000</text:p>
          </table:table-cell>
          <table:table-cell office:value-type="string" calcext:value-type="string">
            <text:p>EXT</text:p>
          </table:table-cell>
          <table:table-cell office:value-type="time" office:time-value="PT00H25M38S" calcext:value-type="time">
            <text:p>00:25:38,000</text:p>
          </table:table-cell>
          <table:table-cell table:formula="of:=[.F120]+[.J120]" office:value-type="time" office:time-value="PT00H26M00S" calcext:value-type="time">
            <text:p>00:26:00,000</text:p>
          </table:table-cell>
          <table:table-cell/>
          <table:table-cell table:formula="of:=[.C120]-[.F120]" office:value-type="time" office:time-value="PT02H48M44S" calcext:value-type="time">
            <text:p>02:48:44,000</text:p>
          </table:table-cell>
          <table:table-cell table:formula="of:=[.D120]-[.C120]" office:value-type="time" office:time-value="PT00H00M22S" calcext:value-type="time">
            <text:p>00:00:22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randuil’s army in Dale</text:p>
          </table:table-cell>
          <table:table-cell office:value-type="time" office:time-value="PT03H14M53.209S" calcext:value-type="time">
            <text:p>03:14:53,209</text:p>
          </table:table-cell>
          <table:table-cell office:value-type="time" office:time-value="PT03H15M30.287S" calcext:value-type="time">
            <text:p>03:15:30,287</text:p>
          </table:table-cell>
          <table:table-cell office:value-type="string" calcext:value-type="string">
            <text:p>EXT</text:p>
          </table:table-cell>
          <table:table-cell office:value-type="time" office:time-value="PT00H43M17.469S" calcext:value-type="time">
            <text:p>00:43:17,469</text:p>
          </table:table-cell>
          <table:table-cell table:formula="of:=[.F121]+[.J121]" office:value-type="time" office:time-value="PT00H43M54.547S" calcext:value-type="time">
            <text:p>00:43:54,547</text:p>
          </table:table-cell>
          <table:table-cell/>
          <table:table-cell table:formula="of:=[.C121]-[.F121]" office:value-type="time" office:time-value="PT02H31M35.74S" calcext:value-type="time">
            <text:p>02:31:35,740</text:p>
          </table:table-cell>
          <table:table-cell table:formula="of:=[.D121]-[.C121]" office:value-type="time" office:time-value="PT00H00M37.078S" calcext:value-type="time">
            <text:p>00:00:37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randuil’s aid and Bard’s negotiation</text:p>
          </table:table-cell>
          <table:table-cell office:value-type="time" office:time-value="PT03H16M03.799S" calcext:value-type="time">
            <text:p>03:16:03,799</text:p>
          </table:table-cell>
          <table:table-cell office:value-type="time" office:time-value="PT03H20M19.846S" calcext:value-type="time">
            <text:p>03:20:19,846</text:p>
          </table:table-cell>
          <table:table-cell office:value-type="string" calcext:value-type="string">
            <text:p>EXT</text:p>
          </table:table-cell>
          <table:table-cell office:value-type="time" office:time-value="PT00H44M35.13S" calcext:value-type="time">
            <text:p>00:44:35,130</text:p>
          </table:table-cell>
          <table:table-cell table:formula="of:=[.F122]+[.J122]" office:value-type="time" office:time-value="PT00H48M51.177S" calcext:value-type="time">
            <text:p>00:48:51,177</text:p>
          </table:table-cell>
          <table:table-cell/>
          <table:table-cell table:formula="of:=[.C122]-[.F122]" office:value-type="time" office:time-value="PT02H31M28.669S" calcext:value-type="time">
            <text:p>02:31:28,669</text:p>
          </table:table-cell>
          <table:table-cell table:formula="of:=[.D122]-[.C122]" office:value-type="time" office:time-value="PT00H04M16.047S" calcext:value-type="time">
            <text:p>00:04:16</text:p>
          </table:table-cell>
          <table:table-cell/>
          <table:table-cell office:value-type="string" calcext:value-type="string">
            <text:p>Run must end because Bard’s “dragon slayer” nickname is cut from the fil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warves defend Erebor</text:p>
          </table:table-cell>
          <table:table-cell office:value-type="time" office:time-value="PT03H20M21.078S" calcext:value-type="time">
            <text:p>03:20:21,078</text:p>
          </table:table-cell>
          <table:table-cell office:value-type="time" office:time-value="PT03H26M13.846S" calcext:value-type="time">
            <text:p>03:26:13,846</text:p>
          </table:table-cell>
          <table:table-cell office:value-type="string" calcext:value-type="string">
            <text:p>EXT</text:p>
          </table:table-cell>
          <table:table-cell office:value-type="time" office:time-value="PT00H48M54.847S" calcext:value-type="time">
            <text:p>00:48:54,847</text:p>
          </table:table-cell>
          <table:table-cell table:formula="of:=[.F123]+[.J123]" office:value-type="time" office:time-value="PT00H54M47.615S" calcext:value-type="time">
            <text:p>00:54:47,615</text:p>
          </table:table-cell>
          <table:table-cell/>
          <table:table-cell table:formula="of:=[.C123]-[.F123]" office:value-type="time" office:time-value="PT02H31M26.231S" calcext:value-type="time">
            <text:p>02:31:26,231</text:p>
          </table:table-cell>
          <table:table-cell table:formula="of:=[.D123]-[.C123]" office:value-type="time" office:time-value="PT00H05M52.768S" calcext:value-type="time">
            <text:p>00:05:52</text:p>
          </table:table-cell>
          <table:table-cell table:number-columns-repeated="2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office:value-type="string" calcext:value-type="string">
            <text:p>Gandalf arrives in Dale 1</text:p>
          </table:table-cell>
          <table:table-cell office:value-type="time" office:time-value="PT03H26M29.639S" calcext:value-type="time">
            <text:p>03:26:29,639</text:p>
          </table:table-cell>
          <table:table-cell office:value-type="time" office:time-value="PT03H26M31.639S" calcext:value-type="time">
            <text:p>03:26:31,639</text:p>
          </table:table-cell>
          <table:table-cell office:value-type="string" calcext:value-type="string">
            <text:p>EXT</text:p>
          </table:table-cell>
          <table:table-cell office:value-type="time" office:time-value="PT00H56M19S" calcext:value-type="time">
            <text:p>00:56:19,000</text:p>
          </table:table-cell>
          <table:table-cell table:formula="of:=[.F124]+[.J124]" office:value-type="time" office:time-value="PT00H56M21S" calcext:value-type="time">
            <text:p>00:56:21,000</text:p>
          </table:table-cell>
          <table:table-cell/>
          <table:table-cell table:formula="of:=[.C124]-[.F124]" office:value-type="time" office:time-value="PT02H30M10.639S" calcext:value-type="time">
            <text:p>02:30:10,639</text:p>
          </table:table-cell>
          <table:table-cell table:formula="of:=[.D124]-[.C124]" office:value-type="time" office:time-value="PT00H00M02S" calcext:value-type="time">
            <text:p>00:00:02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andalf arrives in Dale 2</text:p>
          </table:table-cell>
          <table:table-cell office:value-type="time" office:time-value="PT03H26M32.283S" calcext:value-type="time">
            <text:p>03:26:32,283</text:p>
          </table:table-cell>
          <table:table-cell office:value-type="time" office:time-value="PT03H26M33.616S" calcext:value-type="time">
            <text:p>03:26:33,616</text:p>
          </table:table-cell>
          <table:table-cell office:value-type="string" calcext:value-type="string">
            <text:p>EXT</text:p>
          </table:table-cell>
          <table:table-cell office:value-type="time" office:time-value="PT00H56M22.795S" calcext:value-type="time">
            <text:p>00:56:22,795</text:p>
          </table:table-cell>
          <table:table-cell table:formula="of:=[.F125]+[.J125]" office:value-type="time" office:time-value="PT00H56M24.128S" calcext:value-type="time">
            <text:p>00:56:24,128</text:p>
          </table:table-cell>
          <table:table-cell/>
          <table:table-cell table:formula="of:=[.C125]-[.F125]" office:value-type="time" office:time-value="PT02H30M09.488S" calcext:value-type="time">
            <text:p>02:30:09,488</text:p>
          </table:table-cell>
          <table:table-cell table:formula="of:=[.D125]-[.C125]" office:value-type="time" office:time-value="PT00H00M01.333S" calcext:value-type="time">
            <text:p>00:00:01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andalf’s warning</text:p>
          </table:table-cell>
          <table:table-cell office:value-type="time" office:time-value="PT03H26M48.746S" calcext:value-type="time">
            <text:p>03:26:48,746</text:p>
          </table:table-cell>
          <table:table-cell office:value-type="time" office:time-value="PT03H27M34.874S" calcext:value-type="time">
            <text:p>03:27:34,874</text:p>
          </table:table-cell>
          <table:table-cell office:value-type="string" calcext:value-type="string">
            <text:p>EXT</text:p>
          </table:table-cell>
          <table:table-cell office:value-type="time" office:time-value="PT00H57M05.797S" calcext:value-type="time">
            <text:p>00:57:05,797</text:p>
          </table:table-cell>
          <table:table-cell table:formula="of:=[.F126]+[.J126]" office:value-type="time" office:time-value="PT00H57M51.925S" calcext:value-type="time">
            <text:p>00:57:51,925</text:p>
          </table:table-cell>
          <table:table-cell/>
          <table:table-cell table:formula="of:=[.C126]-[.F126]" office:value-type="time" office:time-value="PT02H29M42.949S" calcext:value-type="time">
            <text:p>02:29:42,949</text:p>
          </table:table-cell>
          <table:table-cell table:formula="of:=[.D126]-[.C126]" office:value-type="time" office:time-value="PT00H00M46.128S" calcext:value-type="time">
            <text:p>00:00:4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andalf’s prediction</text:p>
          </table:table-cell>
          <table:table-cell office:value-type="time" office:time-value="PT03H27M35.368S" calcext:value-type="time">
            <text:p>03:27:35,368</text:p>
          </table:table-cell>
          <table:table-cell office:value-type="time" office:time-value="PT03H28M02S" calcext:value-type="time">
            <text:p>03:28:02,000</text:p>
          </table:table-cell>
          <table:table-cell office:value-type="string" calcext:value-type="string">
            <text:p>EXT</text:p>
          </table:table-cell>
          <table:table-cell office:value-type="time" office:time-value="PT00H58M01.811S" calcext:value-type="time">
            <text:p>00:58:01,811</text:p>
          </table:table-cell>
          <table:table-cell table:formula="of:=[.F127]+[.J127]" office:value-type="time" office:time-value="PT00H58M28.443S" calcext:value-type="time">
            <text:p>00:58:28,443</text:p>
          </table:table-cell>
          <table:table-cell/>
          <table:table-cell table:formula="of:=[.C127]-[.F127]" office:value-type="time" office:time-value="PT02H29M33.557S" calcext:value-type="time">
            <text:p>02:29:33,557</text:p>
          </table:table-cell>
          <table:table-cell table:formula="of:=[.D127]-[.C127]" office:value-type="time" office:time-value="PT00H00M26.632S" calcext:value-type="time">
            <text:p>00:00:2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Were-worms &amp; Gundabad</text:p>
          </table:table-cell>
          <table:table-cell office:value-type="time" office:time-value="PT03H28M06.3S" calcext:value-type="time">
            <text:p>03:28:06,300</text:p>
          </table:table-cell>
          <table:table-cell office:value-type="time" office:time-value="PT03H28M25.594S" calcext:value-type="time">
            <text:p>03:28:25,594</text:p>
          </table:table-cell>
          <table:table-cell office:value-type="string" calcext:value-type="string">
            <text:p>EXT</text:p>
          </table:table-cell>
          <table:table-cell office:value-type="time" office:time-value="PT00H58M33.079S" calcext:value-type="time">
            <text:p>00:58:33,079</text:p>
          </table:table-cell>
          <table:table-cell table:formula="of:=[.F128]+[.J128]" office:value-type="time" office:time-value="PT00H58M52.373S" calcext:value-type="time">
            <text:p>00:58:52,373</text:p>
          </table:table-cell>
          <table:table-cell/>
          <table:table-cell table:formula="of:=[.C128]-[.F128]" office:value-type="time" office:time-value="PT02H29M33.221S" calcext:value-type="time">
            <text:p>02:29:33,221</text:p>
          </table:table-cell>
          <table:table-cell table:formula="of:=[.D128]-[.C128]" office:value-type="time" office:time-value="PT00H00M19.294S" calcext:value-type="time">
            <text:p>00:00:19</text:p>
          </table:table-cell>
          <table:table-cell/>
          <table:table-cell office:value-type="string" calcext:value-type="string">
            <text:p>Another bit where the black speech is subtitled in the film but where translations are needed. Gundabad scenes have no dialog anymor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randuil starts siege</text:p>
          </table:table-cell>
          <table:table-cell office:value-type="time" office:time-value="PT03H29M09.001S" calcext:value-type="time">
            <text:p>03:29:09,001</text:p>
          </table:table-cell>
          <table:table-cell office:value-type="time" office:time-value="PT03H29M43.827S" calcext:value-type="time">
            <text:p>03:29:43,827</text:p>
          </table:table-cell>
          <table:table-cell office:value-type="string" calcext:value-type="string">
            <text:p>EXT</text:p>
          </table:table-cell>
          <table:table-cell office:value-type="time" office:time-value="PT01H02M47.346S" calcext:value-type="time">
            <text:p>01:02:47,346</text:p>
          </table:table-cell>
          <table:table-cell table:formula="of:=[.F129]+[.J129]" office:value-type="time" office:time-value="PT01H03M22.172S" calcext:value-type="time">
            <text:p>01:03:22,172</text:p>
          </table:table-cell>
          <table:table-cell/>
          <table:table-cell table:formula="of:=[.C129]-[.F129]" office:value-type="time" office:time-value="PT02H26M21.655S" calcext:value-type="time">
            <text:p>02:26:21,655</text:p>
          </table:table-cell>
          <table:table-cell table:formula="of:=[.D129]-[.C129]" office:value-type="time" office:time-value="PT00H00M34.826S" calcext:value-type="time">
            <text:p>00:00:3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ilbo gives the Arkenstone</text:p>
          </table:table-cell>
          <table:table-cell office:value-type="time" office:time-value="PT03H30M10.862S" calcext:value-type="time">
            <text:p>03:30:10,862</text:p>
          </table:table-cell>
          <table:table-cell office:value-type="time" office:time-value="PT03H32M31.834S" calcext:value-type="time">
            <text:p>03:32:31,834</text:p>
          </table:table-cell>
          <table:table-cell office:value-type="string" calcext:value-type="string">
            <text:p>EXT</text:p>
          </table:table-cell>
          <table:table-cell office:value-type="time" office:time-value="PT01H03M22.422S" calcext:value-type="time">
            <text:p>01:03:22,422</text:p>
          </table:table-cell>
          <table:table-cell table:formula="of:=[.F130]+[.J130]" office:value-type="time" office:time-value="PT01H05M43.394S" calcext:value-type="time">
            <text:p>01:05:43,394</text:p>
          </table:table-cell>
          <table:table-cell/>
          <table:table-cell table:formula="of:=[.C130]-[.F130]" office:value-type="time" office:time-value="PT02H26M48.44S" calcext:value-type="time">
            <text:p>02:26:48,440</text:p>
          </table:table-cell>
          <table:table-cell table:formula="of:=[.D130]-[.C130]" office:value-type="time" office:time-value="PT00H02M20.972S" calcext:value-type="time">
            <text:p>00:02:2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ansoming the stone</text:p>
          </table:table-cell>
          <table:table-cell office:value-type="time" office:time-value="PT03H33M24.87S" calcext:value-type="time">
            <text:p>03:33:24,870</text:p>
          </table:table-cell>
          <table:table-cell office:value-type="time" office:time-value="PT03H37M15.473S" calcext:value-type="time">
            <text:p>03:37:15,473</text:p>
          </table:table-cell>
          <table:table-cell office:value-type="string" calcext:value-type="string">
            <text:p>EXT</text:p>
          </table:table-cell>
          <table:table-cell office:value-type="time" office:time-value="PT01H07M07.648S" calcext:value-type="time">
            <text:p>01:07:07,648</text:p>
          </table:table-cell>
          <table:table-cell table:formula="of:=[.F131]+[.J131]" office:value-type="time" office:time-value="PT01H10M58.251S" calcext:value-type="time">
            <text:p>01:10:58,251</text:p>
          </table:table-cell>
          <table:table-cell/>
          <table:table-cell table:formula="of:=[.C131]-[.F131]" office:value-type="time" office:time-value="PT02H26M17.222S" calcext:value-type="time">
            <text:p>02:26:17,222</text:p>
          </table:table-cell>
          <table:table-cell table:formula="of:=[.D131]-[.C131]" office:value-type="time" office:time-value="PT00H03M50.603S" calcext:value-type="time">
            <text:p>00:03:5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orin wants war</text:p>
          </table:table-cell>
          <table:table-cell office:value-type="time" office:time-value="PT03H37M20.771S" calcext:value-type="time">
            <text:p>03:37:20,771</text:p>
          </table:table-cell>
          <table:table-cell office:value-type="time" office:time-value="PT03H37M41.874S" calcext:value-type="time">
            <text:p>03:37:41,874</text:p>
          </table:table-cell>
          <table:table-cell office:value-type="string" calcext:value-type="string">
            <text:p>EXT</text:p>
          </table:table-cell>
          <table:table-cell office:value-type="time" office:time-value="PT01H12M00.858S" calcext:value-type="time">
            <text:p>01:12:00,858</text:p>
          </table:table-cell>
          <table:table-cell table:formula="of:=[.F132]+[.J132]" office:value-type="time" office:time-value="PT01H12M21.961S" calcext:value-type="time">
            <text:p>01:12:21,961</text:p>
          </table:table-cell>
          <table:table-cell/>
          <table:table-cell table:formula="of:=[.C132]-[.F132]" office:value-type="time" office:time-value="PT02H25M19.913S" calcext:value-type="time">
            <text:p>02:25:19,913</text:p>
          </table:table-cell>
          <table:table-cell table:formula="of:=[.D132]-[.C132]" office:value-type="time" office:time-value="PT00H00M21.103S" calcext:value-type="time">
            <text:p>00:00:2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ain provokes elves</text:p>
          </table:table-cell>
          <table:table-cell office:value-type="time" office:time-value="PT03H37M53.526S" calcext:value-type="time">
            <text:p>03:37:53,526</text:p>
          </table:table-cell>
          <table:table-cell office:value-type="time" office:time-value="PT03H40M47.281S" calcext:value-type="time">
            <text:p>03:40:47,281</text:p>
          </table:table-cell>
          <table:table-cell office:value-type="string" calcext:value-type="string">
            <text:p>EXT</text:p>
          </table:table-cell>
          <table:table-cell office:value-type="time" office:time-value="PT01H12M34.891S" calcext:value-type="time">
            <text:p>01:12:34,891</text:p>
          </table:table-cell>
          <table:table-cell table:formula="of:=[.F133]+[.J133]" office:value-type="time" office:time-value="PT01H15M28.646S" calcext:value-type="time">
            <text:p>01:15:28,646</text:p>
          </table:table-cell>
          <table:table-cell/>
          <table:table-cell table:formula="of:=[.C133]-[.F133]" office:value-type="time" office:time-value="PT02H25M18.635S" calcext:value-type="time">
            <text:p>02:25:18,635</text:p>
          </table:table-cell>
          <table:table-cell table:formula="of:=[.D133]-[.C133]" office:value-type="time" office:time-value="PT00H02M53.755S" calcext:value-type="time">
            <text:p>00:02:5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wirley-whirlies</text:p>
          </table:table-cell>
          <table:table-cell office:value-type="time" office:time-value="PT03H41M25.937S" calcext:value-type="time">
            <text:p>03:41:25,937</text:p>
          </table:table-cell>
          <table:table-cell office:value-type="time" office:time-value="PT03H41M30.439S" calcext:value-type="time">
            <text:p>03:41:30,439</text:p>
          </table:table-cell>
          <table:table-cell office:value-type="string" calcext:value-type="string">
            <text:p>EXT</text:p>
          </table:table-cell>
          <table:table-cell office:value-type="time" office:time-value="PT01H16M09.648S" calcext:value-type="time">
            <text:p>01:16:09,648</text:p>
          </table:table-cell>
          <table:table-cell table:formula="of:=[.F134]+[.J134]" office:value-type="time" office:time-value="PT01H16M14.15S" calcext:value-type="time">
            <text:p>01:16:14,150</text:p>
          </table:table-cell>
          <table:table-cell/>
          <table:table-cell table:formula="of:=[.C134]-[.F134]" office:value-type="time" office:time-value="PT02H25M16.289S" calcext:value-type="time">
            <text:p>02:25:16,289</text:p>
          </table:table-cell>
          <table:table-cell table:formula="of:=[.D134]-[.C134]" office:value-type="time" office:time-value="PT00H00M04.502S" calcext:value-type="time">
            <text:p>00:00:0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Were-worms spotted</text:p>
          </table:table-cell>
          <table:table-cell office:value-type="time" office:time-value="PT03H42M37.011S" calcext:value-type="time">
            <text:p>03:42:37,011</text:p>
          </table:table-cell>
          <table:table-cell office:value-type="time" office:time-value="PT03H43M06.5S" calcext:value-type="time">
            <text:p>03:43:06,500</text:p>
          </table:table-cell>
          <table:table-cell office:value-type="string" calcext:value-type="string">
            <text:p>EXT</text:p>
          </table:table-cell>
          <table:table-cell office:value-type="time" office:time-value="PT01H17M20.51S" calcext:value-type="time">
            <text:p>01:17:20,510</text:p>
          </table:table-cell>
          <table:table-cell table:formula="of:=[.F135]+[.J135]" office:value-type="time" office:time-value="PT01H17M49.999S" calcext:value-type="time">
            <text:p>01:17:49,999</text:p>
          </table:table-cell>
          <table:table-cell/>
          <table:table-cell table:formula="of:=[.C135]-[.F135]" office:value-type="time" office:time-value="PT02H25M16.501S" calcext:value-type="time">
            <text:p>02:25:16,501</text:p>
          </table:table-cell>
          <table:table-cell table:formula="of:=[.D135]-[.C135]" office:value-type="time" office:time-value="PT00H00M29.489S" calcext:value-type="time">
            <text:p>00:00:29</text:p>
          </table:table-cell>
          <table:table-cell/>
          <table:table-cell office:value-type="string" calcext:value-type="string">
            <text:p>The run is longer than just the English version: subtitles are needed for Azog in other language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warves attack the orcs</text:p>
          </table:table-cell>
          <table:table-cell office:value-type="time" office:time-value="PT03H43M17.175S" calcext:value-type="time">
            <text:p>03:43:17,175</text:p>
          </table:table-cell>
          <table:table-cell office:value-type="time" office:time-value="PT03H43M43.699S" calcext:value-type="time">
            <text:p>03:43:43,699</text:p>
          </table:table-cell>
          <table:table-cell office:value-type="string" calcext:value-type="string">
            <text:p>EXT</text:p>
          </table:table-cell>
          <table:table-cell office:value-type="time" office:time-value="PT01H18M02.094S" calcext:value-type="time">
            <text:p>01:18:02,094</text:p>
          </table:table-cell>
          <table:table-cell table:formula="of:=[.F136]+[.J136]" office:value-type="time" office:time-value="PT01H18M28.618S" calcext:value-type="time">
            <text:p>01:18:28,618</text:p>
          </table:table-cell>
          <table:table-cell/>
          <table:table-cell table:formula="of:=[.C136]-[.F136]" office:value-type="time" office:time-value="PT02H25M15.081S" calcext:value-type="time">
            <text:p>02:25:15,081</text:p>
          </table:table-cell>
          <table:table-cell table:formula="of:=[.D136]-[.C136]" office:value-type="time" office:time-value="PT00H00M26.524S" calcext:value-type="time">
            <text:p>00:00:2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ilbo wonders why elves don’t move</text:p>
          </table:table-cell>
          <table:table-cell office:value-type="time" office:time-value="PT03H43M46.188S" calcext:value-type="time">
            <text:p>03:43:46,188</text:p>
          </table:table-cell>
          <table:table-cell office:value-type="time" office:time-value="PT03H43M49.564S" calcext:value-type="time">
            <text:p>03:43:49,564</text:p>
          </table:table-cell>
          <table:table-cell office:value-type="string" calcext:value-type="string">
            <text:p>EXT</text:p>
          </table:table-cell>
          <table:table-cell office:value-type="time" office:time-value="PT01H18M33.125S" calcext:value-type="time">
            <text:p>01:18:33,125</text:p>
          </table:table-cell>
          <table:table-cell table:formula="of:=[.F137]+[.J137]" office:value-type="time" office:time-value="PT01H18M36.501S" calcext:value-type="time">
            <text:p>01:18:36,501</text:p>
          </table:table-cell>
          <table:table-cell/>
          <table:table-cell table:formula="of:=[.C137]-[.F137]" office:value-type="time" office:time-value="PT02H25M13.063S" calcext:value-type="time">
            <text:p>02:25:13,063</text:p>
          </table:table-cell>
          <table:table-cell table:formula="of:=[.D137]-[.C137]" office:value-type="time" office:time-value="PT00H00M03.376S" calcext:value-type="time">
            <text:p>00:00:0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andalf calls Thranduil to act</text:p>
          </table:table-cell>
          <table:table-cell office:value-type="time" office:time-value="PT03H43M51.957S" calcext:value-type="time">
            <text:p>03:43:51,957</text:p>
          </table:table-cell>
          <table:table-cell office:value-type="time" office:time-value="PT03H43M54.417S" calcext:value-type="time">
            <text:p>03:43:54,417</text:p>
          </table:table-cell>
          <table:table-cell office:value-type="string" calcext:value-type="string">
            <text:p>EXT</text:p>
          </table:table-cell>
          <table:table-cell office:value-type="time" office:time-value="PT01H15M44.497S" calcext:value-type="time">
            <text:p>01:15:44,497</text:p>
          </table:table-cell>
          <table:table-cell table:formula="of:=[.F138]+[.J138]" office:value-type="time" office:time-value="PT01H15M46.957S" calcext:value-type="time">
            <text:p>01:15:46,957</text:p>
          </table:table-cell>
          <table:table-cell/>
          <table:table-cell table:formula="of:=[.C138]-[.F138]" office:value-type="time" office:time-value="PT02H28M07.46S" calcext:value-type="time">
            <text:p>02:28:07,460</text:p>
          </table:table-cell>
          <table:table-cell table:formula="of:=[.D138]-[.C138]" office:value-type="time" office:time-value="PT00H00M02.46S" calcext:value-type="time">
            <text:p>00:00:0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ain and Bilbo giving their perspective</text:p>
          </table:table-cell>
          <table:table-cell office:value-type="time" office:time-value="PT03H44M43.719S" calcext:value-type="time">
            <text:p>03:44:43,719</text:p>
          </table:table-cell>
          <table:table-cell office:value-type="time" office:time-value="PT03H44M53.143S" calcext:value-type="time">
            <text:p>03:44:53,143</text:p>
          </table:table-cell>
          <table:table-cell office:value-type="string" calcext:value-type="string">
            <text:p>EXT</text:p>
          </table:table-cell>
          <table:table-cell office:value-type="time" office:time-value="PT01H19M28.93S" calcext:value-type="time">
            <text:p>01:19:28,930</text:p>
          </table:table-cell>
          <table:table-cell table:formula="of:=[.F139]+[.J139]" office:value-type="time" office:time-value="PT01H19M38.354S" calcext:value-type="time">
            <text:p>01:19:38,354</text:p>
          </table:table-cell>
          <table:table-cell/>
          <table:table-cell table:formula="of:=[.C139]-[.F139]" office:value-type="time" office:time-value="PT02H25M14.789S" calcext:value-type="time">
            <text:p>02:25:14,789</text:p>
          </table:table-cell>
          <table:table-cell table:formula="of:=[.D139]-[.C139]" office:value-type="time" office:time-value="PT00H00M09.424S" calcext:value-type="time">
            <text:p>00:00:0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zog’s next move</text:p>
          </table:table-cell>
          <table:table-cell office:value-type="time" office:time-value="PT03H45M07.3S" calcext:value-type="time">
            <text:p>03:45:07,300</text:p>
          </table:table-cell>
          <table:table-cell office:value-type="time" office:time-value="PT03H45M17.995S" calcext:value-type="time">
            <text:p>03:45:17,995</text:p>
          </table:table-cell>
          <table:table-cell office:value-type="string" calcext:value-type="string">
            <text:p>EXT</text:p>
          </table:table-cell>
          <table:table-cell office:value-type="time" office:time-value="PT01H20M36.639S" calcext:value-type="time">
            <text:p>01:20:36,639</text:p>
          </table:table-cell>
          <table:table-cell table:formula="of:=[.F140]+[.J140]" office:value-type="time" office:time-value="PT01H20M47.334S" calcext:value-type="time">
            <text:p>01:20:47,334</text:p>
          </table:table-cell>
          <table:table-cell/>
          <table:table-cell table:formula="of:=[.C140]-[.F140]" office:value-type="time" office:time-value="PT02H24M30.661S" calcext:value-type="time">
            <text:p>02:24:30,661</text:p>
          </table:table-cell>
          <table:table-cell table:formula="of:=[.D140]-[.C140]" office:value-type="time" office:time-value="PT00H00M10.695S" calcext:value-type="time">
            <text:p>00:00:10</text:p>
          </table:table-cell>
          <table:table-cell/>
          <table:table-cell office:value-type="string" calcext:value-type="string">
            <text:p>More subtitling of Azog’s lines in other language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ard ordering retreat</text:p>
          </table:table-cell>
          <table:table-cell office:value-type="time" office:time-value="PT03H45M36.785S" calcext:value-type="time">
            <text:p>03:45:36,785</text:p>
          </table:table-cell>
          <table:table-cell office:value-type="time" office:time-value="PT03H45M47.67S" calcext:value-type="time">
            <text:p>03:45:47,670</text:p>
          </table:table-cell>
          <table:table-cell office:value-type="string" calcext:value-type="string">
            <text:p>EXT</text:p>
          </table:table-cell>
          <table:table-cell office:value-type="time" office:time-value="PT01H21M11.157S" calcext:value-type="time">
            <text:p>01:21:11,157</text:p>
          </table:table-cell>
          <table:table-cell table:formula="of:=[.F141]+[.J141]" office:value-type="time" office:time-value="PT01H21M22.042S" calcext:value-type="time">
            <text:p>01:21:22,042</text:p>
          </table:table-cell>
          <table:table-cell/>
          <table:table-cell table:formula="of:=[.C141]-[.F141]" office:value-type="time" office:time-value="PT02H24M25.628S" calcext:value-type="time">
            <text:p>02:24:25,628</text:p>
          </table:table-cell>
          <table:table-cell table:formula="of:=[.D141]-[.C141]" office:value-type="time" office:time-value="PT00H00M10.885S" calcext:value-type="time">
            <text:p>00:00:1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ard looking for children</text:p>
          </table:table-cell>
          <table:table-cell office:value-type="time" office:time-value="PT03H46M56.971S" calcext:value-type="time">
            <text:p>03:46:56,971</text:p>
          </table:table-cell>
          <table:table-cell office:value-type="time" office:time-value="PT03H47M27.835S" calcext:value-type="time">
            <text:p>03:47:27,835</text:p>
          </table:table-cell>
          <table:table-cell office:value-type="string" calcext:value-type="string">
            <text:p>EXT</text:p>
          </table:table-cell>
          <table:table-cell office:value-type="time" office:time-value="PT01H22M45.918S" calcext:value-type="time">
            <text:p>01:22:45,918</text:p>
          </table:table-cell>
          <table:table-cell table:formula="of:=[.F142]+[.J142]" office:value-type="time" office:time-value="PT01H23M16.782S" calcext:value-type="time">
            <text:p>01:23:16,782</text:p>
          </table:table-cell>
          <table:table-cell/>
          <table:table-cell table:formula="of:=[.C142]-[.F142]" office:value-type="time" office:time-value="PT02H24M11.053S" calcext:value-type="time">
            <text:p>02:24:11,053</text:p>
          </table:table-cell>
          <table:table-cell table:formula="of:=[.D142]-[.C142]" office:value-type="time" office:time-value="PT00H00M30.864S" calcext:value-type="time">
            <text:p>00:00:3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zog pondering next move</text:p>
          </table:table-cell>
          <table:table-cell office:value-type="time" office:time-value="PT03H48M05.4S" calcext:value-type="time">
            <text:p>03:48:05,400</text:p>
          </table:table-cell>
          <table:table-cell office:value-type="time" office:time-value="PT03H48M12.338S" calcext:value-type="time">
            <text:p>03:48:12,338</text:p>
          </table:table-cell>
          <table:table-cell office:value-type="string" calcext:value-type="string">
            <text:p>EXT</text:p>
          </table:table-cell>
          <table:table-cell office:value-type="time" office:time-value="PT01H27M27.039S" calcext:value-type="time">
            <text:p>01:27:27,039</text:p>
          </table:table-cell>
          <table:table-cell table:formula="of:=[.F143]+[.J143]" office:value-type="time" office:time-value="PT01H27M33.977S" calcext:value-type="time">
            <text:p>01:27:33,977</text:p>
          </table:table-cell>
          <table:table-cell/>
          <table:table-cell table:formula="of:=[.C143]-[.F143]" office:value-type="time" office:time-value="PT02H20M38.361S" calcext:value-type="time">
            <text:p>02:20:38,361</text:p>
          </table:table-cell>
          <table:table-cell table:formula="of:=[.D143]-[.C143]" office:value-type="time" office:time-value="PT00H00M06.938S" calcext:value-type="time">
            <text:p>00:00:06</text:p>
          </table:table-cell>
          <table:table-cell/>
          <table:table-cell office:value-type="string" calcext:value-type="string">
            <text:p>More subtitling of Azog’s lines in other language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Bard orders to fall back</text:p>
          </table:table-cell>
          <table:table-cell office:value-type="time" office:time-value="PT03H48M23.393S" calcext:value-type="time">
            <text:p>03:48:23,393</text:p>
          </table:table-cell>
          <table:table-cell office:value-type="time" office:time-value="PT03H48M25.227S" calcext:value-type="time">
            <text:p>03:48:25,227</text:p>
          </table:table-cell>
          <table:table-cell office:value-type="string" calcext:value-type="string">
            <text:p>EXT</text:p>
          </table:table-cell>
          <table:table-cell office:value-type="time" office:time-value="PT01H28M14.204S" calcext:value-type="time">
            <text:p>01:28:14,204</text:p>
          </table:table-cell>
          <table:table-cell table:formula="of:=[.F144]+[.J144]" office:value-type="time" office:time-value="PT01H28M16.038S" calcext:value-type="time">
            <text:p>01:28:16,038</text:p>
          </table:table-cell>
          <table:table-cell/>
          <table:table-cell table:formula="of:=[.C144]-[.F144]" office:value-type="time" office:time-value="PT02H20M09.189S" calcext:value-type="time">
            <text:p>02:20:09,189</text:p>
          </table:table-cell>
          <table:table-cell table:formula="of:=[.D144]-[.C144]" office:value-type="time" office:time-value="PT00H00M01.834S" calcext:value-type="time">
            <text:p>00:00:01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orin battling his demons</text:p>
          </table:table-cell>
          <table:table-cell office:value-type="time" office:time-value="PT03H48M53.926S" calcext:value-type="time">
            <text:p>03:48:53,926</text:p>
          </table:table-cell>
          <table:table-cell office:value-type="time" office:time-value="PT03H52M14.751S" calcext:value-type="time">
            <text:p>03:52:14,751</text:p>
          </table:table-cell>
          <table:table-cell office:value-type="string" calcext:value-type="string">
            <text:p>EXT</text:p>
          </table:table-cell>
          <table:table-cell office:value-type="time" office:time-value="PT01H28M45.778S" calcext:value-type="time">
            <text:p>01:28:45,778</text:p>
          </table:table-cell>
          <table:table-cell table:formula="of:=[.F145]+[.J145]" office:value-type="time" office:time-value="PT01H32M06.603S" calcext:value-type="time">
            <text:p>01:32:06,603</text:p>
          </table:table-cell>
          <table:table-cell/>
          <table:table-cell table:formula="of:=[.C145]-[.F145]" office:value-type="time" office:time-value="PT02H20M08.148S" calcext:value-type="time">
            <text:p>02:20:08,148</text:p>
          </table:table-cell>
          <table:table-cell table:formula="of:=[.D145]-[.C145]" office:value-type="time" office:time-value="PT00H03M20.825S" calcext:value-type="time">
            <text:p>00:03:2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orin changed his mind</text:p>
          </table:table-cell>
          <table:table-cell office:value-type="time" office:time-value="PT03H52M29.961S" calcext:value-type="time">
            <text:p>03:52:29,961</text:p>
          </table:table-cell>
          <table:table-cell office:value-type="time" office:time-value="PT03H54M31.163S" calcext:value-type="time">
            <text:p>03:54:31,163</text:p>
          </table:table-cell>
          <table:table-cell office:value-type="string" calcext:value-type="string">
            <text:p>EXT</text:p>
          </table:table-cell>
          <table:table-cell office:value-type="time" office:time-value="PT01H33M04.996S" calcext:value-type="time">
            <text:p>01:33:04,996</text:p>
          </table:table-cell>
          <table:table-cell table:formula="of:=[.F146]+[.J146]" office:value-type="time" office:time-value="PT01H35M06.198S" calcext:value-type="time">
            <text:p>01:35:06,198</text:p>
          </table:table-cell>
          <table:table-cell/>
          <table:table-cell table:formula="of:=[.C146]-[.F146]" office:value-type="time" office:time-value="PT02H19M24.965S" calcext:value-type="time">
            <text:p>02:19:24,965</text:p>
          </table:table-cell>
          <table:table-cell table:formula="of:=[.D146]-[.C146]" office:value-type="time" office:time-value="PT00H02M01.202S" calcext:value-type="time">
            <text:p>00:02:0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zog starts the final attack</text:p>
          </table:table-cell>
          <table:table-cell office:value-type="time" office:time-value="PT03H54M51.08S" calcext:value-type="time">
            <text:p>03:54:51,080</text:p>
          </table:table-cell>
          <table:table-cell office:value-type="time" office:time-value="PT03H54M53.058S" calcext:value-type="time">
            <text:p>03:54:53,058</text:p>
          </table:table-cell>
          <table:table-cell office:value-type="string" calcext:value-type="string">
            <text:p>EXT</text:p>
          </table:table-cell>
          <table:table-cell office:value-type="time" office:time-value="PT01H35M34.679S" calcext:value-type="time">
            <text:p>01:35:34,679</text:p>
          </table:table-cell>
          <table:table-cell table:formula="of:=[.F147]+[.J147]" office:value-type="time" office:time-value="PT01H35M36.657S" calcext:value-type="time">
            <text:p>01:35:36,657</text:p>
          </table:table-cell>
          <table:table-cell/>
          <table:table-cell table:formula="of:=[.C147]-[.F147]" office:value-type="time" office:time-value="PT02H19M16.401S" calcext:value-type="time">
            <text:p>02:19:16,401</text:p>
          </table:table-cell>
          <table:table-cell table:formula="of:=[.D147]-[.C147]" office:value-type="time" office:time-value="PT00H00M01.978S" calcext:value-type="time">
            <text:p>00:00:01</text:p>
          </table:table-cell>
          <table:table-cell/>
          <table:table-cell office:value-type="string" calcext:value-type="string">
            <text:p>Another line for Azog in other language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 king emerges from Erebor</text:p>
          </table:table-cell>
          <table:table-cell office:value-type="time" office:time-value="PT03H55M08.3S" calcext:value-type="time">
            <text:p>03:55:08,300</text:p>
          </table:table-cell>
          <table:table-cell office:value-type="time" office:time-value="PT03H56M12.947S" calcext:value-type="time">
            <text:p>03:56:12,947</text:p>
          </table:table-cell>
          <table:table-cell office:value-type="string" calcext:value-type="string">
            <text:p>EXT</text:p>
          </table:table-cell>
          <table:table-cell office:value-type="time" office:time-value="PT01H35M51.412S" calcext:value-type="time">
            <text:p>01:35:51,412</text:p>
          </table:table-cell>
          <table:table-cell table:formula="of:=[.F148]+[.J148]" office:value-type="time" office:time-value="PT01H36M56.059S" calcext:value-type="time">
            <text:p>01:36:56,059</text:p>
          </table:table-cell>
          <table:table-cell/>
          <table:table-cell table:formula="of:=[.C148]-[.F148]" office:value-type="time" office:time-value="PT02H19M16.888S" calcext:value-type="time">
            <text:p>02:19:16,888</text:p>
          </table:table-cell>
          <table:table-cell table:formula="of:=[.D148]-[.C148]" office:value-type="time" office:time-value="PT00H01M04.647S" calcext:value-type="time">
            <text:p>00:01:04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ain and Thorin meet</text:p>
          </table:table-cell>
          <table:table-cell office:value-type="time" office:time-value="PT03H56M18.908S" calcext:value-type="time">
            <text:p>03:56:18,908</text:p>
          </table:table-cell>
          <table:table-cell office:value-type="time" office:time-value="PT03H56M38.882S" calcext:value-type="time">
            <text:p>03:56:38,882</text:p>
          </table:table-cell>
          <table:table-cell office:value-type="string" calcext:value-type="string">
            <text:p>EXT</text:p>
          </table:table-cell>
          <table:table-cell office:value-type="time" office:time-value="PT01H39M44.979S" calcext:value-type="time">
            <text:p>01:39:44,979</text:p>
          </table:table-cell>
          <table:table-cell table:formula="of:=[.F149]+[.J149]" office:value-type="time" office:time-value="PT01H40M04.953S" calcext:value-type="time">
            <text:p>01:40:04,953</text:p>
          </table:table-cell>
          <table:table-cell/>
          <table:table-cell table:formula="of:=[.C149]-[.F149]" office:value-type="time" office:time-value="PT02H16M33.929S" calcext:value-type="time">
            <text:p>02:16:33,929</text:p>
          </table:table-cell>
          <table:table-cell table:formula="of:=[.D149]-[.C149]" office:value-type="time" office:time-value="PT00H00M19.974S" calcext:value-type="time">
            <text:p>00:00:1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iscussing the plan</text:p>
          </table:table-cell>
          <table:table-cell office:value-type="time" office:time-value="PT03H56M40.454S" calcext:value-type="time">
            <text:p>03:56:40,454</text:p>
          </table:table-cell>
          <table:table-cell office:value-type="time" office:time-value="PT03H56M50.629S" calcext:value-type="time">
            <text:p>03:56:50,629</text:p>
          </table:table-cell>
          <table:table-cell office:value-type="string" calcext:value-type="string">
            <text:p>EXT</text:p>
          </table:table-cell>
          <table:table-cell office:value-type="time" office:time-value="PT01H40M08.042S" calcext:value-type="time">
            <text:p>01:40:08,042</text:p>
          </table:table-cell>
          <table:table-cell table:formula="of:=[.F150]+[.J150]" office:value-type="time" office:time-value="PT01H40M18.217S" calcext:value-type="time">
            <text:p>01:40:18,217</text:p>
          </table:table-cell>
          <table:table-cell/>
          <table:table-cell table:formula="of:=[.C150]-[.F150]" office:value-type="time" office:time-value="PT02H16M32.412S" calcext:value-type="time">
            <text:p>02:16:32,412</text:p>
          </table:table-cell>
          <table:table-cell table:formula="of:=[.D150]-[.C150]" office:value-type="time" office:time-value="PT00H00M10.175S" calcext:value-type="time">
            <text:p>00:00:1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ere comes the cavalry</text:p>
          </table:table-cell>
          <table:table-cell office:value-type="time" office:time-value="PT03H56M53.689S" calcext:value-type="time">
            <text:p>03:56:53,689</text:p>
          </table:table-cell>
          <table:table-cell office:value-type="time" office:time-value="PT03H57M30.975S" calcext:value-type="time">
            <text:p>03:57:30,975</text:p>
          </table:table-cell>
          <table:table-cell office:value-type="string" calcext:value-type="string">
            <text:p>EXT</text:p>
          </table:table-cell>
          <table:table-cell office:value-type="time" office:time-value="PT01H40M23.1S" calcext:value-type="time">
            <text:p>01:40:23,100</text:p>
          </table:table-cell>
          <table:table-cell table:formula="of:=[.F151]+[.J151]" office:value-type="time" office:time-value="PT01H41M00.386S" calcext:value-type="time">
            <text:p>01:41:00,386</text:p>
          </table:table-cell>
          <table:table-cell/>
          <table:table-cell table:formula="of:=[.C151]-[.F151]" office:value-type="time" office:time-value="PT02H16M30.589S" calcext:value-type="time">
            <text:p>02:16:30,589</text:p>
          </table:table-cell>
          <table:table-cell table:formula="of:=[.D151]-[.C151]" office:value-type="time" office:time-value="PT00H00M37.286S" calcext:value-type="time">
            <text:p>00:00:3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rt goes onto the ice</text:p>
          </table:table-cell>
          <table:table-cell office:value-type="time" office:time-value="PT03H58M10.443S" calcext:value-type="time">
            <text:p>03:58:10,443</text:p>
          </table:table-cell>
          <table:table-cell office:value-type="time" office:time-value="PT03H58M12.276S" calcext:value-type="time">
            <text:p>03:58:12,276</text:p>
          </table:table-cell>
          <table:table-cell office:value-type="string" calcext:value-type="string">
            <text:p>EXT</text:p>
          </table:table-cell>
          <table:table-cell office:value-type="time" office:time-value="PT01H42M01.657S" calcext:value-type="time">
            <text:p>01:42:01,657</text:p>
          </table:table-cell>
          <table:table-cell table:formula="of:=[.F152]+[.J152]" office:value-type="time" office:time-value="PT01H42M03.49S" calcext:value-type="time">
            <text:p>01:42:03,490</text:p>
          </table:table-cell>
          <table:table-cell/>
          <table:table-cell table:formula="of:=[.C152]-[.F152]" office:value-type="time" office:time-value="PT02H16M08.786S" calcext:value-type="time">
            <text:p>02:16:08,786</text:p>
          </table:table-cell>
          <table:table-cell table:formula="of:=[.D152]-[.C152]" office:value-type="time" office:time-value="PT00H00M01.833S" calcext:value-type="time">
            <text:p>00:00:01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office:value-type="string" calcext:value-type="string">
            <text:p>Shooting bridgetroll</text:p>
          </table:table-cell>
          <table:table-cell office:value-type="time" office:time-value="PT03H58M20.333S" calcext:value-type="time">
            <text:p>03:58:20,333</text:p>
          </table:table-cell>
          <table:table-cell office:value-type="time" office:time-value="PT03H58M40.186S" calcext:value-type="time">
            <text:p>03:58:40,186</text:p>
          </table:table-cell>
          <table:table-cell office:value-type="string" calcext:value-type="string">
            <text:p>EXT</text:p>
          </table:table-cell>
          <table:table-cell office:value-type="time" office:time-value="PT01H42M58.462S" calcext:value-type="time">
            <text:p>01:42:58,462</text:p>
          </table:table-cell>
          <table:table-cell table:formula="of:=[.F153]+[.J153]" office:value-type="time" office:time-value="PT01H43M18.315S" calcext:value-type="time">
            <text:p>01:43:18,315</text:p>
          </table:table-cell>
          <table:table-cell/>
          <table:table-cell table:formula="of:=[.C153]-[.F153]" office:value-type="time" office:time-value="PT02H15M21.871S" calcext:value-type="time">
            <text:p>02:15:21,871</text:p>
          </table:table-cell>
          <table:table-cell table:formula="of:=[.D153]-[.C153]" office:value-type="time" office:time-value="PT00H00M19.853S" calcext:value-type="time">
            <text:p>00:00:19</text:p>
          </table:table-cell>
          <table:table-cell/>
          <table:table-cell office:value-type="string" calcext:value-type="string">
            <text:p>The last line needs to be short enough not to clash with next run, e.g. 1 second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eload the cart</text:p>
          </table:table-cell>
          <table:table-cell office:value-type="time" office:time-value="PT03H58M40.197S" calcext:value-type="time">
            <text:p>03:58:40,197</text:p>
          </table:table-cell>
          <table:table-cell office:value-type="time" office:time-value="PT03H58M41.654S" calcext:value-type="time">
            <text:p>03:58:41,654</text:p>
          </table:table-cell>
          <table:table-cell office:value-type="string" calcext:value-type="string">
            <text:p>EXT</text:p>
          </table:table-cell>
          <table:table-cell office:value-type="time" office:time-value="PT01H42M09.957S" calcext:value-type="time">
            <text:p>01:42:09,957</text:p>
          </table:table-cell>
          <table:table-cell table:formula="of:=[.F154]+[.J154]" office:value-type="time" office:time-value="PT01H42M11.414S" calcext:value-type="time">
            <text:p>01:42:11,414</text:p>
          </table:table-cell>
          <table:table-cell/>
          <table:table-cell table:formula="of:=[.C154]-[.F154]" office:value-type="time" office:time-value="PT02H16M30.24S" calcext:value-type="time">
            <text:p>02:16:30,240</text:p>
          </table:table-cell>
          <table:table-cell table:formula="of:=[.D154]-[.C154]" office:value-type="time" office:time-value="PT00H00M01.457S" calcext:value-type="time">
            <text:p>00:00:01</text:p>
          </table:table-cell>
          <table:table-cell/>
          <table:table-cell office:value-type="string" calcext:value-type="string">
            <text:p>Single line of dialog from earlier in the fil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bandon cart</text:p>
          </table:table-cell>
          <table:table-cell office:value-type="time" office:time-value="PT03H59M00.298S" calcext:value-type="time">
            <text:p>03:59:00,298</text:p>
          </table:table-cell>
          <table:table-cell office:value-type="time" office:time-value="PT03H59M40.253S" calcext:value-type="time">
            <text:p>03:59:40,253</text:p>
          </table:table-cell>
          <table:table-cell office:value-type="string" calcext:value-type="string">
            <text:p>EXT</text:p>
          </table:table-cell>
          <table:table-cell office:value-type="time" office:time-value="PT01H43M33.707S" calcext:value-type="time">
            <text:p>01:43:33,707</text:p>
          </table:table-cell>
          <table:table-cell table:formula="of:=[.F155]+[.J155]" office:value-type="time" office:time-value="PT01H44M13.662S" calcext:value-type="time">
            <text:p>01:44:13,662</text:p>
          </table:table-cell>
          <table:table-cell/>
          <table:table-cell table:formula="of:=[.C155]-[.F155]" office:value-type="time" office:time-value="PT02H15M26.591S" calcext:value-type="time">
            <text:p>02:15:26,591</text:p>
          </table:table-cell>
          <table:table-cell table:formula="of:=[.D155]-[.C155]" office:value-type="time" office:time-value="PT00H00M39.955S" calcext:value-type="time">
            <text:p>00:00:3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horin leads on</text:p>
          </table:table-cell>
          <table:table-cell office:value-type="time" office:time-value="PT04H00M07.034S" calcext:value-type="time">
            <text:p>04:00:07,034</text:p>
          </table:table-cell>
          <table:table-cell office:value-type="time" office:time-value="PT04H00M16.126S" calcext:value-type="time">
            <text:p>04:00:16,126</text:p>
          </table:table-cell>
          <table:table-cell office:value-type="string" calcext:value-type="string">
            <text:p>EXT</text:p>
          </table:table-cell>
          <table:table-cell office:value-type="time" office:time-value="PT01H44M42.4S" calcext:value-type="time">
            <text:p>01:44:42,400</text:p>
          </table:table-cell>
          <table:table-cell table:formula="of:=[.F156]+[.J156]" office:value-type="time" office:time-value="PT01H44M51.492S" calcext:value-type="time">
            <text:p>01:44:51,492</text:p>
          </table:table-cell>
          <table:table-cell/>
          <table:table-cell table:formula="of:=[.C156]-[.F156]" office:value-type="time" office:time-value="PT02H15M24.634S" calcext:value-type="time">
            <text:p>02:15:24,634</text:p>
          </table:table-cell>
          <table:table-cell table:formula="of:=[.D156]-[.C156]" office:value-type="time" office:time-value="PT00H00M09.092S" calcext:value-type="time">
            <text:p>00:00:0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andalf regains hope</text:p>
          </table:table-cell>
          <table:table-cell office:value-type="time" office:time-value="PT04H00M33.994S" calcext:value-type="time">
            <text:p>04:00:33,994</text:p>
          </table:table-cell>
          <table:table-cell office:value-type="time" office:time-value="PT04H00M38.707S" calcext:value-type="time">
            <text:p>04:00:38,707</text:p>
          </table:table-cell>
          <table:table-cell office:value-type="string" calcext:value-type="string">
            <text:p>EXT</text:p>
          </table:table-cell>
          <table:table-cell office:value-type="time" office:time-value="PT01H47M19.056S" calcext:value-type="time">
            <text:p>01:47:19,056</text:p>
          </table:table-cell>
          <table:table-cell table:formula="of:=[.F157]+[.J157]" office:value-type="time" office:time-value="PT01H47M23.769S" calcext:value-type="time">
            <text:p>01:47:23,769</text:p>
          </table:table-cell>
          <table:table-cell/>
          <table:table-cell table:formula="of:=[.C157]-[.F157]" office:value-type="time" office:time-value="PT02H13M14.938S" calcext:value-type="time">
            <text:p>02:13:14,938</text:p>
          </table:table-cell>
          <table:table-cell table:formula="of:=[.D157]-[.C157]" office:value-type="time" office:time-value="PT00H00M04.713S" calcext:value-type="time">
            <text:p>00:00:04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egolas tells of Bolg’s army</text:p>
          </table:table-cell>
          <table:table-cell office:value-type="time" office:time-value="PT04H00M41.979S" calcext:value-type="time">
            <text:p>04:00:41,979</text:p>
          </table:table-cell>
          <table:table-cell office:value-type="time" office:time-value="PT04H02M09.815S" calcext:value-type="time">
            <text:p>04:02:09,815</text:p>
          </table:table-cell>
          <table:table-cell office:value-type="string" calcext:value-type="string">
            <text:p>EXT</text:p>
          </table:table-cell>
          <table:table-cell office:value-type="time" office:time-value="PT01H47M31.569S" calcext:value-type="time">
            <text:p>01:47:31,569</text:p>
          </table:table-cell>
          <table:table-cell table:formula="of:=[.F158]+[.J158]" office:value-type="time" office:time-value="PT01H48M59.405S" calcext:value-type="time">
            <text:p>01:48:59,405</text:p>
          </table:table-cell>
          <table:table-cell/>
          <table:table-cell table:formula="of:=[.C158]-[.F158]" office:value-type="time" office:time-value="PT02H13M10.41S" calcext:value-type="time">
            <text:p>02:13:10,410</text:p>
          </table:table-cell>
          <table:table-cell table:formula="of:=[.D158]-[.C158]" office:value-type="time" office:time-value="PT00H01M27.836S" calcext:value-type="time">
            <text:p>00:01:2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he elves retreat</text:p>
          </table:table-cell>
          <table:table-cell office:value-type="time" office:time-value="PT04H02M31.192S" calcext:value-type="time">
            <text:p>04:02:31,192</text:p>
          </table:table-cell>
          <table:table-cell office:value-type="time" office:time-value="PT04H03M16.487S" calcext:value-type="time">
            <text:p>04:03:16,487</text:p>
          </table:table-cell>
          <table:table-cell office:value-type="string" calcext:value-type="string">
            <text:p>EXT</text:p>
          </table:table-cell>
          <table:table-cell office:value-type="time" office:time-value="PT01H50M24.074S" calcext:value-type="time">
            <text:p>01:50:24,074</text:p>
          </table:table-cell>
          <table:table-cell table:formula="of:=[.F159]+[.J159]" office:value-type="time" office:time-value="PT01H51M09.369S" calcext:value-type="time">
            <text:p>01:51:09,369</text:p>
          </table:table-cell>
          <table:table-cell/>
          <table:table-cell table:formula="of:=[.C159]-[.F159]" office:value-type="time" office:time-value="PT02H12M07.118S" calcext:value-type="time">
            <text:p>02:12:07,118</text:p>
          </table:table-cell>
          <table:table-cell table:formula="of:=[.D159]-[.C159]" office:value-type="time" office:time-value="PT00H00M45.295S" calcext:value-type="time">
            <text:p>00:00:45</text:p>
          </table:table-cell>
          <table:table-cell table:number-columns-repeated="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office:value-type="string" calcext:value-type="string">
            <text:p>Bilbo reaches Ravenhill</text:p>
          </table:table-cell>
          <table:table-cell office:value-type="time" office:time-value="PT04H03M53.303S" calcext:value-type="time">
            <text:p>04:03:53,303</text:p>
          </table:table-cell>
          <table:table-cell office:value-type="time" office:time-value="PT04H04M00.3S" calcext:value-type="time">
            <text:p>04:04:00,300</text:p>
          </table:table-cell>
          <table:table-cell office:value-type="string" calcext:value-type="string">
            <text:p>EXT</text:p>
          </table:table-cell>
          <table:table-cell office:value-type="time" office:time-value="PT01H54M12.72S" calcext:value-type="time">
            <text:p>01:54:12,720</text:p>
          </table:table-cell>
          <table:table-cell table:formula="of:=[.F160]+[.J160]" office:value-type="time" office:time-value="PT01H54M19.717S" calcext:value-type="time">
            <text:p>01:54:19,717</text:p>
          </table:table-cell>
          <table:table-cell/>
          <table:table-cell table:formula="of:=[.C160]-[.F160]" office:value-type="time" office:time-value="PT02H09M40.583S" calcext:value-type="time">
            <text:p>02:09:40,583</text:p>
          </table:table-cell>
          <table:table-cell table:formula="of:=[.D160]-[.C160]" office:value-type="time" office:time-value="PT00H00M06.997S" calcext:value-type="time">
            <text:p>00:00:06</text:p>
          </table:table-cell>
          <table:table-cell/>
          <table:table-cell office:value-type="string" calcext:value-type="string">
            <text:p>Lines where characters say each other’s names need to be just 1 second long</text:p>
          </table:table-cell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office:value-type="string" calcext:value-type="string">
            <text:p>Bilbo warns of Bolg’s army</text:p>
          </table:table-cell>
          <table:table-cell office:value-type="time" office:time-value="PT04H04M00.3S" calcext:value-type="time">
            <text:p>04:04:00,300</text:p>
          </table:table-cell>
          <table:table-cell office:value-type="time" office:time-value="PT04H04M04.717S" calcext:value-type="time">
            <text:p>04:04:04,717</text:p>
          </table:table-cell>
          <table:table-cell office:value-type="string" calcext:value-type="string">
            <text:p>EXT</text:p>
          </table:table-cell>
          <table:table-cell office:value-type="time" office:time-value="PT01H54M21.938S" calcext:value-type="time">
            <text:p>01:54:21,938</text:p>
          </table:table-cell>
          <table:table-cell table:formula="of:=[.F161]+[.J161]" office:value-type="time" office:time-value="PT01H54M26.355S" calcext:value-type="time">
            <text:p>01:54:26,355</text:p>
          </table:table-cell>
          <table:table-cell/>
          <table:table-cell table:formula="of:=[.C161]-[.F161]" office:value-type="time" office:time-value="PT02H09M38.362S" calcext:value-type="time">
            <text:p>02:09:38,362</text:p>
          </table:table-cell>
          <table:table-cell table:formula="of:=[.D161]-[.C161]" office:value-type="time" office:time-value="PT00H00M04.417S" calcext:value-type="time">
            <text:p>00:00:04</text:p>
          </table:table-cell>
          <table:table-cell/>
          <table:table-cell office:value-type="string" calcext:value-type="string">
            <text:p>Both first line and last line need editing to make dwarves seem unaware of Azo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horin calls back his fighters</text:p>
          </table:table-cell>
          <table:table-cell office:value-type="time" office:time-value="PT04H04M04.719S" calcext:value-type="time">
            <text:p>04:04:04,719</text:p>
          </table:table-cell>
          <table:table-cell office:value-type="time" office:time-value="PT04H04M13.061S" calcext:value-type="time">
            <text:p>04:04:13,061</text:p>
          </table:table-cell>
          <table:table-cell office:value-type="string" calcext:value-type="string">
            <text:p>EXT</text:p>
          </table:table-cell>
          <table:table-cell office:value-type="time" office:time-value="PT01H54M54.177S" calcext:value-type="time">
            <text:p>01:54:54,177</text:p>
          </table:table-cell>
          <table:table-cell table:formula="of:=[.F162]+[.J162]" office:value-type="time" office:time-value="PT01H55M02.519S" calcext:value-type="time">
            <text:p>01:55:02,519</text:p>
          </table:table-cell>
          <table:table-cell/>
          <table:table-cell table:formula="of:=[.C162]-[.F162]" office:value-type="time" office:time-value="PT02H09M10.542S" calcext:value-type="time">
            <text:p>02:09:10,542</text:p>
          </table:table-cell>
          <table:table-cell table:formula="of:=[.D162]-[.C162]" office:value-type="time" office:time-value="PT00H00M08.342S" calcext:value-type="time">
            <text:p>00:00:08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olg arrives on Ravenhill</text:p>
          </table:table-cell>
          <table:table-cell office:value-type="time" office:time-value="PT04H04M37.597S" calcext:value-type="time">
            <text:p>04:04:37,597</text:p>
          </table:table-cell>
          <table:table-cell office:value-type="time" office:time-value="PT04H04M38.767S" calcext:value-type="time">
            <text:p>04:04:38,767</text:p>
          </table:table-cell>
          <table:table-cell office:value-type="string" calcext:value-type="string">
            <text:p>EXT</text:p>
          </table:table-cell>
          <table:table-cell office:value-type="time" office:time-value="PT01H57M40.519S" calcext:value-type="time">
            <text:p>01:57:40,519</text:p>
          </table:table-cell>
          <table:table-cell table:formula="of:=[.F163]+[.J163]" office:value-type="time" office:time-value="PT01H57M41.689S" calcext:value-type="time">
            <text:p>01:57:41,689</text:p>
          </table:table-cell>
          <table:table-cell/>
          <table:table-cell table:formula="of:=[.C163]-[.F163]" office:value-type="time" office:time-value="PT02H06M57.078S" calcext:value-type="time">
            <text:p>02:06:57,078</text:p>
          </table:table-cell>
          <table:table-cell table:formula="of:=[.D163]-[.C163]" office:value-type="time" office:time-value="PT00H00M01.17S" calcext:value-type="time">
            <text:p>00:00:01</text:p>
          </table:table-cell>
          <table:table-cell/>
          <table:table-cell office:value-type="string" calcext:value-type="string">
            <text:p>Another black speech translatio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horin says farewell to Bilbo</text:p>
          </table:table-cell>
          <table:table-cell office:value-type="time" office:time-value="PT04H05M30.641S" calcext:value-type="time">
            <text:p>04:05:30,641</text:p>
          </table:table-cell>
          <table:table-cell office:value-type="time" office:time-value="PT04H08M24.896S" calcext:value-type="time">
            <text:p>04:08:24,896</text:p>
          </table:table-cell>
          <table:table-cell office:value-type="string" calcext:value-type="string">
            <text:p>EXT</text:p>
          </table:table-cell>
          <table:table-cell office:value-type="time" office:time-value="PT02H12M15.886S" calcext:value-type="time">
            <text:p>02:12:15,886</text:p>
          </table:table-cell>
          <table:table-cell table:formula="of:=[.F164]+[.J164]" office:value-type="time" office:time-value="PT02H15M10.141S" calcext:value-type="time">
            <text:p>02:15:10,141</text:p>
          </table:table-cell>
          <table:table-cell/>
          <table:table-cell table:formula="of:=[.C164]-[.F164]" office:value-type="time" office:time-value="PT01H53M14.755S" calcext:value-type="time">
            <text:p>01:53:14,755</text:p>
          </table:table-cell>
          <table:table-cell table:formula="of:=[.D164]-[.C164]" office:value-type="time" office:time-value="PT00H02M54.255S" calcext:value-type="time">
            <text:p>00:02:5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horin’s funeral, Dain’s crowning</text:p>
          </table:table-cell>
          <table:table-cell office:value-type="time" office:time-value="PT04H12M04.184S" calcext:value-type="time">
            <text:p>04:12:04,184</text:p>
          </table:table-cell>
          <table:table-cell office:value-type="time" office:time-value="PT04H12M12.274S" calcext:value-type="time">
            <text:p>04:12:12,274</text:p>
          </table:table-cell>
          <table:table-cell office:value-type="string" calcext:value-type="string">
            <text:p>EXT</text:p>
          </table:table-cell>
          <table:table-cell office:value-type="time" office:time-value="PT02H22M13.441S" calcext:value-type="time">
            <text:p>02:22:13,441</text:p>
          </table:table-cell>
          <table:table-cell table:formula="of:=[.F165]+[.J165]" office:value-type="time" office:time-value="PT02H22M21.531S" calcext:value-type="time">
            <text:p>02:22:21,531</text:p>
          </table:table-cell>
          <table:table-cell/>
          <table:table-cell table:formula="of:=[.C165]-[.F165]" office:value-type="time" office:time-value="PT01H49M50.743S" calcext:value-type="time">
            <text:p>01:49:50,743</text:p>
          </table:table-cell>
          <table:table-cell table:formula="of:=[.D165]-[.C165]" office:value-type="time" office:time-value="PT00H00M08.09S" calcext:value-type="time">
            <text:p>00:00:08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here and back again</text:p>
          </table:table-cell>
          <table:table-cell office:value-type="time" office:time-value="PT04H12M19.166S" calcext:value-type="time">
            <text:p>04:12:19,166</text:p>
          </table:table-cell>
          <table:table-cell office:value-type="time" office:time-value="PT04H20M43.165S" calcext:value-type="time">
            <text:p>04:20:43,165</text:p>
          </table:table-cell>
          <table:table-cell office:value-type="string" calcext:value-type="string">
            <text:p>EXT</text:p>
          </table:table-cell>
          <table:table-cell office:value-type="time" office:time-value="PT02H22M30.666S" calcext:value-type="time">
            <text:p>02:22:30,666</text:p>
          </table:table-cell>
          <table:table-cell table:formula="of:=[.F166]+[.J166]" office:value-type="time" office:time-value="PT02H30M54.665S" calcext:value-type="time">
            <text:p>02:30:54,665</text:p>
          </table:table-cell>
          <table:table-cell/>
          <table:table-cell table:formula="of:=[.C166]-[.F166]" office:value-type="time" office:time-value="PT01H49M48.5S" calcext:value-type="time">
            <text:p>01:49:48,500</text:p>
          </table:table-cell>
          <table:table-cell table:formula="of:=[.D166]-[.C166]" office:value-type="time" office:time-value="PT00H08M23.999S" calcext:value-type="time">
            <text:p>00:08:23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title notes – original sources of subtitles, version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5"/>
          <table:table-cell table:formula="of:=[.F170]+[.J170]" office:value-type="time" office:time-value="PT00H00M00S" calcext:value-type="time">
            <text:p>00:00:00,000</text:p>
          </table:table-cell>
          <table:table-cell/>
          <table:table-cell table:formula="of:=[.F170]-[.C170]" office:value-type="time" office:time-value="PT00H00M00S" calcext:value-type="time">
            <text:p>00:00:00,000</text:p>
          </table:table-cell>
          <table:table-cell table:formula="of:=[.D170]-[.C17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104840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tat-DE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2"/>
    </number:number-style>
    <number:number-style style:name="N108">
      <number:number number:decimal-places="0" loext:min-decimal-places="0" number:min-integer-digits="3"/>
    </number:number-style>
    <number:time-style style:name="N109" number:title="User-defined">
      <number:hours number:style="long"/>
      <number:text>:</number:text>
      <number:minutes number:style="long"/>
      <number:text>:</number:text>
      <number:seconds number:style="long" number:decimal-places="3"/>
    </number:tim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1P0"/>
    </number:currency-style>
    <number:time-style style:name="N112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20:21:49.3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1-08T20:34:31.089000000</dc:date>
    <meta:editing-duration>P18DT16H32M53S</meta:editing-duration>
    <meta:editing-cycles>851</meta:editing-cycles>
    <meta:document-statistic meta:table-count="2" meta:cell-count="1474" meta:object-count="0"/>
  </office:meta>
</office:document-meta>
</file>